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2020-01-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 office:value-type="float" office:value="0" calcext:value-type="float">
            <text:p>0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 office:value-type="float" office:value="0" calcext:value-type="float">
            <text:p>0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 office:value-type="float" office:value="0" calcext:value-type="float">
            <text:p>0</text:p>
          </table:table-cell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 office:value-type="float" office:value="0" calcext:value-type="float">
            <text:p>0</text:p>
          </table:table-cell>
          <table:table-cell office:value-type="float" office:value="5089" calcext:value-type="float">
            <text:p>5089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 office:value-type="float" office:value="0" calcext:value-type="float">
            <text:p>0</text:p>
          </table:table-cell>
          <table:table-cell office:value-type="float" office:value="6860" calcext:value-type="float">
            <text:p>686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 office:value-type="float" office:value="0" calcext:value-type="float">
            <text:p>0</text:p>
          </table:table-cell>
          <table:table-cell office:value-type="float" office:value="8498" calcext:value-type="float">
            <text:p>8498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 office:value-type="float" office:value="0" calcext:value-type="float">
            <text:p>0</text:p>
          </table:table-cell>
          <table:table-cell office:value-type="float" office:value="10895" calcext:value-type="float">
            <text:p>10895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 office:value-type="float" office:value="0" calcext:value-type="float">
            <text:p>0</text:p>
          </table:table-cell>
          <table:table-cell office:value-type="float" office:value="14362" calcext:value-type="float">
            <text:p>14362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 office:value-type="float" office:value="0" calcext:value-type="float">
            <text:p>0</text:p>
          </table:table-cell>
          <table:table-cell office:value-type="float" office:value="19187" calcext:value-type="float">
            <text:p>19187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 office:value-type="float" office:value="0" calcext:value-type="float">
            <text:p>0</text:p>
          </table:table-cell>
          <table:table-cell office:value-type="float" office:value="28052" calcext:value-type="float">
            <text:p>28052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 office:value-type="float" office:value="0" calcext:value-type="float">
            <text:p>0</text:p>
          </table:table-cell>
          <table:table-cell office:value-type="float" office:value="39766" calcext:value-type="float">
            <text:p>39766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0" calcext:value-type="float">
            <text:p>0</text:p>
          </table:table-cell>
          <table:table-cell office:value-type="float" office:value="52778" calcext:value-type="float">
            <text:p>52778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0" calcext:value-type="float">
            <text:p>0</text:p>
          </table:table-cell>
          <table:table-cell office:value-type="float" office:value="67212" calcext:value-type="float">
            <text:p>67212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0" calcext:value-type="float">
            <text:p>0</text:p>
          </table:table-cell>
          <table:table-cell office:value-type="float" office:value="94499" calcext:value-type="float">
            <text:p>94499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0" calcext:value-type="float">
            <text:p>0</text:p>
          </table:table-cell>
          <table:table-cell office:value-type="float" office:value="134294" calcext:value-type="float">
            <text:p>134294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0" calcext:value-type="float">
            <text:p>0</text:p>
          </table:table-cell>
          <table:table-cell office:value-type="float" office:value="184678" calcext:value-type="float">
            <text:p>184678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0" calcext:value-type="float">
            <text:p>0</text:p>
          </table:table-cell>
          <table:table-cell office:value-type="float" office:value="245238" calcext:value-type="float">
            <text:p>245238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0" calcext:value-type="float">
            <text:p>0</text:p>
          </table:table-cell>
          <table:table-cell office:value-type="float" office:value="321482" calcext:value-type="float">
            <text:p>32148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0" calcext:value-type="float">
            <text:p>0</text:p>
          </table:table-cell>
          <table:table-cell office:value-type="float" office:value="397261" calcext:value-type="float">
            <text:p>397261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0" calcext:value-type="float">
            <text:p>0</text:p>
          </table:table-cell>
          <table:table-cell office:value-type="float" office:value="471190" calcext:value-type="float">
            <text:p>471190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0" calcext:value-type="float">
            <text:p>0</text:p>
          </table:table-cell>
          <table:table-cell office:value-type="float" office:value="550894" calcext:value-type="float">
            <text:p>550894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0" calcext:value-type="float">
            <text:p>0</text:p>
          </table:table-cell>
          <table:table-cell office:value-type="float" office:value="655431" calcext:value-type="float">
            <text:p>655431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0" calcext:value-type="float">
            <text:p>0</text:p>
          </table:table-cell>
          <table:table-cell office:value-type="float" office:value="770124" calcext:value-type="float">
            <text:p>770124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0" calcext:value-type="float">
            <text:p>0</text:p>
          </table:table-cell>
          <table:table-cell office:value-type="float" office:value="899365" calcext:value-type="float">
            <text:p>899365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0" calcext:value-type="float">
            <text:p>0</text:p>
          </table:table-cell>
          <table:table-cell office:value-type="float" office:value="1035168" calcext:value-type="float">
            <text:p>1035168</text:p>
          </table:table-cell>
        </table:table-row>
        <table:table-row table:style-name="ro1">
          <table:table-cell office:value-type="string" calcext:value-type="string">
            <text:p>2020-03-28</text:p>
          </table:table-cell>
          <table:table-cell office:value-type="float" office:value="0" calcext:value-type="float">
            <text:p>0</text:p>
          </table:table-cell>
          <table:table-cell office:value-type="float" office:value="1156889" calcext:value-type="float">
            <text:p>1156889</text:p>
          </table:table-cell>
        </table:table-row>
        <table:table-row table:style-name="ro1">
          <table:table-cell office:value-type="string" calcext:value-type="string">
            <text:p>2020-03-29</text:p>
          </table:table-cell>
          <table:table-cell office:value-type="float" office:value="0" calcext:value-type="float">
            <text:p>0</text:p>
          </table:table-cell>
          <table:table-cell office:value-type="float" office:value="1267115" calcext:value-type="float">
            <text:p>1267115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0" calcext:value-type="float">
            <text:p>0</text:p>
          </table:table-cell>
          <table:table-cell office:value-type="float" office:value="1390577" calcext:value-type="float">
            <text:p>1390577</text:p>
          </table:table-cell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0" calcext:value-type="float">
            <text:p>0</text:p>
          </table:table-cell>
          <table:table-cell office:value-type="float" office:value="1532833" calcext:value-type="float">
            <text:p>1532833</text:p>
          </table:table-cell>
        </table:table-row>
        <table:table-row table:style-name="ro1">
          <table:table-cell office:value-type="string" calcext:value-type="string">
            <text:p>2020-04-01</text:p>
          </table:table-cell>
          <table:table-cell office:value-type="float" office:value="0" calcext:value-type="float">
            <text:p>0</text:p>
          </table:table-cell>
          <table:table-cell office:value-type="float" office:value="1685945" calcext:value-type="float">
            <text:p>1685945</text:p>
          </table:table-cell>
        </table:table-row>
        <table:table-row table:style-name="ro1">
          <table:table-cell office:value-type="string" calcext:value-type="string">
            <text:p>2020-04-02</text:p>
          </table:table-cell>
          <table:table-cell office:value-type="float" office:value="0" calcext:value-type="float">
            <text:p>0</text:p>
          </table:table-cell>
          <table:table-cell office:value-type="float" office:value="1847707" calcext:value-type="float">
            <text:p>1847707</text:p>
          </table:table-cell>
        </table:table-row>
        <table:table-row table:style-name="ro1">
          <table:table-cell office:value-type="string" calcext:value-type="string">
            <text:p>2020-04-03</text:p>
          </table:table-cell>
          <table:table-cell office:value-type="float" office:value="0" calcext:value-type="float">
            <text:p>0</text:p>
          </table:table-cell>
          <table:table-cell office:value-type="float" office:value="2016984" calcext:value-type="float">
            <text:p>2016984</text:p>
          </table:table-cell>
        </table:table-row>
        <table:table-row table:style-name="ro1">
          <table:table-cell office:value-type="string" calcext:value-type="string">
            <text:p>2020-04-04</text:p>
          </table:table-cell>
          <table:table-cell office:value-type="float" office:value="0" calcext:value-type="float">
            <text:p>0</text:p>
          </table:table-cell>
          <table:table-cell office:value-type="float" office:value="2164717" calcext:value-type="float">
            <text:p>2164717</text:p>
          </table:table-cell>
        </table:table-row>
        <table:table-row table:style-name="ro1">
          <table:table-cell office:value-type="string" calcext:value-type="string">
            <text:p>2020-04-05</text:p>
          </table:table-cell>
          <table:table-cell office:value-type="float" office:value="0" calcext:value-type="float">
            <text:p>0</text:p>
          </table:table-cell>
          <table:table-cell office:value-type="float" office:value="2303344" calcext:value-type="float">
            <text:p>2303344</text:p>
          </table:table-cell>
        </table:table-row>
        <table:table-row table:style-name="ro1">
          <table:table-cell office:value-type="string" calcext:value-type="string">
            <text:p>2020-04-06</text:p>
          </table:table-cell>
          <table:table-cell office:value-type="float" office:value="0" calcext:value-type="float">
            <text:p>0</text:p>
          </table:table-cell>
          <table:table-cell office:value-type="float" office:value="2446409" calcext:value-type="float">
            <text:p>2446409</text:p>
          </table:table-cell>
        </table:table-row>
        <table:table-row table:style-name="ro1">
          <table:table-cell office:value-type="string" calcext:value-type="string">
            <text:p>2020-04-07</text:p>
          </table:table-cell>
          <table:table-cell office:value-type="float" office:value="0" calcext:value-type="float">
            <text:p>0</text:p>
          </table:table-cell>
          <table:table-cell office:value-type="float" office:value="2626340" calcext:value-type="float">
            <text:p>2626340</text:p>
          </table:table-cell>
        </table:table-row>
        <table:table-row table:style-name="ro1">
          <table:table-cell office:value-type="string" calcext:value-type="string">
            <text:p>2020-04-08</text:p>
          </table:table-cell>
          <table:table-cell office:value-type="float" office:value="0" calcext:value-type="float">
            <text:p>0</text:p>
          </table:table-cell>
          <table:table-cell office:value-type="float" office:value="2794613" calcext:value-type="float">
            <text:p>2794613</text:p>
          </table:table-cell>
        </table:table-row>
        <table:table-row table:style-name="ro1">
          <table:table-cell office:value-type="string" calcext:value-type="string">
            <text:p>2020-04-09</text:p>
          </table:table-cell>
          <table:table-cell office:value-type="float" office:value="0" calcext:value-type="float">
            <text:p>0</text:p>
          </table:table-cell>
          <table:table-cell office:value-type="float" office:value="2968618" calcext:value-type="float">
            <text:p>2968618</text:p>
          </table:table-cell>
        </table:table-row>
        <table:table-row table:style-name="ro1">
          <table:table-cell office:value-type="string" calcext:value-type="string">
            <text:p>2020-04-10</text:p>
          </table:table-cell>
          <table:table-cell office:value-type="float" office:value="0" calcext:value-type="float">
            <text:p>0</text:p>
          </table:table-cell>
          <table:table-cell office:value-type="float" office:value="3140669" calcext:value-type="float">
            <text:p>3140669</text:p>
          </table:table-cell>
        </table:table-row>
        <table:table-row table:style-name="ro1">
          <table:table-cell office:value-type="string" calcext:value-type="string">
            <text:p>2020-04-11</text:p>
          </table:table-cell>
          <table:table-cell office:value-type="float" office:value="0" calcext:value-type="float">
            <text:p>0</text:p>
          </table:table-cell>
          <table:table-cell office:value-type="float" office:value="3351126" calcext:value-type="float">
            <text:p>3351126</text:p>
          </table:table-cell>
        </table:table-row>
        <table:table-row table:style-name="ro1">
          <table:table-cell office:value-type="string" calcext:value-type="string">
            <text:p>2020-04-12</text:p>
          </table:table-cell>
          <table:table-cell office:value-type="float" office:value="0" calcext:value-type="float">
            <text:p>0</text:p>
          </table:table-cell>
          <table:table-cell office:value-type="float" office:value="3462664" calcext:value-type="float">
            <text:p>3462664</text:p>
          </table:table-cell>
        </table:table-row>
        <table:table-row table:style-name="ro1">
          <table:table-cell office:value-type="string" calcext:value-type="string">
            <text:p>2020-04-13</text:p>
          </table:table-cell>
          <table:table-cell office:value-type="float" office:value="0" calcext:value-type="float">
            <text:p>0</text:p>
          </table:table-cell>
          <table:table-cell office:value-type="float" office:value="3576839" calcext:value-type="float">
            <text:p>3576839</text:p>
          </table:table-cell>
        </table:table-row>
        <table:table-row table:style-name="ro1">
          <table:table-cell office:value-type="string" calcext:value-type="string">
            <text:p>2020-04-14</text:p>
          </table:table-cell>
          <table:table-cell office:value-type="float" office:value="0" calcext:value-type="float">
            <text:p>0</text:p>
          </table:table-cell>
          <table:table-cell office:value-type="float" office:value="3739362" calcext:value-type="float">
            <text:p>3739362</text:p>
          </table:table-cell>
        </table:table-row>
        <table:table-row table:style-name="ro1">
          <table:table-cell office:value-type="string" calcext:value-type="string">
            <text:p>2020-04-15</text:p>
          </table:table-cell>
          <table:table-cell office:value-type="float" office:value="0" calcext:value-type="float">
            <text:p>0</text:p>
          </table:table-cell>
          <table:table-cell office:value-type="float" office:value="3911709" calcext:value-type="float">
            <text:p>3911709</text:p>
          </table:table-cell>
        </table:table-row>
        <table:table-row table:style-name="ro1">
          <table:table-cell office:value-type="string" calcext:value-type="string">
            <text:p>2020-04-16</text:p>
          </table:table-cell>
          <table:table-cell office:value-type="float" office:value="0" calcext:value-type="float">
            <text:p>0</text:p>
          </table:table-cell>
          <table:table-cell office:value-type="float" office:value="4095939" calcext:value-type="float">
            <text:p>4095939</text:p>
          </table:table-cell>
        </table:table-row>
        <table:table-row table:style-name="ro1">
          <table:table-cell office:value-type="string" calcext:value-type="string">
            <text:p>2020-04-17</text:p>
          </table:table-cell>
          <table:table-cell office:value-type="float" office:value="0" calcext:value-type="float">
            <text:p>0</text:p>
          </table:table-cell>
          <table:table-cell office:value-type="float" office:value="4294481" calcext:value-type="float">
            <text:p>4294481</text:p>
          </table:table-cell>
        </table:table-row>
        <table:table-row table:style-name="ro1">
          <table:table-cell office:value-type="string" calcext:value-type="string">
            <text:p>2020-04-18</text:p>
          </table:table-cell>
          <table:table-cell office:value-type="float" office:value="0" calcext:value-type="float">
            <text:p>0</text:p>
          </table:table-cell>
          <table:table-cell office:value-type="float" office:value="4461750" calcext:value-type="float">
            <text:p>4461750</text:p>
          </table:table-cell>
        </table:table-row>
        <table:table-row table:style-name="ro1">
          <table:table-cell office:value-type="string" calcext:value-type="string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4596082" calcext:value-type="float">
            <text:p>4596082</text:p>
          </table:table-cell>
        </table:table-row>
        <table:table-row table:style-name="ro1">
          <table:table-cell office:value-type="string" calcext:value-type="string">
            <text:p>2020-04-20</text:p>
          </table:table-cell>
          <table:table-cell office:value-type="float" office:value="0" calcext:value-type="float">
            <text:p>0</text:p>
          </table:table-cell>
          <table:table-cell office:value-type="float" office:value="4756485" calcext:value-type="float">
            <text:p>4756485</text:p>
          </table:table-cell>
        </table:table-row>
        <table:table-row table:style-name="ro1">
          <table:table-cell office:value-type="string" calcext:value-type="string">
            <text:p>2020-04-21</text:p>
          </table:table-cell>
          <table:table-cell office:value-type="float" office:value="0" calcext:value-type="float">
            <text:p>0</text:p>
          </table:table-cell>
          <table:table-cell office:value-type="float" office:value="4977685" calcext:value-type="float">
            <text:p>4977685</text:p>
          </table:table-cell>
        </table:table-row>
        <table:table-row table:style-name="ro1">
          <table:table-cell office:value-type="string" calcext:value-type="string">
            <text:p>2020-04-22</text:p>
          </table:table-cell>
          <table:table-cell office:value-type="float" office:value="0" calcext:value-type="float">
            <text:p>0</text:p>
          </table:table-cell>
          <table:table-cell office:value-type="float" office:value="5213520" calcext:value-type="float">
            <text:p>5213520</text:p>
          </table:table-cell>
        </table:table-row>
        <table:table-row table:style-name="ro1">
          <table:table-cell office:value-type="string" calcext:value-type="string">
            <text:p>2020-04-23</text:p>
          </table:table-cell>
          <table:table-cell office:value-type="float" office:value="0" calcext:value-type="float">
            <text:p>0</text:p>
          </table:table-cell>
          <table:table-cell office:value-type="float" office:value="5446761" calcext:value-type="float">
            <text:p>5446761</text:p>
          </table:table-cell>
        </table:table-row>
        <table:table-row table:style-name="ro1">
          <table:table-cell office:value-type="string" calcext:value-type="string">
            <text:p>2020-04-24</text:p>
          </table:table-cell>
          <table:table-cell office:value-type="float" office:value="0" calcext:value-type="float">
            <text:p>0</text:p>
          </table:table-cell>
          <table:table-cell office:value-type="float" office:value="5706206" calcext:value-type="float">
            <text:p>5706206</text:p>
          </table:table-cell>
        </table:table-row>
        <table:table-row table:style-name="ro1">
          <table:table-cell office:value-type="string" calcext:value-type="string">
            <text:p>2020-04-25</text:p>
          </table:table-cell>
          <table:table-cell office:value-type="float" office:value="0" calcext:value-type="float">
            <text:p>0</text:p>
          </table:table-cell>
          <table:table-cell office:value-type="float" office:value="5925770" calcext:value-type="float">
            <text:p>5925770</text:p>
          </table:table-cell>
        </table:table-row>
        <table:table-row table:style-name="ro1">
          <table:table-cell office:value-type="string" calcext:value-type="string">
            <text:p>2020-04-26</text:p>
          </table:table-cell>
          <table:table-cell office:value-type="float" office:value="0" calcext:value-type="float">
            <text:p>0</text:p>
          </table:table-cell>
          <table:table-cell office:value-type="float" office:value="6097336" calcext:value-type="float">
            <text:p>6097336</text:p>
          </table:table-cell>
        </table:table-row>
        <table:table-row table:style-name="ro1">
          <table:table-cell office:value-type="string" calcext:value-type="string">
            <text:p>2020-04-27</text:p>
          </table:table-cell>
          <table:table-cell office:value-type="float" office:value="0" calcext:value-type="float">
            <text:p>0</text:p>
          </table:table-cell>
          <table:table-cell office:value-type="float" office:value="6323158" calcext:value-type="float">
            <text:p>6323158</text:p>
          </table:table-cell>
        </table:table-row>
        <table:table-row table:style-name="ro1">
          <table:table-cell office:value-type="string" calcext:value-type="string">
            <text:p>2020-04-28</text:p>
          </table:table-cell>
          <table:table-cell office:value-type="float" office:value="0" calcext:value-type="float">
            <text:p>0</text:p>
          </table:table-cell>
          <table:table-cell office:value-type="float" office:value="6592893" calcext:value-type="float">
            <text:p>6592893</text:p>
          </table:table-cell>
        </table:table-row>
        <table:table-row table:style-name="ro1">
          <table:table-cell office:value-type="string" calcext:value-type="string">
            <text:p>2020-04-29</text:p>
          </table:table-cell>
          <table:table-cell office:value-type="float" office:value="0" calcext:value-type="float">
            <text:p>0</text:p>
          </table:table-cell>
          <table:table-cell office:value-type="float" office:value="6887664" calcext:value-type="float">
            <text:p>6887664</text:p>
          </table:table-cell>
        </table:table-row>
        <table:table-row table:style-name="ro1">
          <table:table-cell office:value-type="string" calcext:value-type="string">
            <text:p>2020-04-30</text:p>
          </table:table-cell>
          <table:table-cell office:value-type="float" office:value="0" calcext:value-type="float">
            <text:p>0</text:p>
          </table:table-cell>
          <table:table-cell office:value-type="float" office:value="7210228" calcext:value-type="float">
            <text:p>7210228</text:p>
          </table:table-cell>
        </table:table-row>
        <table:table-row table:style-name="ro1">
          <table:table-cell office:value-type="string" calcext:value-type="string">
            <text:p>2020-05-01</text:p>
          </table:table-cell>
          <table:table-cell office:value-type="float" office:value="0" calcext:value-type="float">
            <text:p>0</text:p>
          </table:table-cell>
          <table:table-cell office:value-type="float" office:value="7546921" calcext:value-type="float">
            <text:p>7546921</text:p>
          </table:table-cell>
        </table:table-row>
        <table:table-row table:style-name="ro1">
          <table:table-cell office:value-type="string" calcext:value-type="string">
            <text:p>2020-05-02</text:p>
          </table:table-cell>
          <table:table-cell office:value-type="float" office:value="0" calcext:value-type="float">
            <text:p>0</text:p>
          </table:table-cell>
          <table:table-cell office:value-type="float" office:value="7815272" calcext:value-type="float">
            <text:p>7815272</text:p>
          </table:table-cell>
        </table:table-row>
        <table:table-row table:style-name="ro1">
          <table:table-cell office:value-type="string" calcext:value-type="string">
            <text:p>2020-05-03</text:p>
          </table:table-cell>
          <table:table-cell office:value-type="float" office:value="0" calcext:value-type="float">
            <text:p>0</text:p>
          </table:table-cell>
          <table:table-cell office:value-type="float" office:value="8030833" calcext:value-type="float">
            <text:p>8030833</text:p>
          </table:table-cell>
        </table:table-row>
        <table:table-row table:style-name="ro1">
          <table:table-cell office:value-type="string" calcext:value-type="string">
            <text:p>2020-05-04</text:p>
          </table:table-cell>
          <table:table-cell office:value-type="float" office:value="0" calcext:value-type="float">
            <text:p>0</text:p>
          </table:table-cell>
          <table:table-cell office:value-type="float" office:value="8281723" calcext:value-type="float">
            <text:p>8281723</text:p>
          </table:table-cell>
        </table:table-row>
        <table:table-row table:style-name="ro1">
          <table:table-cell office:value-type="string" calcext:value-type="string">
            <text:p>2020-05-05</text:p>
          </table:table-cell>
          <table:table-cell office:value-type="float" office:value="0" calcext:value-type="float">
            <text:p>0</text:p>
          </table:table-cell>
          <table:table-cell office:value-type="float" office:value="8601234" calcext:value-type="float">
            <text:p>8601234</text:p>
          </table:table-cell>
        </table:table-row>
        <table:table-row table:style-name="ro1">
          <table:table-cell office:value-type="string" calcext:value-type="string">
            <text:p>2020-05-06</text:p>
          </table:table-cell>
          <table:table-cell office:value-type="float" office:value="0" calcext:value-type="float">
            <text:p>0</text:p>
          </table:table-cell>
          <table:table-cell office:value-type="float" office:value="8960919" calcext:value-type="float">
            <text:p>8960919</text:p>
          </table:table-cell>
        </table:table-row>
        <table:table-row table:style-name="ro1">
          <table:table-cell office:value-type="string" calcext:value-type="string">
            <text:p>2020-05-07</text:p>
          </table:table-cell>
          <table:table-cell office:value-type="float" office:value="0" calcext:value-type="float">
            <text:p>0</text:p>
          </table:table-cell>
          <table:table-cell office:value-type="float" office:value="9323540" calcext:value-type="float">
            <text:p>9323540</text:p>
          </table:table-cell>
        </table:table-row>
        <table:table-row table:style-name="ro1">
          <table:table-cell office:value-type="string" calcext:value-type="string">
            <text:p>2020-05-08</text:p>
          </table:table-cell>
          <table:table-cell office:value-type="float" office:value="0" calcext:value-type="float">
            <text:p>0</text:p>
          </table:table-cell>
          <table:table-cell office:value-type="float" office:value="9727152" calcext:value-type="float">
            <text:p>9727152</text:p>
          </table:table-cell>
        </table:table-row>
        <table:table-row table:style-name="ro1">
          <table:table-cell office:value-type="string" calcext:value-type="string">
            <text:p>2020-05-09</text:p>
          </table:table-cell>
          <table:table-cell office:value-type="float" office:value="0" calcext:value-type="float">
            <text:p>0</text:p>
          </table:table-cell>
          <table:table-cell office:value-type="float" office:value="10062732" calcext:value-type="float">
            <text:p>10062732</text:p>
          </table:table-cell>
        </table:table-row>
        <table:table-row table:style-name="ro1">
          <table:table-cell office:value-type="string" calcext:value-type="string">
            <text:p>2020-05-10</text:p>
          </table:table-cell>
          <table:table-cell office:value-type="float" office:value="0" calcext:value-type="float">
            <text:p>0</text:p>
          </table:table-cell>
          <table:table-cell office:value-type="float" office:value="10311640" calcext:value-type="float">
            <text:p>10311640</text:p>
          </table:table-cell>
        </table:table-row>
        <table:table-row table:style-name="ro1">
          <table:table-cell office:value-type="string" calcext:value-type="string">
            <text:p>2020-05-11</text:p>
          </table:table-cell>
          <table:table-cell office:value-type="float" office:value="0" calcext:value-type="float">
            <text:p>0</text:p>
          </table:table-cell>
          <table:table-cell office:value-type="float" office:value="10631540" calcext:value-type="float">
            <text:p>10631540</text:p>
          </table:table-cell>
        </table:table-row>
        <table:table-row table:style-name="ro1">
          <table:table-cell office:value-type="string" calcext:value-type="string">
            <text:p>2020-05-12</text:p>
          </table:table-cell>
          <table:table-cell office:value-type="float" office:value="0" calcext:value-type="float">
            <text:p>0</text:p>
          </table:table-cell>
          <table:table-cell office:value-type="float" office:value="11053427" calcext:value-type="float">
            <text:p>11053427</text:p>
          </table:table-cell>
        </table:table-row>
        <table:table-row table:style-name="ro1">
          <table:table-cell office:value-type="string" calcext:value-type="string">
            <text:p>2020-05-13</text:p>
          </table:table-cell>
          <table:table-cell office:value-type="float" office:value="0" calcext:value-type="float">
            <text:p>0</text:p>
          </table:table-cell>
          <table:table-cell office:value-type="float" office:value="11503751" calcext:value-type="float">
            <text:p>11503751</text:p>
          </table:table-cell>
        </table:table-row>
        <table:table-row table:style-name="ro1">
          <table:table-cell office:value-type="string" calcext:value-type="string">
            <text:p>2020-05-14</text:p>
          </table:table-cell>
          <table:table-cell office:value-type="float" office:value="0" calcext:value-type="float">
            <text:p>0</text:p>
          </table:table-cell>
          <table:table-cell office:value-type="float" office:value="11953947" calcext:value-type="float">
            <text:p>11953947</text:p>
          </table:table-cell>
        </table:table-row>
        <table:table-row table:style-name="ro1">
          <table:table-cell office:value-type="string" calcext:value-type="string">
            <text:p>2020-05-15</text:p>
          </table:table-cell>
          <table:table-cell office:value-type="float" office:value="0" calcext:value-type="float">
            <text:p>0</text:p>
          </table:table-cell>
          <table:table-cell office:value-type="float" office:value="12399446" calcext:value-type="float">
            <text:p>12399446</text:p>
          </table:table-cell>
        </table:table-row>
        <table:table-row table:style-name="ro1">
          <table:table-cell office:value-type="string" calcext:value-type="string">
            <text:p>2020-05-16</text:p>
          </table:table-cell>
          <table:table-cell office:value-type="float" office:value="0" calcext:value-type="float">
            <text:p>0</text:p>
          </table:table-cell>
          <table:table-cell office:value-type="float" office:value="12765229" calcext:value-type="float">
            <text:p>12765229</text:p>
          </table:table-cell>
        </table:table-row>
        <table:table-row table:style-name="ro1">
          <table:table-cell office:value-type="string" calcext:value-type="string">
            <text:p>2020-05-17</text:p>
          </table:table-cell>
          <table:table-cell office:value-type="float" office:value="0" calcext:value-type="float">
            <text:p>0</text:p>
          </table:table-cell>
          <table:table-cell office:value-type="float" office:value="13069632" calcext:value-type="float">
            <text:p>13069632</text:p>
          </table:table-cell>
        </table:table-row>
        <table:table-row table:style-name="ro1">
          <table:table-cell office:value-type="string" calcext:value-type="string">
            <text:p>2020-05-18</text:p>
          </table:table-cell>
          <table:table-cell office:value-type="float" office:value="0" calcext:value-type="float">
            <text:p>0</text:p>
          </table:table-cell>
          <table:table-cell office:value-type="float" office:value="13422603" calcext:value-type="float">
            <text:p>13422603</text:p>
          </table:table-cell>
        </table:table-row>
        <table:table-row table:style-name="ro1">
          <table:table-cell office:value-type="string" calcext:value-type="string">
            <text:p>2020-05-19</text:p>
          </table:table-cell>
          <table:table-cell office:value-type="float" office:value="0" calcext:value-type="float">
            <text:p>0</text:p>
          </table:table-cell>
          <table:table-cell office:value-type="float" office:value="13856464" calcext:value-type="float">
            <text:p>13856464</text:p>
          </table:table-cell>
        </table:table-row>
        <table:table-row table:style-name="ro1">
          <table:table-cell office:value-type="string" calcext:value-type="string">
            <text:p>2020-05-20</text:p>
          </table:table-cell>
          <table:table-cell office:value-type="float" office:value="0" calcext:value-type="float">
            <text:p>0</text:p>
          </table:table-cell>
          <table:table-cell office:value-type="float" office:value="14319392" calcext:value-type="float">
            <text:p>14319392</text:p>
          </table:table-cell>
        </table:table-row>
        <table:table-row table:style-name="ro1">
          <table:table-cell office:value-type="string" calcext:value-type="string">
            <text:p>2020-05-21</text:p>
          </table:table-cell>
          <table:table-cell office:value-type="float" office:value="0" calcext:value-type="float">
            <text:p>0</text:p>
          </table:table-cell>
          <table:table-cell office:value-type="float" office:value="14779024" calcext:value-type="float">
            <text:p>14779024</text:p>
          </table:table-cell>
        </table:table-row>
        <table:table-row table:style-name="ro1">
          <table:table-cell office:value-type="string" calcext:value-type="string">
            <text:p>2020-05-22</text:p>
          </table:table-cell>
          <table:table-cell office:value-type="float" office:value="0" calcext:value-type="float">
            <text:p>0</text:p>
          </table:table-cell>
          <table:table-cell office:value-type="float" office:value="15271162" calcext:value-type="float">
            <text:p>15271162</text:p>
          </table:table-cell>
        </table:table-row>
        <table:table-row table:style-name="ro1">
          <table:table-cell office:value-type="string" calcext:value-type="string">
            <text:p>2020-05-23</text:p>
          </table:table-cell>
          <table:table-cell office:value-type="float" office:value="0" calcext:value-type="float">
            <text:p>0</text:p>
          </table:table-cell>
          <table:table-cell office:value-type="float" office:value="15661199" calcext:value-type="float">
            <text:p>15661199</text:p>
          </table:table-cell>
        </table:table-row>
        <table:table-row table:style-name="ro1">
          <table:table-cell office:value-type="string" calcext:value-type="string">
            <text:p>2020-05-24</text:p>
          </table:table-cell>
          <table:table-cell office:value-type="float" office:value="0" calcext:value-type="float">
            <text:p>0</text:p>
          </table:table-cell>
          <table:table-cell office:value-type="float" office:value="16007816" calcext:value-type="float">
            <text:p>16007816</text:p>
          </table:table-cell>
        </table:table-row>
        <table:table-row table:style-name="ro1">
          <table:table-cell office:value-type="string" calcext:value-type="string">
            <text:p>2020-05-25</text:p>
          </table:table-cell>
          <table:table-cell office:value-type="float" office:value="0" calcext:value-type="float">
            <text:p>0</text:p>
          </table:table-cell>
          <table:table-cell office:value-type="float" office:value="16336972" calcext:value-type="float">
            <text:p>16336972</text:p>
          </table:table-cell>
        </table:table-row>
        <table:table-row table:style-name="ro1">
          <table:table-cell office:value-type="string" calcext:value-type="string">
            <text:p>2020-05-26</text:p>
          </table:table-cell>
          <table:table-cell office:value-type="float" office:value="0" calcext:value-type="float">
            <text:p>0</text:p>
          </table:table-cell>
          <table:table-cell office:value-type="float" office:value="16798484" calcext:value-type="float">
            <text:p>16798484</text:p>
          </table:table-cell>
        </table:table-row>
        <table:table-row table:style-name="ro1">
          <table:table-cell office:value-type="string" calcext:value-type="string">
            <text:p>2020-05-27</text:p>
          </table:table-cell>
          <table:table-cell office:value-type="float" office:value="0" calcext:value-type="float">
            <text:p>0</text:p>
          </table:table-cell>
          <table:table-cell office:value-type="float" office:value="17351868" calcext:value-type="float">
            <text:p>17351868</text:p>
          </table:table-cell>
        </table:table-row>
        <table:table-row table:style-name="ro1">
          <table:table-cell office:value-type="string" calcext:value-type="string">
            <text:p>2020-05-28</text:p>
          </table:table-cell>
          <table:table-cell office:value-type="float" office:value="0" calcext:value-type="float">
            <text:p>0</text:p>
          </table:table-cell>
          <table:table-cell office:value-type="float" office:value="17888203" calcext:value-type="float">
            <text:p>17888203</text:p>
          </table:table-cell>
        </table:table-row>
        <table:table-row table:style-name="ro1">
          <table:table-cell office:value-type="string" calcext:value-type="string">
            <text:p>2020-05-29</text:p>
          </table:table-cell>
          <table:table-cell office:value-type="float" office:value="0" calcext:value-type="float">
            <text:p>0</text:p>
          </table:table-cell>
          <table:table-cell office:value-type="float" office:value="18435048" calcext:value-type="float">
            <text:p>18435048</text:p>
          </table:table-cell>
        </table:table-row>
        <table:table-row table:style-name="ro1">
          <table:table-cell office:value-type="string" calcext:value-type="string">
            <text:p>2020-05-30</text:p>
          </table:table-cell>
          <table:table-cell office:value-type="float" office:value="0" calcext:value-type="float">
            <text:p>0</text:p>
          </table:table-cell>
          <table:table-cell office:value-type="float" office:value="18888876" calcext:value-type="float">
            <text:p>18888876</text:p>
          </table:table-cell>
        </table:table-row>
        <table:table-row table:style-name="ro1">
          <table:table-cell office:value-type="string" calcext:value-type="string">
            <text:p>2020-05-31</text:p>
          </table:table-cell>
          <table:table-cell office:value-type="float" office:value="0" calcext:value-type="float">
            <text:p>0</text:p>
          </table:table-cell>
          <table:table-cell office:value-type="float" office:value="19262240" calcext:value-type="float">
            <text:p>19262240</text:p>
          </table:table-cell>
        </table:table-row>
        <table:table-row table:style-name="ro1">
          <table:table-cell office:value-type="string" calcext:value-type="string">
            <text:p>2020-06-01</text:p>
          </table:table-cell>
          <table:table-cell office:value-type="float" office:value="0" calcext:value-type="float">
            <text:p>0</text:p>
          </table:table-cell>
          <table:table-cell office:value-type="float" office:value="19701429" calcext:value-type="float">
            <text:p>19701429</text:p>
          </table:table-cell>
        </table:table-row>
        <table:table-row table:style-name="ro1">
          <table:table-cell office:value-type="string" calcext:value-type="string">
            <text:p>2020-06-02</text:p>
          </table:table-cell>
          <table:table-cell office:value-type="float" office:value="0" calcext:value-type="float">
            <text:p>0</text:p>
          </table:table-cell>
          <table:table-cell office:value-type="float" office:value="20223456" calcext:value-type="float">
            <text:p>20223456</text:p>
          </table:table-cell>
        </table:table-row>
        <table:table-row table:style-name="ro1">
          <table:table-cell office:value-type="string" calcext:value-type="string">
            <text:p>2020-06-03</text:p>
          </table:table-cell>
          <table:table-cell office:value-type="float" office:value="0" calcext:value-type="float">
            <text:p>0</text:p>
          </table:table-cell>
          <table:table-cell office:value-type="float" office:value="20805783" calcext:value-type="float">
            <text:p>20805783</text:p>
          </table:table-cell>
        </table:table-row>
        <table:table-row table:style-name="ro1">
          <table:table-cell office:value-type="string" calcext:value-type="string">
            <text:p>2020-06-04</text:p>
          </table:table-cell>
          <table:table-cell office:value-type="float" office:value="0" calcext:value-type="float">
            <text:p>0</text:p>
          </table:table-cell>
          <table:table-cell office:value-type="float" office:value="21424315" calcext:value-type="float">
            <text:p>21424315</text:p>
          </table:table-cell>
        </table:table-row>
        <table:table-row table:style-name="ro1">
          <table:table-cell office:value-type="string" calcext:value-type="string">
            <text:p>2020-06-05</text:p>
          </table:table-cell>
          <table:table-cell office:value-type="float" office:value="0" calcext:value-type="float">
            <text:p>0</text:p>
          </table:table-cell>
          <table:table-cell office:value-type="float" office:value="21997451" calcext:value-type="float">
            <text:p>21997451</text:p>
          </table:table-cell>
        </table:table-row>
        <table:table-row table:style-name="ro1">
          <table:table-cell office:value-type="string" calcext:value-type="string">
            <text:p>2020-06-06</text:p>
          </table:table-cell>
          <table:table-cell office:value-type="float" office:value="0" calcext:value-type="float">
            <text:p>0</text:p>
          </table:table-cell>
          <table:table-cell office:value-type="float" office:value="22461822" calcext:value-type="float">
            <text:p>22461822</text:p>
          </table:table-cell>
        </table:table-row>
        <table:table-row table:style-name="ro1">
          <table:table-cell office:value-type="string" calcext:value-type="string">
            <text:p>2020-06-07</text:p>
          </table:table-cell>
          <table:table-cell office:value-type="float" office:value="0" calcext:value-type="float">
            <text:p>0</text:p>
          </table:table-cell>
          <table:table-cell office:value-type="float" office:value="22867404" calcext:value-type="float">
            <text:p>22867404</text:p>
          </table:table-cell>
        </table:table-row>
        <table:table-row table:style-name="ro1">
          <table:table-cell office:value-type="string" calcext:value-type="string">
            <text:p>2020-06-08</text:p>
          </table:table-cell>
          <table:table-cell office:value-type="float" office:value="0" calcext:value-type="float">
            <text:p>0</text:p>
          </table:table-cell>
          <table:table-cell office:value-type="float" office:value="23316685" calcext:value-type="float">
            <text:p>23316685</text:p>
          </table:table-cell>
        </table:table-row>
        <table:table-row table:style-name="ro1">
          <table:table-cell office:value-type="string" calcext:value-type="string">
            <text:p>2020-06-09</text:p>
          </table:table-cell>
          <table:table-cell office:value-type="float" office:value="0" calcext:value-type="float">
            <text:p>0</text:p>
          </table:table-cell>
          <table:table-cell office:value-type="float" office:value="23877170" calcext:value-type="float">
            <text:p>23877170</text:p>
          </table:table-cell>
        </table:table-row>
        <table:table-row table:style-name="ro1">
          <table:table-cell office:value-type="string" calcext:value-type="string">
            <text:p>2020-06-10</text:p>
          </table:table-cell>
          <table:table-cell office:value-type="float" office:value="0" calcext:value-type="float">
            <text:p>0</text:p>
          </table:table-cell>
          <table:table-cell office:value-type="float" office:value="24506062" calcext:value-type="float">
            <text:p>24506062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0" calcext:value-type="float">
            <text:p>0</text:p>
          </table:table-cell>
          <table:table-cell office:value-type="float" office:value="25120987" calcext:value-type="float">
            <text:p>25120987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0" calcext:value-type="float">
            <text:p>0</text:p>
          </table:table-cell>
          <table:table-cell office:value-type="float" office:value="25737646" calcext:value-type="float">
            <text:p>25737646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0" calcext:value-type="float">
            <text:p>0</text:p>
          </table:table-cell>
          <table:table-cell office:value-type="float" office:value="26269340" calcext:value-type="float">
            <text:p>26269340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0" calcext:value-type="float">
            <text:p>0</text:p>
          </table:table-cell>
          <table:table-cell office:value-type="float" office:value="26682448" calcext:value-type="float">
            <text:p>26682448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0" calcext:value-type="float">
            <text:p>0</text:p>
          </table:table-cell>
          <table:table-cell office:value-type="float" office:value="27188965" calcext:value-type="float">
            <text:p>27188965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0" calcext:value-type="float">
            <text:p>0</text:p>
          </table:table-cell>
          <table:table-cell office:value-type="float" office:value="27861969" calcext:value-type="float">
            <text:p>27861969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0" calcext:value-type="float">
            <text:p>0</text:p>
          </table:table-cell>
          <table:table-cell office:value-type="float" office:value="28567942" calcext:value-type="float">
            <text:p>28567942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0" calcext:value-type="float">
            <text:p>0</text:p>
          </table:table-cell>
          <table:table-cell office:value-type="float" office:value="29269946" calcext:value-type="float">
            <text:p>29269946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0" calcext:value-type="float">
            <text:p>0</text:p>
          </table:table-cell>
          <table:table-cell office:value-type="float" office:value="29974295" calcext:value-type="float">
            <text:p>29974295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0" calcext:value-type="float">
            <text:p>0</text:p>
          </table:table-cell>
          <table:table-cell office:value-type="float" office:value="30558460" calcext:value-type="float">
            <text:p>30558460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0" calcext:value-type="float">
            <text:p>0</text:p>
          </table:table-cell>
          <table:table-cell office:value-type="float" office:value="30979816" calcext:value-type="float">
            <text:p>30979816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0" calcext:value-type="float">
            <text:p>0</text:p>
          </table:table-cell>
          <table:table-cell office:value-type="float" office:value="31527859" calcext:value-type="float">
            <text:p>31527859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0" calcext:value-type="float">
            <text:p>0</text:p>
          </table:table-cell>
          <table:table-cell office:value-type="float" office:value="32228492" calcext:value-type="float">
            <text:p>32228492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0" calcext:value-type="float">
            <text:p>0</text:p>
          </table:table-cell>
          <table:table-cell office:value-type="float" office:value="32995529" calcext:value-type="float">
            <text:p>32995529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0" calcext:value-type="float">
            <text:p>0</text:p>
          </table:table-cell>
          <table:table-cell office:value-type="float" office:value="33767096" calcext:value-type="float">
            <text:p>33767096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0" calcext:value-type="float">
            <text:p>0</text:p>
          </table:table-cell>
          <table:table-cell office:value-type="float" office:value="34577189" calcext:value-type="float">
            <text:p>34577189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0" calcext:value-type="float">
            <text:p>0</text:p>
          </table:table-cell>
          <table:table-cell office:value-type="float" office:value="35270801" calcext:value-type="float">
            <text:p>35270801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0" calcext:value-type="float">
            <text:p>0</text:p>
          </table:table-cell>
          <table:table-cell office:value-type="float" office:value="35837074" calcext:value-type="float">
            <text:p>35837074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0" calcext:value-type="float">
            <text:p>0</text:p>
          </table:table-cell>
          <table:table-cell office:value-type="float" office:value="36502080" calcext:value-type="float">
            <text:p>36502080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0" calcext:value-type="float">
            <text:p>0</text:p>
          </table:table-cell>
          <table:table-cell office:value-type="float" office:value="37358304" calcext:value-type="float">
            <text:p>37358304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0" calcext:value-type="float">
            <text:p>0</text:p>
          </table:table-cell>
          <table:table-cell office:value-type="float" office:value="38243102" calcext:value-type="float">
            <text:p>38243102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0" calcext:value-type="float">
            <text:p>0</text:p>
          </table:table-cell>
          <table:table-cell office:value-type="float" office:value="39101911" calcext:value-type="float">
            <text:p>39101911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0" calcext:value-type="float">
            <text:p>0</text:p>
          </table:table-cell>
          <table:table-cell office:value-type="float" office:value="39903121" calcext:value-type="float">
            <text:p>39903121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0" calcext:value-type="float">
            <text:p>0</text:p>
          </table:table-cell>
          <table:table-cell office:value-type="float" office:value="40523753" calcext:value-type="float">
            <text:p>40523753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0" calcext:value-type="float">
            <text:p>0</text:p>
          </table:table-cell>
          <table:table-cell office:value-type="float" office:value="41050731" calcext:value-type="float">
            <text:p>41050731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0" calcext:value-type="float">
            <text:p>0</text:p>
          </table:table-cell>
          <table:table-cell office:value-type="float" office:value="41776417" calcext:value-type="float">
            <text:p>41776417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0" calcext:value-type="float">
            <text:p>0</text:p>
          </table:table-cell>
          <table:table-cell office:value-type="float" office:value="42679988" calcext:value-type="float">
            <text:p>42679988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0" calcext:value-type="float">
            <text:p>0</text:p>
          </table:table-cell>
          <table:table-cell office:value-type="float" office:value="43660891" calcext:value-type="float">
            <text:p>43660891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0" calcext:value-type="float">
            <text:p>0</text:p>
          </table:table-cell>
          <table:table-cell office:value-type="float" office:value="44672926" calcext:value-type="float">
            <text:p>44672926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0" calcext:value-type="float">
            <text:p>0</text:p>
          </table:table-cell>
          <table:table-cell office:value-type="float" office:value="45689033" calcext:value-type="float">
            <text:p>45689033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0" calcext:value-type="float">
            <text:p>0</text:p>
          </table:table-cell>
          <table:table-cell office:value-type="float" office:value="46529239" calcext:value-type="float">
            <text:p>46529239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0" calcext:value-type="float">
            <text:p>0</text:p>
          </table:table-cell>
          <table:table-cell office:value-type="float" office:value="47227119" calcext:value-type="float">
            <text:p>47227119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0" calcext:value-type="float">
            <text:p>0</text:p>
          </table:table-cell>
          <table:table-cell office:value-type="float" office:value="48095106" calcext:value-type="float">
            <text:p>48095106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0" calcext:value-type="float">
            <text:p>0</text:p>
          </table:table-cell>
          <table:table-cell office:value-type="float" office:value="49099006" calcext:value-type="float">
            <text:p>49099006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0" calcext:value-type="float">
            <text:p>0</text:p>
          </table:table-cell>
          <table:table-cell office:value-type="float" office:value="50134299" calcext:value-type="float">
            <text:p>50134299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0" calcext:value-type="float">
            <text:p>0</text:p>
          </table:table-cell>
          <table:table-cell office:value-type="float" office:value="51163373" calcext:value-type="float">
            <text:p>51163373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0" calcext:value-type="float">
            <text:p>0</text:p>
          </table:table-cell>
          <table:table-cell office:value-type="float" office:value="52210761" calcext:value-type="float">
            <text:p>52210761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0" calcext:value-type="float">
            <text:p>0</text:p>
          </table:table-cell>
          <table:table-cell office:value-type="float" office:value="53123190" calcext:value-type="float">
            <text:p>53123190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0" calcext:value-type="float">
            <text:p>0</text:p>
          </table:table-cell>
          <table:table-cell office:value-type="float" office:value="53841446" calcext:value-type="float">
            <text:p>53841446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0" calcext:value-type="float">
            <text:p>0</text:p>
          </table:table-cell>
          <table:table-cell office:value-type="float" office:value="54749022" calcext:value-type="float">
            <text:p>54749022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0" calcext:value-type="float">
            <text:p>0</text:p>
          </table:table-cell>
          <table:table-cell office:value-type="float" office:value="55785443" calcext:value-type="float">
            <text:p>55785443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0" calcext:value-type="float">
            <text:p>0</text:p>
          </table:table-cell>
          <table:table-cell office:value-type="float" office:value="56895260" calcext:value-type="float">
            <text:p>56895260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0" calcext:value-type="float">
            <text:p>0</text:p>
          </table:table-cell>
          <table:table-cell office:value-type="float" office:value="57979270" calcext:value-type="float">
            <text:p>57979270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0" calcext:value-type="float">
            <text:p>0</text:p>
          </table:table-cell>
          <table:table-cell office:value-type="float" office:value="59054050" calcext:value-type="float">
            <text:p>59054050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0" calcext:value-type="float">
            <text:p>0</text:p>
          </table:table-cell>
          <table:table-cell office:value-type="float" office:value="59935948" calcext:value-type="float">
            <text:p>59935948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0" calcext:value-type="float">
            <text:p>0</text:p>
          </table:table-cell>
          <table:table-cell office:value-type="float" office:value="60613587" calcext:value-type="float">
            <text:p>60613587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0" calcext:value-type="float">
            <text:p>0</text:p>
          </table:table-cell>
          <table:table-cell office:value-type="float" office:value="61411370" calcext:value-type="float">
            <text:p>61411370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0" calcext:value-type="float">
            <text:p>0</text:p>
          </table:table-cell>
          <table:table-cell office:value-type="float" office:value="62379707" calcext:value-type="float">
            <text:p>62379707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0" calcext:value-type="float">
            <text:p>0</text:p>
          </table:table-cell>
          <table:table-cell office:value-type="float" office:value="63420290" calcext:value-type="float">
            <text:p>63420290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0" calcext:value-type="float">
            <text:p>0</text:p>
          </table:table-cell>
          <table:table-cell office:value-type="float" office:value="64458600" calcext:value-type="float">
            <text:p>64458600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0" calcext:value-type="float">
            <text:p>0</text:p>
          </table:table-cell>
          <table:table-cell office:value-type="float" office:value="65449275" calcext:value-type="float">
            <text:p>65449275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0" calcext:value-type="float">
            <text:p>0</text:p>
          </table:table-cell>
          <table:table-cell office:value-type="float" office:value="66241981" calcext:value-type="float">
            <text:p>66241981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0" calcext:value-type="float">
            <text:p>0</text:p>
          </table:table-cell>
          <table:table-cell office:value-type="float" office:value="66866302" calcext:value-type="float">
            <text:p>66866302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0" calcext:value-type="float">
            <text:p>0</text:p>
          </table:table-cell>
          <table:table-cell office:value-type="float" office:value="67643361" calcext:value-type="float">
            <text:p>67643361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0" calcext:value-type="float">
            <text:p>0</text:p>
          </table:table-cell>
          <table:table-cell office:value-type="float" office:value="68527299" calcext:value-type="float">
            <text:p>68527299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0" calcext:value-type="float">
            <text:p>0</text:p>
          </table:table-cell>
          <table:table-cell office:value-type="float" office:value="69492943" calcext:value-type="float">
            <text:p>69492943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0" calcext:value-type="float">
            <text:p>0</text:p>
          </table:table-cell>
          <table:table-cell office:value-type="float" office:value="70483659" calcext:value-type="float">
            <text:p>70483659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0" calcext:value-type="float">
            <text:p>0</text:p>
          </table:table-cell>
          <table:table-cell office:value-type="float" office:value="71499354" calcext:value-type="float">
            <text:p>71499354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0" calcext:value-type="float">
            <text:p>0</text:p>
          </table:table-cell>
          <table:table-cell office:value-type="float" office:value="72314962" calcext:value-type="float">
            <text:p>72314962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0" calcext:value-type="float">
            <text:p>0</text:p>
          </table:table-cell>
          <table:table-cell office:value-type="float" office:value="72941540" calcext:value-type="float">
            <text:p>72941540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0" calcext:value-type="float">
            <text:p>0</text:p>
          </table:table-cell>
          <table:table-cell office:value-type="float" office:value="73726575" calcext:value-type="float">
            <text:p>73726575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0" calcext:value-type="float">
            <text:p>0</text:p>
          </table:table-cell>
          <table:table-cell office:value-type="float" office:value="74635913" calcext:value-type="float">
            <text:p>74635913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0" calcext:value-type="float">
            <text:p>0</text:p>
          </table:table-cell>
          <table:table-cell office:value-type="float" office:value="75664270" calcext:value-type="float">
            <text:p>75664270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0" calcext:value-type="float">
            <text:p>0</text:p>
          </table:table-cell>
          <table:table-cell office:value-type="float" office:value="76644492" calcext:value-type="float">
            <text:p>76644492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0" calcext:value-type="float">
            <text:p>0</text:p>
          </table:table-cell>
          <table:table-cell office:value-type="float" office:value="77606001" calcext:value-type="float">
            <text:p>77606001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0" calcext:value-type="float">
            <text:p>0</text:p>
          </table:table-cell>
          <table:table-cell office:value-type="float" office:value="78373709" calcext:value-type="float">
            <text:p>78373709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0" calcext:value-type="float">
            <text:p>0</text:p>
          </table:table-cell>
          <table:table-cell office:value-type="float" office:value="78946373" calcext:value-type="float">
            <text:p>78946373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0" calcext:value-type="float">
            <text:p>0</text:p>
          </table:table-cell>
          <table:table-cell office:value-type="float" office:value="79623275" calcext:value-type="float">
            <text:p>79623275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0" calcext:value-type="float">
            <text:p>0</text:p>
          </table:table-cell>
          <table:table-cell office:value-type="float" office:value="80518879" calcext:value-type="float">
            <text:p>80518879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0" calcext:value-type="float">
            <text:p>0</text:p>
          </table:table-cell>
          <table:table-cell office:value-type="float" office:value="81523888" calcext:value-type="float">
            <text:p>81523888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0" calcext:value-type="float">
            <text:p>0</text:p>
          </table:table-cell>
          <table:table-cell office:value-type="float" office:value="82520413" calcext:value-type="float">
            <text:p>82520413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0" calcext:value-type="float">
            <text:p>0</text:p>
          </table:table-cell>
          <table:table-cell office:value-type="float" office:value="83485876" calcext:value-type="float">
            <text:p>83485876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0" calcext:value-type="float">
            <text:p>0</text:p>
          </table:table-cell>
          <table:table-cell office:value-type="float" office:value="84280169" calcext:value-type="float">
            <text:p>84280169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0" calcext:value-type="float">
            <text:p>0</text:p>
          </table:table-cell>
          <table:table-cell office:value-type="float" office:value="84841953" calcext:value-type="float">
            <text:p>84841953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0" calcext:value-type="float">
            <text:p>0</text:p>
          </table:table-cell>
          <table:table-cell office:value-type="float" office:value="85508742" calcext:value-type="float">
            <text:p>85508742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0" calcext:value-type="float">
            <text:p>0</text:p>
          </table:table-cell>
          <table:table-cell office:value-type="float" office:value="86414666" calcext:value-type="float">
            <text:p>86414666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0" calcext:value-type="float">
            <text:p>0</text:p>
          </table:table-cell>
          <table:table-cell office:value-type="float" office:value="87432558" calcext:value-type="float">
            <text:p>87432558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0" calcext:value-type="float">
            <text:p>0</text:p>
          </table:table-cell>
          <table:table-cell office:value-type="float" office:value="88453209" calcext:value-type="float">
            <text:p>88453209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0" calcext:value-type="float">
            <text:p>0</text:p>
          </table:table-cell>
          <table:table-cell office:value-type="float" office:value="89440471" calcext:value-type="float">
            <text:p>89440471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0" calcext:value-type="float">
            <text:p>0</text:p>
          </table:table-cell>
          <table:table-cell office:value-type="float" office:value="90238861" calcext:value-type="float">
            <text:p>90238861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0" calcext:value-type="float">
            <text:p>0</text:p>
          </table:table-cell>
          <table:table-cell office:value-type="float" office:value="90853630" calcext:value-type="float">
            <text:p>90853630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0" calcext:value-type="float">
            <text:p>0</text:p>
          </table:table-cell>
          <table:table-cell office:value-type="float" office:value="91515320" calcext:value-type="float">
            <text:p>91515320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0" calcext:value-type="float">
            <text:p>0</text:p>
          </table:table-cell>
          <table:table-cell office:value-type="float" office:value="92423104" calcext:value-type="float">
            <text:p>92423104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0" calcext:value-type="float">
            <text:p>0</text:p>
          </table:table-cell>
          <table:table-cell office:value-type="float" office:value="93450471" calcext:value-type="float">
            <text:p>93450471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0" calcext:value-type="float">
            <text:p>0</text:p>
          </table:table-cell>
          <table:table-cell office:value-type="float" office:value="94483310" calcext:value-type="float">
            <text:p>94483310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0" calcext:value-type="float">
            <text:p>0</text:p>
          </table:table-cell>
          <table:table-cell office:value-type="float" office:value="95482886" calcext:value-type="float">
            <text:p>95482886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0" calcext:value-type="float">
            <text:p>0</text:p>
          </table:table-cell>
          <table:table-cell office:value-type="float" office:value="96299416" calcext:value-type="float">
            <text:p>96299416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0" calcext:value-type="float">
            <text:p>0</text:p>
          </table:table-cell>
          <table:table-cell office:value-type="float" office:value="96865195" calcext:value-type="float">
            <text:p>96865195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0" calcext:value-type="float">
            <text:p>0</text:p>
          </table:table-cell>
          <table:table-cell office:value-type="float" office:value="97279933" calcext:value-type="float">
            <text:p>97279933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0" calcext:value-type="float">
            <text:p>0</text:p>
          </table:table-cell>
          <table:table-cell office:value-type="float" office:value="97944038" calcext:value-type="float">
            <text:p>97944038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0" calcext:value-type="float">
            <text:p>0</text:p>
          </table:table-cell>
          <table:table-cell office:value-type="float" office:value="98903222" calcext:value-type="float">
            <text:p>98903222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0" calcext:value-type="float">
            <text:p>0</text:p>
          </table:table-cell>
          <table:table-cell office:value-type="float" office:value="99991248" calcext:value-type="float">
            <text:p>99991248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0" calcext:value-type="float">
            <text:p>0</text:p>
          </table:table-cell>
          <table:table-cell office:value-type="float" office:value="101091802" calcext:value-type="float">
            <text:p>101091802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0" calcext:value-type="float">
            <text:p>0</text:p>
          </table:table-cell>
          <table:table-cell office:value-type="float" office:value="101957583" calcext:value-type="float">
            <text:p>101957583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0" calcext:value-type="float">
            <text:p>0</text:p>
          </table:table-cell>
          <table:table-cell office:value-type="float" office:value="102585475" calcext:value-type="float">
            <text:p>102585475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0" calcext:value-type="float">
            <text:p>0</text:p>
          </table:table-cell>
          <table:table-cell office:value-type="float" office:value="103293995" calcext:value-type="float">
            <text:p>103293995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0" calcext:value-type="float">
            <text:p>0</text:p>
          </table:table-cell>
          <table:table-cell office:value-type="float" office:value="104261569" calcext:value-type="float">
            <text:p>104261569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0" calcext:value-type="float">
            <text:p>0</text:p>
          </table:table-cell>
          <table:table-cell office:value-type="float" office:value="105401187" calcext:value-type="float">
            <text:p>105401187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0" calcext:value-type="float">
            <text:p>0</text:p>
          </table:table-cell>
          <table:table-cell office:value-type="float" office:value="106559224" calcext:value-type="float">
            <text:p>106559224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0" calcext:value-type="float">
            <text:p>0</text:p>
          </table:table-cell>
          <table:table-cell office:value-type="float" office:value="107788683" calcext:value-type="float">
            <text:p>107788683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0" calcext:value-type="float">
            <text:p>0</text:p>
          </table:table-cell>
          <table:table-cell office:value-type="float" office:value="108727254" calcext:value-type="float">
            <text:p>108727254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0" calcext:value-type="float">
            <text:p>0</text:p>
          </table:table-cell>
          <table:table-cell office:value-type="float" office:value="109351451" calcext:value-type="float">
            <text:p>109351451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0" calcext:value-type="float">
            <text:p>0</text:p>
          </table:table-cell>
          <table:table-cell office:value-type="float" office:value="110101747" calcext:value-type="float">
            <text:p>110101747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0" calcext:value-type="float">
            <text:p>0</text:p>
          </table:table-cell>
          <table:table-cell office:value-type="float" office:value="111131587" calcext:value-type="float">
            <text:p>111131587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0" calcext:value-type="float">
            <text:p>0</text:p>
          </table:table-cell>
          <table:table-cell office:value-type="float" office:value="112336541" calcext:value-type="float">
            <text:p>112336541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0" calcext:value-type="float">
            <text:p>0</text:p>
          </table:table-cell>
          <table:table-cell office:value-type="float" office:value="113539003" calcext:value-type="float">
            <text:p>113539003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0" calcext:value-type="float">
            <text:p>0</text:p>
          </table:table-cell>
          <table:table-cell office:value-type="float" office:value="114668756" calcext:value-type="float">
            <text:p>114668756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0" calcext:value-type="float">
            <text:p>0</text:p>
          </table:table-cell>
          <table:table-cell office:value-type="float" office:value="115607785" calcext:value-type="float">
            <text:p>115607785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0" calcext:value-type="float">
            <text:p>0</text:p>
          </table:table-cell>
          <table:table-cell office:value-type="float" office:value="116205269" calcext:value-type="float">
            <text:p>116205269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0" calcext:value-type="float">
            <text:p>0</text:p>
          </table:table-cell>
          <table:table-cell office:value-type="float" office:value="116873193" calcext:value-type="float">
            <text:p>116873193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0" calcext:value-type="float">
            <text:p>0</text:p>
          </table:table-cell>
          <table:table-cell office:value-type="float" office:value="117857828" calcext:value-type="float">
            <text:p>117857828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0" calcext:value-type="float">
            <text:p>0</text:p>
          </table:table-cell>
          <table:table-cell office:value-type="float" office:value="119058804" calcext:value-type="float">
            <text:p>119058804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0" calcext:value-type="float">
            <text:p>0</text:p>
          </table:table-cell>
          <table:table-cell office:value-type="float" office:value="120283288" calcext:value-type="float">
            <text:p>120283288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0" calcext:value-type="float">
            <text:p>0</text:p>
          </table:table-cell>
          <table:table-cell office:value-type="float" office:value="121475209" calcext:value-type="float">
            <text:p>121475209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0" calcext:value-type="float">
            <text:p>0</text:p>
          </table:table-cell>
          <table:table-cell office:value-type="float" office:value="122451405" calcext:value-type="float">
            <text:p>122451405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0" calcext:value-type="float">
            <text:p>0</text:p>
          </table:table-cell>
          <table:table-cell office:value-type="float" office:value="123092516" calcext:value-type="float">
            <text:p>123092516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0" calcext:value-type="float">
            <text:p>0</text:p>
          </table:table-cell>
          <table:table-cell office:value-type="float" office:value="123899908" calcext:value-type="float">
            <text:p>123899908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0" calcext:value-type="float">
            <text:p>0</text:p>
          </table:table-cell>
          <table:table-cell office:value-type="float" office:value="125127526" calcext:value-type="float">
            <text:p>125127526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0" calcext:value-type="float">
            <text:p>0</text:p>
          </table:table-cell>
          <table:table-cell office:value-type="float" office:value="126540181" calcext:value-type="float">
            <text:p>126540181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0" calcext:value-type="float">
            <text:p>0</text:p>
          </table:table-cell>
          <table:table-cell office:value-type="float" office:value="127971559" calcext:value-type="float">
            <text:p>127971559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0" calcext:value-type="float">
            <text:p>0</text:p>
          </table:table-cell>
          <table:table-cell office:value-type="float" office:value="129372521" calcext:value-type="float">
            <text:p>129372521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0" calcext:value-type="float">
            <text:p>0</text:p>
          </table:table-cell>
          <table:table-cell office:value-type="float" office:value="130476550" calcext:value-type="float">
            <text:p>130476550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0" calcext:value-type="float">
            <text:p>0</text:p>
          </table:table-cell>
          <table:table-cell office:value-type="float" office:value="131224403" calcext:value-type="float">
            <text:p>131224403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0" calcext:value-type="float">
            <text:p>0</text:p>
          </table:table-cell>
          <table:table-cell office:value-type="float" office:value="132033829" calcext:value-type="float">
            <text:p>132033829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0" calcext:value-type="float">
            <text:p>0</text:p>
          </table:table-cell>
          <table:table-cell office:value-type="float" office:value="133098997" calcext:value-type="float">
            <text:p>133098997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0" calcext:value-type="float">
            <text:p>0</text:p>
          </table:table-cell>
          <table:table-cell office:value-type="float" office:value="134328784" calcext:value-type="float">
            <text:p>134328784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0" calcext:value-type="float">
            <text:p>0</text:p>
          </table:table-cell>
          <table:table-cell office:value-type="float" office:value="135633102" calcext:value-type="float">
            <text:p>135633102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0" calcext:value-type="float">
            <text:p>0</text:p>
          </table:table-cell>
          <table:table-cell office:value-type="float" office:value="136963083" calcext:value-type="float">
            <text:p>136963083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0" calcext:value-type="float">
            <text:p>0</text:p>
          </table:table-cell>
          <table:table-cell office:value-type="float" office:value="138079831" calcext:value-type="float">
            <text:p>138079831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0" calcext:value-type="float">
            <text:p>0</text:p>
          </table:table-cell>
          <table:table-cell office:value-type="float" office:value="138850536" calcext:value-type="float">
            <text:p>138850536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0" calcext:value-type="float">
            <text:p>0</text:p>
          </table:table-cell>
          <table:table-cell office:value-type="float" office:value="139726243" calcext:value-type="float">
            <text:p>139726243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0" calcext:value-type="float">
            <text:p>0</text:p>
          </table:table-cell>
          <table:table-cell office:value-type="float" office:value="141004100" calcext:value-type="float">
            <text:p>141004100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0" calcext:value-type="float">
            <text:p>0</text:p>
          </table:table-cell>
          <table:table-cell office:value-type="float" office:value="142484224" calcext:value-type="float">
            <text:p>142484224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0" calcext:value-type="float">
            <text:p>0</text:p>
          </table:table-cell>
          <table:table-cell office:value-type="float" office:value="144017001" calcext:value-type="float">
            <text:p>144017001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0" calcext:value-type="float">
            <text:p>0</text:p>
          </table:table-cell>
          <table:table-cell office:value-type="float" office:value="145482772" calcext:value-type="float">
            <text:p>145482772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0" calcext:value-type="float">
            <text:p>0</text:p>
          </table:table-cell>
          <table:table-cell office:value-type="float" office:value="146662561" calcext:value-type="float">
            <text:p>146662561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0" calcext:value-type="float">
            <text:p>0</text:p>
          </table:table-cell>
          <table:table-cell office:value-type="float" office:value="147456270" calcext:value-type="float">
            <text:p>147456270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0" calcext:value-type="float">
            <text:p>0</text:p>
          </table:table-cell>
          <table:table-cell office:value-type="float" office:value="148411064" calcext:value-type="float">
            <text:p>148411064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0" calcext:value-type="float">
            <text:p>0</text:p>
          </table:table-cell>
          <table:table-cell office:value-type="float" office:value="149751317" calcext:value-type="float">
            <text:p>149751317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0" calcext:value-type="float">
            <text:p>0</text:p>
          </table:table-cell>
          <table:table-cell office:value-type="float" office:value="151255253" calcext:value-type="float">
            <text:p>151255253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0" calcext:value-type="float">
            <text:p>0</text:p>
          </table:table-cell>
          <table:table-cell office:value-type="float" office:value="152741233" calcext:value-type="float">
            <text:p>152741233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0" calcext:value-type="float">
            <text:p>0</text:p>
          </table:table-cell>
          <table:table-cell office:value-type="float" office:value="154242938" calcext:value-type="float">
            <text:p>154242938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0" calcext:value-type="float">
            <text:p>0</text:p>
          </table:table-cell>
          <table:table-cell office:value-type="float" office:value="155463145" calcext:value-type="float">
            <text:p>155463145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0" calcext:value-type="float">
            <text:p>0</text:p>
          </table:table-cell>
          <table:table-cell office:value-type="float" office:value="156362713" calcext:value-type="float">
            <text:p>156362713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0" calcext:value-type="float">
            <text:p>0</text:p>
          </table:table-cell>
          <table:table-cell office:value-type="float" office:value="157379399" calcext:value-type="float">
            <text:p>157379399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0" calcext:value-type="float">
            <text:p>0</text:p>
          </table:table-cell>
          <table:table-cell office:value-type="float" office:value="158744010" calcext:value-type="float">
            <text:p>158744010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0" calcext:value-type="float">
            <text:p>0</text:p>
          </table:table-cell>
          <table:table-cell office:value-type="float" office:value="160376374" calcext:value-type="float">
            <text:p>160376374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0" calcext:value-type="float">
            <text:p>0</text:p>
          </table:table-cell>
          <table:table-cell office:value-type="float" office:value="162072430" calcext:value-type="float">
            <text:p>162072430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0" calcext:value-type="float">
            <text:p>0</text:p>
          </table:table-cell>
          <table:table-cell office:value-type="float" office:value="163749801" calcext:value-type="float">
            <text:p>163749801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0" calcext:value-type="float">
            <text:p>0</text:p>
          </table:table-cell>
          <table:table-cell office:value-type="float" office:value="165205465" calcext:value-type="float">
            <text:p>165205465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0" calcext:value-type="float">
            <text:p>0</text:p>
          </table:table-cell>
          <table:table-cell office:value-type="float" office:value="166216527" calcext:value-type="float">
            <text:p>166216527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0" calcext:value-type="float">
            <text:p>0</text:p>
          </table:table-cell>
          <table:table-cell office:value-type="float" office:value="167440489" calcext:value-type="float">
            <text:p>167440489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0" calcext:value-type="float">
            <text:p>0</text:p>
          </table:table-cell>
          <table:table-cell office:value-type="float" office:value="168979168" calcext:value-type="float">
            <text:p>168979168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0" calcext:value-type="float">
            <text:p>0</text:p>
          </table:table-cell>
          <table:table-cell office:value-type="float" office:value="170770335" calcext:value-type="float">
            <text:p>170770335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0" calcext:value-type="float">
            <text:p>0</text:p>
          </table:table-cell>
          <table:table-cell office:value-type="float" office:value="172623869" calcext:value-type="float">
            <text:p>172623869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0" calcext:value-type="float">
            <text:p>0</text:p>
          </table:table-cell>
          <table:table-cell office:value-type="float" office:value="174528195" calcext:value-type="float">
            <text:p>174528195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0" calcext:value-type="float">
            <text:p>0</text:p>
          </table:table-cell>
          <table:table-cell office:value-type="float" office:value="176126364" calcext:value-type="float">
            <text:p>176126364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0" calcext:value-type="float">
            <text:p>0</text:p>
          </table:table-cell>
          <table:table-cell office:value-type="float" office:value="177323415" calcext:value-type="float">
            <text:p>177323415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0" calcext:value-type="float">
            <text:p>0</text:p>
          </table:table-cell>
          <table:table-cell office:value-type="float" office:value="178815520" calcext:value-type="float">
            <text:p>178815520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0" calcext:value-type="float">
            <text:p>0</text:p>
          </table:table-cell>
          <table:table-cell office:value-type="float" office:value="180720604" calcext:value-type="float">
            <text:p>180720604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0" calcext:value-type="float">
            <text:p>0</text:p>
          </table:table-cell>
          <table:table-cell office:value-type="float" office:value="182819401" calcext:value-type="float">
            <text:p>182819401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0" calcext:value-type="float">
            <text:p>0</text:p>
          </table:table-cell>
          <table:table-cell office:value-type="float" office:value="184895423" calcext:value-type="float">
            <text:p>184895423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0" calcext:value-type="float">
            <text:p>0</text:p>
          </table:table-cell>
          <table:table-cell office:value-type="float" office:value="187045398" calcext:value-type="float">
            <text:p>187045398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0" calcext:value-type="float">
            <text:p>0</text:p>
          </table:table-cell>
          <table:table-cell office:value-type="float" office:value="188901635" calcext:value-type="float">
            <text:p>188901635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0" calcext:value-type="float">
            <text:p>0</text:p>
          </table:table-cell>
          <table:table-cell office:value-type="float" office:value="190323778" calcext:value-type="float">
            <text:p>190323778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0" calcext:value-type="float">
            <text:p>0</text:p>
          </table:table-cell>
          <table:table-cell office:value-type="float" office:value="191996804" calcext:value-type="float">
            <text:p>191996804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0" calcext:value-type="float">
            <text:p>0</text:p>
          </table:table-cell>
          <table:table-cell office:value-type="float" office:value="193968192" calcext:value-type="float">
            <text:p>193968192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0" calcext:value-type="float">
            <text:p>0</text:p>
          </table:table-cell>
          <table:table-cell office:value-type="float" office:value="196193379" calcext:value-type="float">
            <text:p>196193379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0" calcext:value-type="float">
            <text:p>0</text:p>
          </table:table-cell>
          <table:table-cell office:value-type="float" office:value="197699815" calcext:value-type="float">
            <text:p>197699815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0" calcext:value-type="float">
            <text:p>0</text:p>
          </table:table-cell>
          <table:table-cell office:value-type="float" office:value="199212336" calcext:value-type="float">
            <text:p>199212336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0" calcext:value-type="float">
            <text:p>0</text:p>
          </table:table-cell>
          <table:table-cell office:value-type="float" office:value="200560587" calcext:value-type="float">
            <text:p>200560587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0" calcext:value-type="float">
            <text:p>0</text:p>
          </table:table-cell>
          <table:table-cell office:value-type="float" office:value="201712265" calcext:value-type="float">
            <text:p>201712265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0" calcext:value-type="float">
            <text:p>0</text:p>
          </table:table-cell>
          <table:table-cell office:value-type="float" office:value="203177648" calcext:value-type="float">
            <text:p>203177648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0" calcext:value-type="float">
            <text:p>0</text:p>
          </table:table-cell>
          <table:table-cell office:value-type="float" office:value="205021023" calcext:value-type="float">
            <text:p>205021023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0" calcext:value-type="float">
            <text:p>0</text:p>
          </table:table-cell>
          <table:table-cell office:value-type="float" office:value="207119292" calcext:value-type="float">
            <text:p>207119292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0" calcext:value-type="float">
            <text:p>0</text:p>
          </table:table-cell>
          <table:table-cell office:value-type="float" office:value="209266455" calcext:value-type="float">
            <text:p>209266455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0" calcext:value-type="float">
            <text:p>0</text:p>
          </table:table-cell>
          <table:table-cell office:value-type="float" office:value="211384483" calcext:value-type="float">
            <text:p>211384483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0" calcext:value-type="float">
            <text:p>0</text:p>
          </table:table-cell>
          <table:table-cell office:value-type="float" office:value="213075693" calcext:value-type="float">
            <text:p>213075693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0" calcext:value-type="float">
            <text:p>0</text:p>
          </table:table-cell>
          <table:table-cell office:value-type="float" office:value="214368239" calcext:value-type="float">
            <text:p>214368239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0" calcext:value-type="float">
            <text:p>0</text:p>
          </table:table-cell>
          <table:table-cell office:value-type="float" office:value="215908396" calcext:value-type="float">
            <text:p>215908396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0" calcext:value-type="float">
            <text:p>0</text:p>
          </table:table-cell>
          <table:table-cell office:value-type="float" office:value="217823578" calcext:value-type="float">
            <text:p>217823578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0" calcext:value-type="float">
            <text:p>0</text:p>
          </table:table-cell>
          <table:table-cell office:value-type="float" office:value="219947508" calcext:value-type="float">
            <text:p>219947508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0" calcext:value-type="float">
            <text:p>0</text:p>
          </table:table-cell>
          <table:table-cell office:value-type="float" office:value="222129217" calcext:value-type="float">
            <text:p>222129217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0" calcext:value-type="float">
            <text:p>0</text:p>
          </table:table-cell>
          <table:table-cell office:value-type="float" office:value="224185560" calcext:value-type="float">
            <text:p>224185560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0" calcext:value-type="float">
            <text:p>0</text:p>
          </table:table-cell>
          <table:table-cell office:value-type="float" office:value="225907487" calcext:value-type="float">
            <text:p>225907487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4363" calcext:value-type="float">
            <text:p>4363</text:p>
          </table:table-cell>
          <table:table-cell office:value-type="float" office:value="227156890" calcext:value-type="float">
            <text:p>227156890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4462" calcext:value-type="float">
            <text:p>4462</text:p>
          </table:table-cell>
          <table:table-cell office:value-type="float" office:value="228651228" calcext:value-type="float">
            <text:p>228651228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4688" calcext:value-type="float">
            <text:p>4688</text:p>
          </table:table-cell>
          <table:table-cell office:value-type="float" office:value="230597226" calcext:value-type="float">
            <text:p>230597226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5116" calcext:value-type="float">
            <text:p>5116</text:p>
          </table:table-cell>
          <table:table-cell office:value-type="float" office:value="232674062" calcext:value-type="float">
            <text:p>232674062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5804" calcext:value-type="float">
            <text:p>5804</text:p>
          </table:table-cell>
          <table:table-cell office:value-type="float" office:value="234727477" calcext:value-type="float">
            <text:p>234727477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7001" calcext:value-type="float">
            <text:p>7001</text:p>
          </table:table-cell>
          <table:table-cell office:value-type="float" office:value="236749157" calcext:value-type="float">
            <text:p>236749157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8015" calcext:value-type="float">
            <text:p>8015</text:p>
          </table:table-cell>
          <table:table-cell office:value-type="float" office:value="238460211" calcext:value-type="float">
            <text:p>238460211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8751" calcext:value-type="float">
            <text:p>8751</text:p>
          </table:table-cell>
          <table:table-cell office:value-type="float" office:value="239736562" calcext:value-type="float">
            <text:p>239736562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10066" calcext:value-type="float">
            <text:p>10066</text:p>
          </table:table-cell>
          <table:table-cell office:value-type="float" office:value="241265292" calcext:value-type="float">
            <text:p>241265292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12577" calcext:value-type="float">
            <text:p>12577</text:p>
          </table:table-cell>
          <table:table-cell office:value-type="float" office:value="243253194" calcext:value-type="float">
            <text:p>243253194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15200" calcext:value-type="float">
            <text:p>15200</text:p>
          </table:table-cell>
          <table:table-cell office:value-type="float" office:value="245532673" calcext:value-type="float">
            <text:p>245532673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16302" calcext:value-type="float">
            <text:p>16302</text:p>
          </table:table-cell>
          <table:table-cell office:value-type="float" office:value="247425077" calcext:value-type="float">
            <text:p>247425077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16395" calcext:value-type="float">
            <text:p>16395</text:p>
          </table:table-cell>
          <table:table-cell office:value-type="float" office:value="248503363" calcext:value-type="float">
            <text:p>248503363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17141" calcext:value-type="float">
            <text:p>17141</text:p>
          </table:table-cell>
          <table:table-cell office:value-type="float" office:value="249495617" calcext:value-type="float">
            <text:p>249495617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17846" calcext:value-type="float">
            <text:p>17846</text:p>
          </table:table-cell>
          <table:table-cell office:value-type="float" office:value="250441346" calcext:value-type="float">
            <text:p>250441346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21505" calcext:value-type="float">
            <text:p>21505</text:p>
          </table:table-cell>
          <table:table-cell office:value-type="float" office:value="251732218" calcext:value-type="float">
            <text:p>251732218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26202" calcext:value-type="float">
            <text:p>26202</text:p>
          </table:table-cell>
          <table:table-cell office:value-type="float" office:value="253597673" calcext:value-type="float">
            <text:p>253597673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32843" calcext:value-type="float">
            <text:p>32843</text:p>
          </table:table-cell>
          <table:table-cell office:value-type="float" office:value="255786639" calcext:value-type="float">
            <text:p>255786639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35813" calcext:value-type="float">
            <text:p>35813</text:p>
          </table:table-cell>
          <table:table-cell office:value-type="float" office:value="257711320" calcext:value-type="float">
            <text:p>257711320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41586" calcext:value-type="float">
            <text:p>41586</text:p>
          </table:table-cell>
          <table:table-cell office:value-type="float" office:value="258967847" calcext:value-type="float">
            <text:p>258967847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44325" calcext:value-type="float">
            <text:p>44325</text:p>
          </table:table-cell>
          <table:table-cell office:value-type="float" office:value="260086669" calcext:value-type="float">
            <text:p>260086669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46685" calcext:value-type="float">
            <text:p>46685</text:p>
          </table:table-cell>
          <table:table-cell office:value-type="float" office:value="261137278" calcext:value-type="float">
            <text:p>261137278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91978" calcext:value-type="float">
            <text:p>91978</text:p>
          </table:table-cell>
          <table:table-cell office:value-type="float" office:value="262545823" calcext:value-type="float">
            <text:p>262545823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179587" calcext:value-type="float">
            <text:p>179587</text:p>
          </table:table-cell>
          <table:table-cell office:value-type="float" office:value="264518668" calcext:value-type="float">
            <text:p>264518668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351079" calcext:value-type="float">
            <text:p>351079</text:p>
          </table:table-cell>
          <table:table-cell office:value-type="float" office:value="266856714" calcext:value-type="float">
            <text:p>266856714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629521" calcext:value-type="float">
            <text:p>629521</text:p>
          </table:table-cell>
          <table:table-cell office:value-type="float" office:value="269117877" calcext:value-type="float">
            <text:p>269117877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989899" calcext:value-type="float">
            <text:p>989899</text:p>
          </table:table-cell>
          <table:table-cell office:value-type="float" office:value="271269544" calcext:value-type="float">
            <text:p>271269544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1118103" calcext:value-type="float">
            <text:p>1118103</text:p>
          </table:table-cell>
          <table:table-cell office:value-type="float" office:value="272989160" calcext:value-type="float">
            <text:p>272989160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1186824" calcext:value-type="float">
            <text:p>1186824</text:p>
          </table:table-cell>
          <table:table-cell office:value-type="float" office:value="274159138" calcext:value-type="float">
            <text:p>274159138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1507661" calcext:value-type="float">
            <text:p>1507661</text:p>
          </table:table-cell>
          <table:table-cell office:value-type="float" office:value="275689314" calcext:value-type="float">
            <text:p>275689314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1821058" calcext:value-type="float">
            <text:p>1821058</text:p>
          </table:table-cell>
          <table:table-cell office:value-type="float" office:value="277726384" calcext:value-type="float">
            <text:p>277726384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2090115" calcext:value-type="float">
            <text:p>2090115</text:p>
          </table:table-cell>
          <table:table-cell office:value-type="float" office:value="279845080" calcext:value-type="float">
            <text:p>279845080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2224853" calcext:value-type="float">
            <text:p>2224853</text:p>
          </table:table-cell>
          <table:table-cell office:value-type="float" office:value="281934950" calcext:value-type="float">
            <text:p>281934950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2344252" calcext:value-type="float">
            <text:p>2344252</text:p>
          </table:table-cell>
          <table:table-cell office:value-type="float" office:value="283984233" calcext:value-type="float">
            <text:p>283984233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2415747" calcext:value-type="float">
            <text:p>2415747</text:p>
          </table:table-cell>
          <table:table-cell office:value-type="float" office:value="285582340" calcext:value-type="float">
            <text:p>285582340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2457615" calcext:value-type="float">
            <text:p>2457615</text:p>
          </table:table-cell>
          <table:table-cell office:value-type="float" office:value="286660134" calcext:value-type="float">
            <text:p>286660134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2683687" calcext:value-type="float">
            <text:p>2683687</text:p>
          </table:table-cell>
          <table:table-cell office:value-type="float" office:value="287956401" calcext:value-type="float">
            <text:p>287956401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3035756" calcext:value-type="float">
            <text:p>3035756</text:p>
          </table:table-cell>
          <table:table-cell office:value-type="float" office:value="289773198" calcext:value-type="float">
            <text:p>289773198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3452306" calcext:value-type="float">
            <text:p>3452306</text:p>
          </table:table-cell>
          <table:table-cell office:value-type="float" office:value="291915952" calcext:value-type="float">
            <text:p>291915952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3723285" calcext:value-type="float">
            <text:p>3723285</text:p>
          </table:table-cell>
          <table:table-cell office:value-type="float" office:value="293983383" calcext:value-type="float">
            <text:p>293983383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3930198" calcext:value-type="float">
            <text:p>3930198</text:p>
          </table:table-cell>
          <table:table-cell office:value-type="float" office:value="295921384" calcext:value-type="float">
            <text:p>295921384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4079132" calcext:value-type="float">
            <text:p>4079132</text:p>
          </table:table-cell>
          <table:table-cell office:value-type="float" office:value="297476287" calcext:value-type="float">
            <text:p>297476287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4166165" calcext:value-type="float">
            <text:p>4166165</text:p>
          </table:table-cell>
          <table:table-cell office:value-type="float" office:value="298485612" calcext:value-type="float">
            <text:p>298485612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4649117" calcext:value-type="float">
            <text:p>4649117</text:p>
          </table:table-cell>
          <table:table-cell office:value-type="float" office:value="299727663" calcext:value-type="float">
            <text:p>299727663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5223430" calcext:value-type="float">
            <text:p>5223430</text:p>
          </table:table-cell>
          <table:table-cell office:value-type="float" office:value="301521273" calcext:value-type="float">
            <text:p>301521273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5862291" calcext:value-type="float">
            <text:p>5862291</text:p>
          </table:table-cell>
          <table:table-cell office:value-type="float" office:value="303597516" calcext:value-type="float">
            <text:p>303597516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6410570" calcext:value-type="float">
            <text:p>6410570</text:p>
          </table:table-cell>
          <table:table-cell office:value-type="float" office:value="305515765" calcext:value-type="float">
            <text:p>305515765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6896889" calcext:value-type="float">
            <text:p>6896889</text:p>
          </table:table-cell>
          <table:table-cell office:value-type="float" office:value="307371786" calcext:value-type="float">
            <text:p>307371786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7136604" calcext:value-type="float">
            <text:p>7136604</text:p>
          </table:table-cell>
          <table:table-cell office:value-type="float" office:value="308819330" calcext:value-type="float">
            <text:p>308819330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7261222" calcext:value-type="float">
            <text:p>7261222</text:p>
          </table:table-cell>
          <table:table-cell office:value-type="float" office:value="309770225" calcext:value-type="float">
            <text:p>309770225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7824104" calcext:value-type="float">
            <text:p>7824104</text:p>
          </table:table-cell>
          <table:table-cell office:value-type="float" office:value="310808072" calcext:value-type="float">
            <text:p>310808072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8512773" calcext:value-type="float">
            <text:p>8512773</text:p>
          </table:table-cell>
          <table:table-cell office:value-type="float" office:value="312447846" calcext:value-type="float">
            <text:p>312447846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9336200" calcext:value-type="float">
            <text:p>9336200</text:p>
          </table:table-cell>
          <table:table-cell office:value-type="float" office:value="314325730" calcext:value-type="float">
            <text:p>314325730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10237209" calcext:value-type="float">
            <text:p>10237209</text:p>
          </table:table-cell>
          <table:table-cell office:value-type="float" office:value="316263822" calcext:value-type="float">
            <text:p>316263822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11183858" calcext:value-type="float">
            <text:p>11183858</text:p>
          </table:table-cell>
          <table:table-cell office:value-type="float" office:value="318101944" calcext:value-type="float">
            <text:p>318101944</text:p>
          </table:table-cell>
        </table:table-row>
        <table:table-row table:style-name="ro1">
          <table:table-cell office:value-type="string" calcext:value-type="string">
            <text:p>2021-02-06</text:p>
          </table:table-cell>
          <table:table-cell office:value-type="float" office:value="11601222" calcext:value-type="float">
            <text:p>11601222</text:p>
          </table:table-cell>
          <table:table-cell office:value-type="float" office:value="319439130" calcext:value-type="float">
            <text:p>319439130</text:p>
          </table:table-cell>
        </table:table-row>
        <table:table-row table:style-name="ro1">
          <table:table-cell office:value-type="string" calcext:value-type="string">
            <text:p>2021-02-07</text:p>
          </table:table-cell>
          <table:table-cell office:value-type="float" office:value="11755582" calcext:value-type="float">
            <text:p>11755582</text:p>
          </table:table-cell>
          <table:table-cell office:value-type="float" office:value="320270323" calcext:value-type="float">
            <text:p>320270323</text:p>
          </table:table-cell>
        </table:table-row>
        <table:table-row table:style-name="ro1">
          <table:table-cell office:value-type="string" calcext:value-type="string">
            <text:p>2021-02-08</text:p>
          </table:table-cell>
          <table:table-cell office:value-type="float" office:value="12452818" calcext:value-type="float">
            <text:p>12452818</text:p>
          </table:table-cell>
          <table:table-cell office:value-type="float" office:value="321319692" calcext:value-type="float">
            <text:p>321319692</text:p>
          </table:table-cell>
        </table:table-row>
        <table:table-row table:style-name="ro1">
          <table:table-cell office:value-type="string" calcext:value-type="string">
            <text:p>2021-02-09</text:p>
          </table:table-cell>
          <table:table-cell office:value-type="float" office:value="13336254" calcext:value-type="float">
            <text:p>13336254</text:p>
          </table:table-cell>
          <table:table-cell office:value-type="float" office:value="323020093" calcext:value-type="float">
            <text:p>323020093</text:p>
          </table:table-cell>
        </table:table-row>
        <table:table-row table:style-name="ro1">
          <table:table-cell office:value-type="string" calcext:value-type="string">
            <text:p>2021-02-10</text:p>
          </table:table-cell>
          <table:table-cell office:value-type="float" office:value="14358978" calcext:value-type="float">
            <text:p>14358978</text:p>
          </table:table-cell>
          <table:table-cell office:value-type="float" office:value="324668058" calcext:value-type="float">
            <text:p>324668058</text:p>
          </table:table-cell>
        </table:table-row>
        <table:table-row table:style-name="ro1">
          <table:table-cell office:value-type="string" calcext:value-type="string">
            <text:p>2021-02-11</text:p>
          </table:table-cell>
          <table:table-cell office:value-type="float" office:value="15433893" calcext:value-type="float">
            <text:p>15433893</text:p>
          </table:table-cell>
          <table:table-cell office:value-type="float" office:value="326091776" calcext:value-type="float">
            <text:p>326091776</text:p>
          </table:table-cell>
        </table:table-row>
        <table:table-row table:style-name="ro1">
          <table:table-cell office:value-type="string" calcext:value-type="string">
            <text:p>2021-02-12</text:p>
          </table:table-cell>
          <table:table-cell office:value-type="float" office:value="16579211" calcext:value-type="float">
            <text:p>16579211</text:p>
          </table:table-cell>
          <table:table-cell office:value-type="float" office:value="327510292" calcext:value-type="float">
            <text:p>327510292</text:p>
          </table:table-cell>
        </table:table-row>
        <table:table-row table:style-name="ro1">
          <table:table-cell office:value-type="string" calcext:value-type="string">
            <text:p>2021-02-13</text:p>
          </table:table-cell>
          <table:table-cell office:value-type="float" office:value="17147368" calcext:value-type="float">
            <text:p>17147368</text:p>
          </table:table-cell>
          <table:table-cell office:value-type="float" office:value="328615105" calcext:value-type="float">
            <text:p>328615105</text:p>
          </table:table-cell>
        </table:table-row>
        <table:table-row table:style-name="ro1">
          <table:table-cell office:value-type="string" calcext:value-type="string">
            <text:p>2021-02-14</text:p>
          </table:table-cell>
          <table:table-cell office:value-type="float" office:value="17375429" calcext:value-type="float">
            <text:p>17375429</text:p>
          </table:table-cell>
          <table:table-cell office:value-type="float" office:value="329280805" calcext:value-type="float">
            <text:p>329280805</text:p>
          </table:table-cell>
        </table:table-row>
        <table:table-row table:style-name="ro1">
          <table:table-cell office:value-type="string" calcext:value-type="string">
            <text:p>2021-02-15</text:p>
          </table:table-cell>
          <table:table-cell office:value-type="float" office:value="17905264" calcext:value-type="float">
            <text:p>17905264</text:p>
          </table:table-cell>
          <table:table-cell office:value-type="float" office:value="330082757" calcext:value-type="float">
            <text:p>330082757</text:p>
          </table:table-cell>
        </table:table-row>
        <table:table-row table:style-name="ro1">
          <table:table-cell office:value-type="string" calcext:value-type="string">
            <text:p>2021-02-16</text:p>
          </table:table-cell>
          <table:table-cell office:value-type="float" office:value="18683480" calcext:value-type="float">
            <text:p>18683480</text:p>
          </table:table-cell>
          <table:table-cell office:value-type="float" office:value="331337823" calcext:value-type="float">
            <text:p>331337823</text:p>
          </table:table-cell>
        </table:table-row>
        <table:table-row table:style-name="ro1">
          <table:table-cell office:value-type="string" calcext:value-type="string">
            <text:p>2021-02-17</text:p>
          </table:table-cell>
          <table:table-cell office:value-type="float" office:value="19662762" calcext:value-type="float">
            <text:p>19662762</text:p>
          </table:table-cell>
          <table:table-cell office:value-type="float" office:value="332813913" calcext:value-type="float">
            <text:p>332813913</text:p>
          </table:table-cell>
        </table:table-row>
        <table:table-row table:style-name="ro1">
          <table:table-cell office:value-type="string" calcext:value-type="string">
            <text:p>2021-02-18</text:p>
          </table:table-cell>
          <table:table-cell office:value-type="float" office:value="20624551" calcext:value-type="float">
            <text:p>20624551</text:p>
          </table:table-cell>
          <table:table-cell office:value-type="float" office:value="334233168" calcext:value-type="float">
            <text:p>334233168</text:p>
          </table:table-cell>
        </table:table-row>
        <table:table-row table:style-name="ro1">
          <table:table-cell office:value-type="string" calcext:value-type="string">
            <text:p>2021-02-19</text:p>
          </table:table-cell>
          <table:table-cell office:value-type="float" office:value="21709059" calcext:value-type="float">
            <text:p>21709059</text:p>
          </table:table-cell>
          <table:table-cell office:value-type="float" office:value="335591680" calcext:value-type="float">
            <text:p>335591680</text:p>
          </table:table-cell>
        </table:table-row>
        <table:table-row table:style-name="ro1">
          <table:table-cell office:value-type="string" calcext:value-type="string">
            <text:p>2021-02-20</text:p>
          </table:table-cell>
          <table:table-cell office:value-type="float" office:value="22381406" calcext:value-type="float">
            <text:p>22381406</text:p>
          </table:table-cell>
          <table:table-cell office:value-type="float" office:value="336652937" calcext:value-type="float">
            <text:p>336652937</text:p>
          </table:table-cell>
        </table:table-row>
        <table:table-row table:style-name="ro1">
          <table:table-cell office:value-type="string" calcext:value-type="string">
            <text:p>2021-02-21</text:p>
          </table:table-cell>
          <table:table-cell office:value-type="float" office:value="22698795" calcext:value-type="float">
            <text:p>22698795</text:p>
          </table:table-cell>
          <table:table-cell office:value-type="float" office:value="337338411" calcext:value-type="float">
            <text:p>337338411</text:p>
          </table:table-cell>
        </table:table-row>
        <table:table-row table:style-name="ro1">
          <table:table-cell office:value-type="string" calcext:value-type="string">
            <text:p>2021-02-22</text:p>
          </table:table-cell>
          <table:table-cell office:value-type="float" office:value="23489510" calcext:value-type="float">
            <text:p>23489510</text:p>
          </table:table-cell>
          <table:table-cell office:value-type="float" office:value="338382208" calcext:value-type="float">
            <text:p>338382208</text:p>
          </table:table-cell>
        </table:table-row>
        <table:table-row table:style-name="ro1">
          <table:table-cell office:value-type="string" calcext:value-type="string">
            <text:p>2021-02-23</text:p>
          </table:table-cell>
          <table:table-cell office:value-type="float" office:value="24497877" calcext:value-type="float">
            <text:p>24497877</text:p>
          </table:table-cell>
          <table:table-cell office:value-type="float" office:value="340033559" calcext:value-type="float">
            <text:p>340033559</text:p>
          </table:table-cell>
        </table:table-row>
        <table:table-row table:style-name="ro1">
          <table:table-cell office:value-type="string" calcext:value-type="string">
            <text:p>2021-02-24</text:p>
          </table:table-cell>
          <table:table-cell office:value-type="float" office:value="25710466" calcext:value-type="float">
            <text:p>25710466</text:p>
          </table:table-cell>
          <table:table-cell office:value-type="float" office:value="341729747" calcext:value-type="float">
            <text:p>341729747</text:p>
          </table:table-cell>
        </table:table-row>
        <table:table-row table:style-name="ro1">
          <table:table-cell office:value-type="string" calcext:value-type="string">
            <text:p>2021-02-25</text:p>
          </table:table-cell>
          <table:table-cell office:value-type="float" office:value="27026158" calcext:value-type="float">
            <text:p>27026158</text:p>
          </table:table-cell>
          <table:table-cell office:value-type="float" office:value="343347754" calcext:value-type="float">
            <text:p>343347754</text:p>
          </table:table-cell>
        </table:table-row>
        <table:table-row table:style-name="ro1">
          <table:table-cell office:value-type="string" calcext:value-type="string">
            <text:p>2021-02-26</text:p>
          </table:table-cell>
          <table:table-cell office:value-type="float" office:value="28379888" calcext:value-type="float">
            <text:p>28379888</text:p>
          </table:table-cell>
          <table:table-cell office:value-type="float" office:value="344831170" calcext:value-type="float">
            <text:p>344831170</text:p>
          </table:table-cell>
        </table:table-row>
        <table:table-row table:style-name="ro1">
          <table:table-cell office:value-type="string" calcext:value-type="string">
            <text:p>2021-02-27</text:p>
          </table:table-cell>
          <table:table-cell office:value-type="float" office:value="29181954" calcext:value-type="float">
            <text:p>29181954</text:p>
          </table:table-cell>
          <table:table-cell office:value-type="float" office:value="345909051" calcext:value-type="float">
            <text:p>345909051</text:p>
          </table:table-cell>
        </table:table-row>
        <table:table-row table:style-name="ro1">
          <table:table-cell office:value-type="string" calcext:value-type="string">
            <text:p>2021-02-28</text:p>
          </table:table-cell>
          <table:table-cell office:value-type="float" office:value="29470457" calcext:value-type="float">
            <text:p>29470457</text:p>
          </table:table-cell>
          <table:table-cell office:value-type="float" office:value="346544787" calcext:value-type="float">
            <text:p>346544787</text:p>
          </table:table-cell>
        </table:table-row>
        <table:table-row table:style-name="ro1">
          <table:table-cell office:value-type="string" calcext:value-type="string">
            <text:p>2021-03-01</text:p>
          </table:table-cell>
          <table:table-cell office:value-type="float" office:value="30246995" calcext:value-type="float">
            <text:p>30246995</text:p>
          </table:table-cell>
          <table:table-cell office:value-type="float" office:value="347543243" calcext:value-type="float">
            <text:p>347543243</text:p>
          </table:table-cell>
        </table:table-row>
        <table:table-row table:style-name="ro1">
          <table:table-cell office:value-type="string" calcext:value-type="string">
            <text:p>2021-03-02</text:p>
          </table:table-cell>
          <table:table-cell office:value-type="float" office:value="31190502" calcext:value-type="float">
            <text:p>31190502</text:p>
          </table:table-cell>
          <table:table-cell office:value-type="float" office:value="349160301" calcext:value-type="float">
            <text:p>349160301</text:p>
          </table:table-cell>
        </table:table-row>
        <table:table-row table:style-name="ro1">
          <table:table-cell office:value-type="string" calcext:value-type="string">
            <text:p>2021-03-03</text:p>
          </table:table-cell>
          <table:table-cell office:value-type="float" office:value="32303165" calcext:value-type="float">
            <text:p>32303165</text:p>
          </table:table-cell>
          <table:table-cell office:value-type="float" office:value="350904490" calcext:value-type="float">
            <text:p>350904490</text:p>
          </table:table-cell>
        </table:table-row>
        <table:table-row table:style-name="ro1">
          <table:table-cell office:value-type="string" calcext:value-type="string">
            <text:p>2021-03-04</text:p>
          </table:table-cell>
          <table:table-cell office:value-type="float" office:value="33529585" calcext:value-type="float">
            <text:p>33529585</text:p>
          </table:table-cell>
          <table:table-cell office:value-type="float" office:value="352463503" calcext:value-type="float">
            <text:p>352463503</text:p>
          </table:table-cell>
        </table:table-row>
        <table:table-row table:style-name="ro1">
          <table:table-cell office:value-type="string" calcext:value-type="string">
            <text:p>2021-03-05</text:p>
          </table:table-cell>
          <table:table-cell office:value-type="float" office:value="34817324" calcext:value-type="float">
            <text:p>34817324</text:p>
          </table:table-cell>
          <table:table-cell office:value-type="float" office:value="353899465" calcext:value-type="float">
            <text:p>353899465</text:p>
          </table:table-cell>
        </table:table-row>
        <table:table-row table:style-name="ro1">
          <table:table-cell office:value-type="string" calcext:value-type="string">
            <text:p>2021-03-06</text:p>
          </table:table-cell>
          <table:table-cell office:value-type="float" office:value="35670916" calcext:value-type="float">
            <text:p>35670916</text:p>
          </table:table-cell>
          <table:table-cell office:value-type="float" office:value="354968465" calcext:value-type="float">
            <text:p>354968465</text:p>
          </table:table-cell>
        </table:table-row>
        <table:table-row table:style-name="ro1">
          <table:table-cell office:value-type="string" calcext:value-type="string">
            <text:p>2021-03-07</text:p>
          </table:table-cell>
          <table:table-cell office:value-type="float" office:value="36012373" calcext:value-type="float">
            <text:p>36012373</text:p>
          </table:table-cell>
          <table:table-cell office:value-type="float" office:value="355580373" calcext:value-type="float">
            <text:p>355580373</text:p>
          </table:table-cell>
        </table:table-row>
        <table:table-row table:style-name="ro1">
          <table:table-cell office:value-type="string" calcext:value-type="string">
            <text:p>2021-03-08</text:p>
          </table:table-cell>
          <table:table-cell office:value-type="float" office:value="36855277" calcext:value-type="float">
            <text:p>36855277</text:p>
          </table:table-cell>
          <table:table-cell office:value-type="float" office:value="356561659" calcext:value-type="float">
            <text:p>356561659</text:p>
          </table:table-cell>
        </table:table-row>
        <table:table-row table:style-name="ro1">
          <table:table-cell office:value-type="string" calcext:value-type="string">
            <text:p>2021-03-09</text:p>
          </table:table-cell>
          <table:table-cell office:value-type="float" office:value="37927666" calcext:value-type="float">
            <text:p>37927666</text:p>
          </table:table-cell>
          <table:table-cell office:value-type="float" office:value="358106689" calcext:value-type="float">
            <text:p>358106689</text:p>
          </table:table-cell>
        </table:table-row>
        <table:table-row table:style-name="ro1">
          <table:table-cell office:value-type="string" calcext:value-type="string">
            <text:p>2021-03-10</text:p>
          </table:table-cell>
          <table:table-cell office:value-type="float" office:value="39185682" calcext:value-type="float">
            <text:p>39185682</text:p>
          </table:table-cell>
          <table:table-cell office:value-type="float" office:value="359727532" calcext:value-type="float">
            <text:p>359727532</text:p>
          </table:table-cell>
        </table:table-row>
        <table:table-row table:style-name="ro1">
          <table:table-cell office:value-type="string" calcext:value-type="string">
            <text:p>2021-03-11</text:p>
          </table:table-cell>
          <table:table-cell office:value-type="float" office:value="40570577" calcext:value-type="float">
            <text:p>40570577</text:p>
          </table:table-cell>
          <table:table-cell office:value-type="float" office:value="361232086" calcext:value-type="float">
            <text:p>361232086</text:p>
          </table:table-cell>
        </table:table-row>
        <table:table-row table:style-name="ro1">
          <table:table-cell office:value-type="string" calcext:value-type="string">
            <text:p>2021-03-12</text:p>
          </table:table-cell>
          <table:table-cell office:value-type="float" office:value="42080735" calcext:value-type="float">
            <text:p>42080735</text:p>
          </table:table-cell>
          <table:table-cell office:value-type="float" office:value="362634897" calcext:value-type="float">
            <text:p>362634897</text:p>
          </table:table-cell>
        </table:table-row>
        <table:table-row table:style-name="ro1">
          <table:table-cell office:value-type="string" calcext:value-type="string">
            <text:p>2021-03-13</text:p>
          </table:table-cell>
          <table:table-cell office:value-type="float" office:value="43092233" calcext:value-type="float">
            <text:p>43092233</text:p>
          </table:table-cell>
          <table:table-cell office:value-type="float" office:value="363662253" calcext:value-type="float">
            <text:p>363662253</text:p>
          </table:table-cell>
        </table:table-row>
        <table:table-row table:style-name="ro1">
          <table:table-cell office:value-type="string" calcext:value-type="string">
            <text:p>2021-03-14</text:p>
          </table:table-cell>
          <table:table-cell office:value-type="float" office:value="43516915" calcext:value-type="float">
            <text:p>43516915</text:p>
          </table:table-cell>
          <table:table-cell office:value-type="float" office:value="364242745" calcext:value-type="float">
            <text:p>364242745</text:p>
          </table:table-cell>
        </table:table-row>
        <table:table-row table:style-name="ro1">
          <table:table-cell office:value-type="string" calcext:value-type="string">
            <text:p>2021-03-15</text:p>
          </table:table-cell>
          <table:table-cell office:value-type="float" office:value="44378431" calcext:value-type="float">
            <text:p>44378431</text:p>
          </table:table-cell>
          <table:table-cell office:value-type="float" office:value="365195901" calcext:value-type="float">
            <text:p>365195901</text:p>
          </table:table-cell>
        </table:table-row>
        <table:table-row table:style-name="ro1">
          <table:table-cell office:value-type="string" calcext:value-type="string">
            <text:p>2021-03-16</text:p>
          </table:table-cell>
          <table:table-cell office:value-type="float" office:value="45415748" calcext:value-type="float">
            <text:p>45415748</text:p>
          </table:table-cell>
          <table:table-cell office:value-type="float" office:value="366699809" calcext:value-type="float">
            <text:p>366699809</text:p>
          </table:table-cell>
        </table:table-row>
        <table:table-row table:style-name="ro1">
          <table:table-cell office:value-type="string" calcext:value-type="string">
            <text:p>2021-03-17</text:p>
          </table:table-cell>
          <table:table-cell office:value-type="float" office:value="46530988" calcext:value-type="float">
            <text:p>46530988</text:p>
          </table:table-cell>
          <table:table-cell office:value-type="float" office:value="368321843" calcext:value-type="float">
            <text:p>368321843</text:p>
          </table:table-cell>
        </table:table-row>
        <table:table-row table:style-name="ro1">
          <table:table-cell office:value-type="string" calcext:value-type="string">
            <text:p>2021-03-18</text:p>
          </table:table-cell>
          <table:table-cell office:value-type="float" office:value="47725205" calcext:value-type="float">
            <text:p>47725205</text:p>
          </table:table-cell>
          <table:table-cell office:value-type="float" office:value="369800943" calcext:value-type="float">
            <text:p>369800943</text:p>
          </table:table-cell>
        </table:table-row>
        <table:table-row table:style-name="ro1">
          <table:table-cell office:value-type="string" calcext:value-type="string">
            <text:p>2021-03-19</text:p>
          </table:table-cell>
          <table:table-cell office:value-type="float" office:value="48933269" calcext:value-type="float">
            <text:p>48933269</text:p>
          </table:table-cell>
          <table:table-cell office:value-type="float" office:value="371148235" calcext:value-type="float">
            <text:p>371148235</text:p>
          </table:table-cell>
        </table:table-row>
        <table:table-row table:style-name="ro1">
          <table:table-cell office:value-type="string" calcext:value-type="string">
            <text:p>2021-03-20</text:p>
          </table:table-cell>
          <table:table-cell office:value-type="float" office:value="49784838" calcext:value-type="float">
            <text:p>49784838</text:p>
          </table:table-cell>
          <table:table-cell office:value-type="float" office:value="372139255" calcext:value-type="float">
            <text:p>372139255</text:p>
          </table:table-cell>
        </table:table-row>
        <table:table-row table:style-name="ro1">
          <table:table-cell office:value-type="string" calcext:value-type="string">
            <text:p>2021-03-21</text:p>
          </table:table-cell>
          <table:table-cell office:value-type="float" office:value="50153604" calcext:value-type="float">
            <text:p>50153604</text:p>
          </table:table-cell>
          <table:table-cell office:value-type="float" office:value="372754279" calcext:value-type="float">
            <text:p>372754279</text:p>
          </table:table-cell>
        </table:table-row>
        <table:table-row table:style-name="ro1">
          <table:table-cell office:value-type="string" calcext:value-type="string">
            <text:p>2021-03-22</text:p>
          </table:table-cell>
          <table:table-cell office:value-type="float" office:value="50947652" calcext:value-type="float">
            <text:p>50947652</text:p>
          </table:table-cell>
          <table:table-cell office:value-type="float" office:value="373732767" calcext:value-type="float">
            <text:p>373732767</text:p>
          </table:table-cell>
        </table:table-row>
        <table:table-row table:style-name="ro1">
          <table:table-cell office:value-type="string" calcext:value-type="string">
            <text:p>2021-03-23</text:p>
          </table:table-cell>
          <table:table-cell office:value-type="float" office:value="52082738" calcext:value-type="float">
            <text:p>52082738</text:p>
          </table:table-cell>
          <table:table-cell office:value-type="float" office:value="375267347" calcext:value-type="float">
            <text:p>375267347</text:p>
          </table:table-cell>
        </table:table-row>
        <table:table-row table:style-name="ro1">
          <table:table-cell office:value-type="string" calcext:value-type="string">
            <text:p>2021-03-24</text:p>
          </table:table-cell>
          <table:table-cell office:value-type="float" office:value="53488232" calcext:value-type="float">
            <text:p>53488232</text:p>
          </table:table-cell>
          <table:table-cell office:value-type="float" office:value="376929420" calcext:value-type="float">
            <text:p>376929420</text:p>
          </table:table-cell>
        </table:table-row>
        <table:table-row table:style-name="ro1">
          <table:table-cell office:value-type="string" calcext:value-type="string">
            <text:p>2021-03-25</text:p>
          </table:table-cell>
          <table:table-cell office:value-type="float" office:value="55113744" calcext:value-type="float">
            <text:p>55113744</text:p>
          </table:table-cell>
          <table:table-cell office:value-type="float" office:value="378380767" calcext:value-type="float">
            <text:p>378380767</text:p>
          </table:table-cell>
        </table:table-row>
        <table:table-row table:style-name="ro1">
          <table:table-cell office:value-type="string" calcext:value-type="string">
            <text:p>2021-03-26</text:p>
          </table:table-cell>
          <table:table-cell office:value-type="float" office:value="56894266" calcext:value-type="float">
            <text:p>56894266</text:p>
          </table:table-cell>
          <table:table-cell office:value-type="float" office:value="379757797" calcext:value-type="float">
            <text:p>379757797</text:p>
          </table:table-cell>
        </table:table-row>
        <table:table-row table:style-name="ro1">
          <table:table-cell office:value-type="string" calcext:value-type="string">
            <text:p>2021-03-27</text:p>
          </table:table-cell>
          <table:table-cell office:value-type="float" office:value="58046240" calcext:value-type="float">
            <text:p>58046240</text:p>
          </table:table-cell>
          <table:table-cell office:value-type="float" office:value="380757970" calcext:value-type="float">
            <text:p>380757970</text:p>
          </table:table-cell>
        </table:table-row>
        <table:table-row table:style-name="ro1">
          <table:table-cell office:value-type="string" calcext:value-type="string">
            <text:p>2021-03-28</text:p>
          </table:table-cell>
          <table:table-cell office:value-type="float" office:value="58591156" calcext:value-type="float">
            <text:p>58591156</text:p>
          </table:table-cell>
          <table:table-cell office:value-type="float" office:value="381382164" calcext:value-type="float">
            <text:p>381382164</text:p>
          </table:table-cell>
        </table:table-row>
        <table:table-row table:style-name="ro1">
          <table:table-cell office:value-type="string" calcext:value-type="string">
            <text:p>2021-03-29</text:p>
          </table:table-cell>
          <table:table-cell office:value-type="float" office:value="59850813" calcext:value-type="float">
            <text:p>59850813</text:p>
          </table:table-cell>
          <table:table-cell office:value-type="float" office:value="382393360" calcext:value-type="float">
            <text:p>382393360</text:p>
          </table:table-cell>
        </table:table-row>
        <table:table-row table:style-name="ro1">
          <table:table-cell office:value-type="string" calcext:value-type="string">
            <text:p>2021-03-30</text:p>
          </table:table-cell>
          <table:table-cell office:value-type="float" office:value="61492519" calcext:value-type="float">
            <text:p>61492519</text:p>
          </table:table-cell>
          <table:table-cell office:value-type="float" office:value="383928904" calcext:value-type="float">
            <text:p>383928904</text:p>
          </table:table-cell>
        </table:table-row>
        <table:table-row table:style-name="ro1">
          <table:table-cell office:value-type="string" calcext:value-type="string">
            <text:p>2021-03-31</text:p>
          </table:table-cell>
          <table:table-cell office:value-type="float" office:value="63414153" calcext:value-type="float">
            <text:p>63414153</text:p>
          </table:table-cell>
          <table:table-cell office:value-type="float" office:value="385513246" calcext:value-type="float">
            <text:p>385513246</text:p>
          </table:table-cell>
        </table:table-row>
        <table:table-row table:style-name="ro1">
          <table:table-cell office:value-type="string" calcext:value-type="string">
            <text:p>2021-04-01</text:p>
          </table:table-cell>
          <table:table-cell office:value-type="float" office:value="65627487" calcext:value-type="float">
            <text:p>65627487</text:p>
          </table:table-cell>
          <table:table-cell office:value-type="float" office:value="386959428" calcext:value-type="float">
            <text:p>386959428</text:p>
          </table:table-cell>
        </table:table-row>
        <table:table-row table:style-name="ro1">
          <table:table-cell office:value-type="string" calcext:value-type="string">
            <text:p>2021-04-02</text:p>
          </table:table-cell>
          <table:table-cell office:value-type="float" office:value="67425337" calcext:value-type="float">
            <text:p>67425337</text:p>
          </table:table-cell>
          <table:table-cell office:value-type="float" office:value="388306211" calcext:value-type="float">
            <text:p>388306211</text:p>
          </table:table-cell>
        </table:table-row>
        <table:table-row table:style-name="ro1">
          <table:table-cell office:value-type="string" calcext:value-type="string">
            <text:p>2021-04-03</text:p>
          </table:table-cell>
          <table:table-cell office:value-type="float" office:value="68574458" calcext:value-type="float">
            <text:p>68574458</text:p>
          </table:table-cell>
          <table:table-cell office:value-type="float" office:value="389277745" calcext:value-type="float">
            <text:p>389277745</text:p>
          </table:table-cell>
        </table:table-row>
        <table:table-row table:style-name="ro1">
          <table:table-cell office:value-type="string" calcext:value-type="string">
            <text:p>2021-04-04</text:p>
          </table:table-cell>
          <table:table-cell office:value-type="float" office:value="68943758" calcext:value-type="float">
            <text:p>68943758</text:p>
          </table:table-cell>
          <table:table-cell office:value-type="float" office:value="389842650" calcext:value-type="float">
            <text:p>389842650</text:p>
          </table:table-cell>
        </table:table-row>
        <table:table-row table:style-name="ro1">
          <table:table-cell office:value-type="string" calcext:value-type="string">
            <text:p>2021-04-05</text:p>
          </table:table-cell>
          <table:table-cell office:value-type="float" office:value="70527110" calcext:value-type="float">
            <text:p>70527110</text:p>
          </table:table-cell>
          <table:table-cell office:value-type="float" office:value="390793445" calcext:value-type="float">
            <text:p>390793445</text:p>
          </table:table-cell>
        </table:table-row>
        <table:table-row table:style-name="ro1">
          <table:table-cell office:value-type="string" calcext:value-type="string">
            <text:p>2021-04-06</text:p>
          </table:table-cell>
          <table:table-cell office:value-type="float" office:value="72585593" calcext:value-type="float">
            <text:p>72585593</text:p>
          </table:table-cell>
          <table:table-cell office:value-type="float" office:value="392348114" calcext:value-type="float">
            <text:p>392348114</text:p>
          </table:table-cell>
        </table:table-row>
        <table:table-row table:style-name="ro1">
          <table:table-cell office:value-type="string" calcext:value-type="string">
            <text:p>2021-04-07</text:p>
          </table:table-cell>
          <table:table-cell office:value-type="float" office:value="74872507" calcext:value-type="float">
            <text:p>74872507</text:p>
          </table:table-cell>
          <table:table-cell office:value-type="float" office:value="394017126" calcext:value-type="float">
            <text:p>394017126</text:p>
          </table:table-cell>
        </table:table-row>
        <table:table-row table:style-name="ro1">
          <table:table-cell office:value-type="string" calcext:value-type="string">
            <text:p>2021-04-08</text:p>
          </table:table-cell>
          <table:table-cell office:value-type="float" office:value="77362084" calcext:value-type="float">
            <text:p>77362084</text:p>
          </table:table-cell>
          <table:table-cell office:value-type="float" office:value="395535378" calcext:value-type="float">
            <text:p>395535378</text:p>
          </table:table-cell>
        </table:table-row>
        <table:table-row table:style-name="ro1">
          <table:table-cell office:value-type="string" calcext:value-type="string">
            <text:p>2021-04-09</text:p>
          </table:table-cell>
          <table:table-cell office:value-type="float" office:value="79768369" calcext:value-type="float">
            <text:p>79768369</text:p>
          </table:table-cell>
          <table:table-cell office:value-type="float" office:value="396987968" calcext:value-type="float">
            <text:p>396987968</text:p>
          </table:table-cell>
        </table:table-row>
        <table:table-row table:style-name="ro1">
          <table:table-cell office:value-type="string" calcext:value-type="string">
            <text:p>2021-04-10</text:p>
          </table:table-cell>
          <table:table-cell office:value-type="float" office:value="81405187" calcext:value-type="float">
            <text:p>81405187</text:p>
          </table:table-cell>
          <table:table-cell office:value-type="float" office:value="397999642" calcext:value-type="float">
            <text:p>397999642</text:p>
          </table:table-cell>
        </table:table-row>
        <table:table-row table:style-name="ro1">
          <table:table-cell office:value-type="string" calcext:value-type="string">
            <text:p>2021-04-11</text:p>
          </table:table-cell>
          <table:table-cell office:value-type="float" office:value="82198799" calcext:value-type="float">
            <text:p>82198799</text:p>
          </table:table-cell>
          <table:table-cell office:value-type="float" office:value="398645008" calcext:value-type="float">
            <text:p>398645008</text:p>
          </table:table-cell>
        </table:table-row>
        <table:table-row table:style-name="ro1">
          <table:table-cell office:value-type="string" calcext:value-type="string">
            <text:p>2021-04-12</text:p>
          </table:table-cell>
          <table:table-cell office:value-type="float" office:value="83901714" calcext:value-type="float">
            <text:p>83901714</text:p>
          </table:table-cell>
          <table:table-cell office:value-type="float" office:value="399701338" calcext:value-type="float">
            <text:p>399701338</text:p>
          </table:table-cell>
        </table:table-row>
        <table:table-row table:style-name="ro1">
          <table:table-cell office:value-type="string" calcext:value-type="string">
            <text:p>2021-04-13</text:p>
          </table:table-cell>
          <table:table-cell office:value-type="float" office:value="85596712" calcext:value-type="float">
            <text:p>85596712</text:p>
          </table:table-cell>
          <table:table-cell office:value-type="float" office:value="401314593" calcext:value-type="float">
            <text:p>401314593</text:p>
          </table:table-cell>
        </table:table-row>
        <table:table-row table:style-name="ro1">
          <table:table-cell office:value-type="string" calcext:value-type="string">
            <text:p>2021-04-14</text:p>
          </table:table-cell>
          <table:table-cell office:value-type="float" office:value="87500633" calcext:value-type="float">
            <text:p>87500633</text:p>
          </table:table-cell>
          <table:table-cell office:value-type="float" office:value="402990469" calcext:value-type="float">
            <text:p>402990469</text:p>
          </table:table-cell>
        </table:table-row>
        <table:table-row table:style-name="ro1">
          <table:table-cell office:value-type="string" calcext:value-type="string">
            <text:p>2021-04-15</text:p>
          </table:table-cell>
          <table:table-cell office:value-type="float" office:value="89429586" calcext:value-type="float">
            <text:p>89429586</text:p>
          </table:table-cell>
          <table:table-cell office:value-type="float" office:value="404475261" calcext:value-type="float">
            <text:p>404475261</text:p>
          </table:table-cell>
        </table:table-row>
        <table:table-row table:style-name="ro1">
          <table:table-cell office:value-type="string" calcext:value-type="string">
            <text:p>2021-04-16</text:p>
          </table:table-cell>
          <table:table-cell office:value-type="float" office:value="91337410" calcext:value-type="float">
            <text:p>91337410</text:p>
          </table:table-cell>
          <table:table-cell office:value-type="float" office:value="405931030" calcext:value-type="float">
            <text:p>405931030</text:p>
          </table:table-cell>
        </table:table-row>
        <table:table-row table:style-name="ro1">
          <table:table-cell office:value-type="string" calcext:value-type="string">
            <text:p>2021-04-17</text:p>
          </table:table-cell>
          <table:table-cell office:value-type="float" office:value="92501566" calcext:value-type="float">
            <text:p>92501566</text:p>
          </table:table-cell>
          <table:table-cell office:value-type="float" office:value="406939364" calcext:value-type="float">
            <text:p>406939364</text:p>
          </table:table-cell>
        </table:table-row>
        <table:table-row table:style-name="ro1">
          <table:table-cell office:value-type="string" calcext:value-type="string">
            <text:p>2021-04-18</text:p>
          </table:table-cell>
          <table:table-cell office:value-type="float" office:value="93074485" calcext:value-type="float">
            <text:p>93074485</text:p>
          </table:table-cell>
          <table:table-cell office:value-type="float" office:value="407552184" calcext:value-type="float">
            <text:p>407552184</text:p>
          </table:table-cell>
        </table:table-row>
        <table:table-row table:style-name="ro1">
          <table:table-cell office:value-type="string" calcext:value-type="string">
            <text:p>2021-04-19</text:p>
          </table:table-cell>
          <table:table-cell office:value-type="float" office:value="94521157" calcext:value-type="float">
            <text:p>94521157</text:p>
          </table:table-cell>
          <table:table-cell office:value-type="float" office:value="408571947" calcext:value-type="float">
            <text:p>408571947</text:p>
          </table:table-cell>
        </table:table-row>
        <table:table-row table:style-name="ro1">
          <table:table-cell office:value-type="string" calcext:value-type="string">
            <text:p>2021-04-20</text:p>
          </table:table-cell>
          <table:table-cell office:value-type="float" office:value="96337635" calcext:value-type="float">
            <text:p>96337635</text:p>
          </table:table-cell>
          <table:table-cell office:value-type="float" office:value="410142127" calcext:value-type="float">
            <text:p>410142127</text:p>
          </table:table-cell>
        </table:table-row>
        <table:table-row table:style-name="ro1">
          <table:table-cell office:value-type="string" calcext:value-type="string">
            <text:p>2021-04-21</text:p>
          </table:table-cell>
          <table:table-cell office:value-type="float" office:value="98365968" calcext:value-type="float">
            <text:p>98365968</text:p>
          </table:table-cell>
          <table:table-cell office:value-type="float" office:value="411797002" calcext:value-type="float">
            <text:p>411797002</text:p>
          </table:table-cell>
        </table:table-row>
        <table:table-row table:style-name="ro1">
          <table:table-cell office:value-type="string" calcext:value-type="string">
            <text:p>2021-04-22</text:p>
          </table:table-cell>
          <table:table-cell office:value-type="float" office:value="100397652" calcext:value-type="float">
            <text:p>100397652</text:p>
          </table:table-cell>
          <table:table-cell office:value-type="float" office:value="413294551" calcext:value-type="float">
            <text:p>413294551</text:p>
          </table:table-cell>
        </table:table-row>
        <table:table-row table:style-name="ro1">
          <table:table-cell office:value-type="string" calcext:value-type="string">
            <text:p>2021-04-23</text:p>
          </table:table-cell>
          <table:table-cell office:value-type="float" office:value="102276217" calcext:value-type="float">
            <text:p>102276217</text:p>
          </table:table-cell>
          <table:table-cell office:value-type="float" office:value="414705324" calcext:value-type="float">
            <text:p>414705324</text:p>
          </table:table-cell>
        </table:table-row>
        <table:table-row table:style-name="ro1">
          <table:table-cell office:value-type="string" calcext:value-type="string">
            <text:p>2021-04-24</text:p>
          </table:table-cell>
          <table:table-cell office:value-type="float" office:value="103450301" calcext:value-type="float">
            <text:p>103450301</text:p>
          </table:table-cell>
          <table:table-cell office:value-type="float" office:value="415700257" calcext:value-type="float">
            <text:p>415700257</text:p>
          </table:table-cell>
        </table:table-row>
        <table:table-row table:style-name="ro1">
          <table:table-cell office:value-type="string" calcext:value-type="string">
            <text:p>2021-04-25</text:p>
          </table:table-cell>
          <table:table-cell office:value-type="float" office:value="103940912" calcext:value-type="float">
            <text:p>103940912</text:p>
          </table:table-cell>
          <table:table-cell office:value-type="float" office:value="416290501" calcext:value-type="float">
            <text:p>416290501</text:p>
          </table:table-cell>
        </table:table-row>
        <table:table-row table:style-name="ro1">
          <table:table-cell office:value-type="string" calcext:value-type="string">
            <text:p>2021-04-26</text:p>
          </table:table-cell>
          <table:table-cell office:value-type="float" office:value="105354080" calcext:value-type="float">
            <text:p>105354080</text:p>
          </table:table-cell>
          <table:table-cell office:value-type="float" office:value="417289170" calcext:value-type="float">
            <text:p>417289170</text:p>
          </table:table-cell>
        </table:table-row>
        <table:table-row table:style-name="ro1">
          <table:table-cell office:value-type="string" calcext:value-type="string">
            <text:p>2021-04-27</text:p>
          </table:table-cell>
          <table:table-cell office:value-type="float" office:value="107124408" calcext:value-type="float">
            <text:p>107124408</text:p>
          </table:table-cell>
          <table:table-cell office:value-type="float" office:value="418863644" calcext:value-type="float">
            <text:p>418863644</text:p>
          </table:table-cell>
        </table:table-row>
        <table:table-row table:style-name="ro1">
          <table:table-cell office:value-type="string" calcext:value-type="string">
            <text:p>2021-04-28</text:p>
          </table:table-cell>
          <table:table-cell office:value-type="float" office:value="109072309" calcext:value-type="float">
            <text:p>109072309</text:p>
          </table:table-cell>
          <table:table-cell office:value-type="float" office:value="420444225" calcext:value-type="float">
            <text:p>420444225</text:p>
          </table:table-cell>
        </table:table-row>
        <table:table-row table:style-name="ro1">
          <table:table-cell office:value-type="string" calcext:value-type="string">
            <text:p>2021-04-29</text:p>
          </table:table-cell>
          <table:table-cell office:value-type="float" office:value="111029017" calcext:value-type="float">
            <text:p>111029017</text:p>
          </table:table-cell>
          <table:table-cell office:value-type="float" office:value="421864284" calcext:value-type="float">
            <text:p>421864284</text:p>
          </table:table-cell>
        </table:table-row>
        <table:table-row table:style-name="ro1">
          <table:table-cell office:value-type="string" calcext:value-type="string">
            <text:p>2021-04-30</text:p>
          </table:table-cell>
          <table:table-cell office:value-type="float" office:value="112854970" calcext:value-type="float">
            <text:p>112854970</text:p>
          </table:table-cell>
          <table:table-cell office:value-type="float" office:value="423179566" calcext:value-type="float">
            <text:p>423179566</text:p>
          </table:table-cell>
        </table:table-row>
        <table:table-row table:style-name="ro1">
          <table:table-cell office:value-type="string" calcext:value-type="string">
            <text:p>2021-05-01</text:p>
          </table:table-cell>
          <table:table-cell office:value-type="float" office:value="114002299" calcext:value-type="float">
            <text:p>114002299</text:p>
          </table:table-cell>
          <table:table-cell office:value-type="float" office:value="424084053" calcext:value-type="float">
            <text:p>424084053</text:p>
          </table:table-cell>
        </table:table-row>
        <table:table-row table:style-name="ro1">
          <table:table-cell office:value-type="string" calcext:value-type="string">
            <text:p>2021-05-02</text:p>
          </table:table-cell>
          <table:table-cell office:value-type="float" office:value="114579001" calcext:value-type="float">
            <text:p>114579001</text:p>
          </table:table-cell>
          <table:table-cell office:value-type="float" office:value="424606673" calcext:value-type="float">
            <text:p>424606673</text:p>
          </table:table-cell>
        </table:table-row>
        <table:table-row table:style-name="ro1">
          <table:table-cell office:value-type="string" calcext:value-type="string">
            <text:p>2021-05-03</text:p>
          </table:table-cell>
          <table:table-cell office:value-type="float" office:value="115964103" calcext:value-type="float">
            <text:p>115964103</text:p>
          </table:table-cell>
          <table:table-cell office:value-type="float" office:value="425503582" calcext:value-type="float">
            <text:p>425503582</text:p>
          </table:table-cell>
        </table:table-row>
        <table:table-row table:style-name="ro1">
          <table:table-cell office:value-type="string" calcext:value-type="string">
            <text:p>2021-05-04</text:p>
          </table:table-cell>
          <table:table-cell office:value-type="float" office:value="117700474" calcext:value-type="float">
            <text:p>117700474</text:p>
          </table:table-cell>
          <table:table-cell office:value-type="float" office:value="426926203" calcext:value-type="float">
            <text:p>426926203</text:p>
          </table:table-cell>
        </table:table-row>
        <table:table-row table:style-name="ro1">
          <table:table-cell office:value-type="string" calcext:value-type="string">
            <text:p>2021-05-05</text:p>
          </table:table-cell>
          <table:table-cell office:value-type="float" office:value="119482189" calcext:value-type="float">
            <text:p>119482189</text:p>
          </table:table-cell>
          <table:table-cell office:value-type="float" office:value="428457226" calcext:value-type="float">
            <text:p>428457226</text:p>
          </table:table-cell>
        </table:table-row>
        <table:table-row table:style-name="ro1">
          <table:table-cell office:value-type="string" calcext:value-type="string">
            <text:p>2021-05-06</text:p>
          </table:table-cell>
          <table:table-cell office:value-type="float" office:value="121266389" calcext:value-type="float">
            <text:p>121266389</text:p>
          </table:table-cell>
          <table:table-cell office:value-type="float" office:value="429767488" calcext:value-type="float">
            <text:p>429767488</text:p>
          </table:table-cell>
        </table:table-row>
        <table:table-row table:style-name="ro1">
          <table:table-cell office:value-type="string" calcext:value-type="string">
            <text:p>2021-05-07</text:p>
          </table:table-cell>
          <table:table-cell office:value-type="float" office:value="123020770" calcext:value-type="float">
            <text:p>123020770</text:p>
          </table:table-cell>
          <table:table-cell office:value-type="float" office:value="430944902" calcext:value-type="float">
            <text:p>430944902</text:p>
          </table:table-cell>
        </table:table-row>
        <table:table-row table:style-name="ro1">
          <table:table-cell office:value-type="string" calcext:value-type="string">
            <text:p>2021-05-08</text:p>
          </table:table-cell>
          <table:table-cell office:value-type="float" office:value="124093180" calcext:value-type="float">
            <text:p>124093180</text:p>
          </table:table-cell>
          <table:table-cell office:value-type="float" office:value="431797724" calcext:value-type="float">
            <text:p>431797724</text:p>
          </table:table-cell>
        </table:table-row>
        <table:table-row table:style-name="ro1">
          <table:table-cell office:value-type="string" calcext:value-type="string">
            <text:p>2021-05-09</text:p>
          </table:table-cell>
          <table:table-cell office:value-type="float" office:value="124524492" calcext:value-type="float">
            <text:p>124524492</text:p>
          </table:table-cell>
          <table:table-cell office:value-type="float" office:value="432282563" calcext:value-type="float">
            <text:p>432282563</text:p>
          </table:table-cell>
        </table:table-row>
        <table:table-row table:style-name="ro1">
          <table:table-cell office:value-type="string" calcext:value-type="string">
            <text:p>2021-05-10</text:p>
          </table:table-cell>
          <table:table-cell office:value-type="float" office:value="125675796" calcext:value-type="float">
            <text:p>125675796</text:p>
          </table:table-cell>
          <table:table-cell office:value-type="float" office:value="433142297" calcext:value-type="float">
            <text:p>433142297</text:p>
          </table:table-cell>
        </table:table-row>
        <table:table-row table:style-name="ro1">
          <table:table-cell office:value-type="string" calcext:value-type="string">
            <text:p>2021-05-11</text:p>
          </table:table-cell>
          <table:table-cell office:value-type="float" office:value="127103136" calcext:value-type="float">
            <text:p>127103136</text:p>
          </table:table-cell>
          <table:table-cell office:value-type="float" office:value="434478449" calcext:value-type="float">
            <text:p>434478449</text:p>
          </table:table-cell>
        </table:table-row>
        <table:table-row table:style-name="ro1">
          <table:table-cell office:value-type="string" calcext:value-type="string">
            <text:p>2021-05-12</text:p>
          </table:table-cell>
          <table:table-cell office:value-type="float" office:value="128521801" calcext:value-type="float">
            <text:p>128521801</text:p>
          </table:table-cell>
          <table:table-cell office:value-type="float" office:value="435823304" calcext:value-type="float">
            <text:p>435823304</text:p>
          </table:table-cell>
        </table:table-row>
        <table:table-row table:style-name="ro1">
          <table:table-cell office:value-type="string" calcext:value-type="string">
            <text:p>2021-05-13</text:p>
          </table:table-cell>
          <table:table-cell office:value-type="float" office:value="129905969" calcext:value-type="float">
            <text:p>129905969</text:p>
          </table:table-cell>
          <table:table-cell office:value-type="float" office:value="437018567" calcext:value-type="float">
            <text:p>437018567</text:p>
          </table:table-cell>
        </table:table-row>
        <table:table-row table:style-name="ro1">
          <table:table-cell office:value-type="string" calcext:value-type="string">
            <text:p>2021-05-14</text:p>
          </table:table-cell>
          <table:table-cell office:value-type="float" office:value="131319307" calcext:value-type="float">
            <text:p>131319307</text:p>
          </table:table-cell>
          <table:table-cell office:value-type="float" office:value="438103752" calcext:value-type="float">
            <text:p>438103752</text:p>
          </table:table-cell>
        </table:table-row>
        <table:table-row table:style-name="ro1">
          <table:table-cell office:value-type="string" calcext:value-type="string">
            <text:p>2021-05-15</text:p>
          </table:table-cell>
          <table:table-cell office:value-type="float" office:value="132297450" calcext:value-type="float">
            <text:p>132297450</text:p>
          </table:table-cell>
          <table:table-cell office:value-type="float" office:value="438891510" calcext:value-type="float">
            <text:p>438891510</text:p>
          </table:table-cell>
        </table:table-row>
        <table:table-row table:style-name="ro1">
          <table:table-cell office:value-type="string" calcext:value-type="string">
            <text:p>2021-05-16</text:p>
          </table:table-cell>
          <table:table-cell office:value-type="float" office:value="132777723" calcext:value-type="float">
            <text:p>132777723</text:p>
          </table:table-cell>
          <table:table-cell office:value-type="float" office:value="439345485" calcext:value-type="float">
            <text:p>439345485</text:p>
          </table:table-cell>
        </table:table-row>
        <table:table-row table:style-name="ro1">
          <table:table-cell office:value-type="string" calcext:value-type="string">
            <text:p>2021-05-17</text:p>
          </table:table-cell>
          <table:table-cell office:value-type="float" office:value="133771758" calcext:value-type="float">
            <text:p>133771758</text:p>
          </table:table-cell>
          <table:table-cell office:value-type="float" office:value="440143382" calcext:value-type="float">
            <text:p>440143382</text:p>
          </table:table-cell>
        </table:table-row>
        <table:table-row table:style-name="ro1">
          <table:table-cell office:value-type="string" calcext:value-type="string">
            <text:p>2021-05-18</text:p>
          </table:table-cell>
          <table:table-cell office:value-type="float" office:value="134917170" calcext:value-type="float">
            <text:p>134917170</text:p>
          </table:table-cell>
          <table:table-cell office:value-type="float" office:value="441357797" calcext:value-type="float">
            <text:p>441357797</text:p>
          </table:table-cell>
        </table:table-row>
        <table:table-row table:style-name="ro1">
          <table:table-cell office:value-type="string" calcext:value-type="string">
            <text:p>2021-05-19</text:p>
          </table:table-cell>
          <table:table-cell office:value-type="float" office:value="136078129" calcext:value-type="float">
            <text:p>136078129</text:p>
          </table:table-cell>
          <table:table-cell office:value-type="float" office:value="442538109" calcext:value-type="float">
            <text:p>442538109</text:p>
          </table:table-cell>
        </table:table-row>
        <table:table-row table:style-name="ro1">
          <table:table-cell office:value-type="string" calcext:value-type="string">
            <text:p>2021-05-20</text:p>
          </table:table-cell>
          <table:table-cell office:value-type="float" office:value="137232905" calcext:value-type="float">
            <text:p>137232905</text:p>
          </table:table-cell>
          <table:table-cell office:value-type="float" office:value="443546619" calcext:value-type="float">
            <text:p>443546619</text:p>
          </table:table-cell>
        </table:table-row>
        <table:table-row table:style-name="ro1">
          <table:table-cell office:value-type="string" calcext:value-type="string">
            <text:p>2021-05-21</text:p>
          </table:table-cell>
          <table:table-cell office:value-type="float" office:value="138412272" calcext:value-type="float">
            <text:p>138412272</text:p>
          </table:table-cell>
          <table:table-cell office:value-type="float" office:value="444531418" calcext:value-type="float">
            <text:p>444531418</text:p>
          </table:table-cell>
        </table:table-row>
        <table:table-row table:style-name="ro1">
          <table:table-cell office:value-type="string" calcext:value-type="string">
            <text:p>2021-05-22</text:p>
          </table:table-cell>
          <table:table-cell office:value-type="float" office:value="139170894" calcext:value-type="float">
            <text:p>139170894</text:p>
          </table:table-cell>
          <table:table-cell office:value-type="float" office:value="445241163" calcext:value-type="float">
            <text:p>445241163</text:p>
          </table:table-cell>
        </table:table-row>
        <table:table-row table:style-name="ro1">
          <table:table-cell office:value-type="string" calcext:value-type="string">
            <text:p>2021-05-23</text:p>
          </table:table-cell>
          <table:table-cell office:value-type="float" office:value="139512149" calcext:value-type="float">
            <text:p>139512149</text:p>
          </table:table-cell>
          <table:table-cell office:value-type="float" office:value="445649952" calcext:value-type="float">
            <text:p>445649952</text:p>
          </table:table-cell>
        </table:table-row>
        <table:table-row table:style-name="ro1">
          <table:table-cell office:value-type="string" calcext:value-type="string">
            <text:p>2021-05-24</text:p>
          </table:table-cell>
          <table:table-cell office:value-type="float" office:value="140247469" calcext:value-type="float">
            <text:p>140247469</text:p>
          </table:table-cell>
          <table:table-cell office:value-type="float" office:value="446362291" calcext:value-type="float">
            <text:p>446362291</text:p>
          </table:table-cell>
        </table:table-row>
        <table:table-row table:style-name="ro1">
          <table:table-cell office:value-type="string" calcext:value-type="string">
            <text:p>2021-05-25</text:p>
          </table:table-cell>
          <table:table-cell office:value-type="float" office:value="141068441" calcext:value-type="float">
            <text:p>141068441</text:p>
          </table:table-cell>
          <table:table-cell office:value-type="float" office:value="447436261" calcext:value-type="float">
            <text:p>447436261</text:p>
          </table:table-cell>
        </table:table-row>
        <table:table-row table:style-name="ro1">
          <table:table-cell office:value-type="string" calcext:value-type="string">
            <text:p>2021-05-26</text:p>
          </table:table-cell>
          <table:table-cell office:value-type="float" office:value="141887615" calcext:value-type="float">
            <text:p>141887615</text:p>
          </table:table-cell>
          <table:table-cell office:value-type="float" office:value="448485927" calcext:value-type="float">
            <text:p>448485927</text:p>
          </table:table-cell>
        </table:table-row>
        <table:table-row table:style-name="ro1">
          <table:table-cell office:value-type="string" calcext:value-type="string">
            <text:p>2021-05-27</text:p>
          </table:table-cell>
          <table:table-cell office:value-type="float" office:value="142664891" calcext:value-type="float">
            <text:p>142664891</text:p>
          </table:table-cell>
          <table:table-cell office:value-type="float" office:value="449413377" calcext:value-type="float">
            <text:p>449413377</text:p>
          </table:table-cell>
        </table:table-row>
        <table:table-row table:style-name="ro1">
          <table:table-cell office:value-type="string" calcext:value-type="string">
            <text:p>2021-05-28</text:p>
          </table:table-cell>
          <table:table-cell office:value-type="float" office:value="143432966" calcext:value-type="float">
            <text:p>143432966</text:p>
          </table:table-cell>
          <table:table-cell office:value-type="float" office:value="450251497" calcext:value-type="float">
            <text:p>450251497</text:p>
          </table:table-cell>
        </table:table-row>
        <table:table-row table:style-name="ro1">
          <table:table-cell office:value-type="string" calcext:value-type="string">
            <text:p>2021-05-29</text:p>
          </table:table-cell>
          <table:table-cell office:value-type="float" office:value="143845299" calcext:value-type="float">
            <text:p>143845299</text:p>
          </table:table-cell>
          <table:table-cell office:value-type="float" office:value="450830756" calcext:value-type="float">
            <text:p>450830756</text:p>
          </table:table-cell>
        </table:table-row>
        <table:table-row table:style-name="ro1">
          <table:table-cell office:value-type="string" calcext:value-type="string">
            <text:p>2021-05-30</text:p>
          </table:table-cell>
          <table:table-cell office:value-type="float" office:value="144045674" calcext:value-type="float">
            <text:p>144045674</text:p>
          </table:table-cell>
          <table:table-cell office:value-type="float" office:value="451190788" calcext:value-type="float">
            <text:p>451190788</text:p>
          </table:table-cell>
        </table:table-row>
        <table:table-row table:style-name="ro1">
          <table:table-cell office:value-type="string" calcext:value-type="string">
            <text:p>2021-05-31</text:p>
          </table:table-cell>
          <table:table-cell office:value-type="float" office:value="144164750" calcext:value-type="float">
            <text:p>144164750</text:p>
          </table:table-cell>
          <table:table-cell office:value-type="float" office:value="451507115" calcext:value-type="float">
            <text:p>451507115</text:p>
          </table:table-cell>
        </table:table-row>
        <table:table-row table:style-name="ro1">
          <table:table-cell office:value-type="string" calcext:value-type="string">
            <text:p>2021-06-01</text:p>
          </table:table-cell>
          <table:table-cell office:value-type="float" office:value="144929485" calcext:value-type="float">
            <text:p>144929485</text:p>
          </table:table-cell>
          <table:table-cell office:value-type="float" office:value="452215373" calcext:value-type="float">
            <text:p>452215373</text:p>
          </table:table-cell>
        </table:table-row>
        <table:table-row table:style-name="ro1">
          <table:table-cell office:value-type="string" calcext:value-type="string">
            <text:p>2021-06-02</text:p>
          </table:table-cell>
          <table:table-cell office:value-type="float" office:value="145594564" calcext:value-type="float">
            <text:p>145594564</text:p>
          </table:table-cell>
          <table:table-cell office:value-type="float" office:value="453325044" calcext:value-type="float">
            <text:p>453325044</text:p>
          </table:table-cell>
        </table:table-row>
        <table:table-row table:style-name="ro1">
          <table:table-cell office:value-type="string" calcext:value-type="string">
            <text:p>2021-06-03</text:p>
          </table:table-cell>
          <table:table-cell office:value-type="float" office:value="146413833" calcext:value-type="float">
            <text:p>146413833</text:p>
          </table:table-cell>
          <table:table-cell office:value-type="float" office:value="454313576" calcext:value-type="float">
            <text:p>454313576</text:p>
          </table:table-cell>
        </table:table-row>
        <table:table-row table:style-name="ro1">
          <table:table-cell office:value-type="string" calcext:value-type="string">
            <text:p>2021-06-04</text:p>
          </table:table-cell>
          <table:table-cell office:value-type="float" office:value="147347824" calcext:value-type="float">
            <text:p>147347824</text:p>
          </table:table-cell>
          <table:table-cell office:value-type="float" office:value="455182955" calcext:value-type="float">
            <text:p>455182955</text:p>
          </table:table-cell>
        </table:table-row>
        <table:table-row table:style-name="ro1">
          <table:table-cell office:value-type="string" calcext:value-type="string">
            <text:p>2021-06-05</text:p>
          </table:table-cell>
          <table:table-cell office:value-type="float" office:value="148081831" calcext:value-type="float">
            <text:p>148081831</text:p>
          </table:table-cell>
          <table:table-cell office:value-type="float" office:value="455799594" calcext:value-type="float">
            <text:p>455799594</text:p>
          </table:table-cell>
        </table:table-row>
        <table:table-row table:style-name="ro1">
          <table:table-cell office:value-type="string" calcext:value-type="string">
            <text:p>2021-06-06</text:p>
          </table:table-cell>
          <table:table-cell office:value-type="float" office:value="148436053" calcext:value-type="float">
            <text:p>148436053</text:p>
          </table:table-cell>
          <table:table-cell office:value-type="float" office:value="456168324" calcext:value-type="float">
            <text:p>456168324</text:p>
          </table:table-cell>
        </table:table-row>
        <table:table-row table:style-name="ro1">
          <table:table-cell office:value-type="string" calcext:value-type="string">
            <text:p>2021-06-07</text:p>
          </table:table-cell>
          <table:table-cell office:value-type="float" office:value="149158823" calcext:value-type="float">
            <text:p>149158823</text:p>
          </table:table-cell>
          <table:table-cell office:value-type="float" office:value="456812425" calcext:value-type="float">
            <text:p>456812425</text:p>
          </table:table-cell>
        </table:table-row>
        <table:table-row table:style-name="ro1">
          <table:table-cell office:value-type="string" calcext:value-type="string">
            <text:p>2021-06-08</text:p>
          </table:table-cell>
          <table:table-cell office:value-type="float" office:value="149958502" calcext:value-type="float">
            <text:p>149958502</text:p>
          </table:table-cell>
          <table:table-cell office:value-type="float" office:value="457697898" calcext:value-type="float">
            <text:p>457697898</text:p>
          </table:table-cell>
        </table:table-row>
        <table:table-row table:style-name="ro1">
          <table:table-cell office:value-type="string" calcext:value-type="string">
            <text:p>2021-06-09</text:p>
          </table:table-cell>
          <table:table-cell office:value-type="float" office:value="150762544" calcext:value-type="float">
            <text:p>150762544</text:p>
          </table:table-cell>
          <table:table-cell office:value-type="float" office:value="458564892" calcext:value-type="float">
            <text:p>458564892</text:p>
          </table:table-cell>
        </table:table-row>
        <table:table-row table:style-name="ro1">
          <table:table-cell office:value-type="string" calcext:value-type="string">
            <text:p>2021-06-10</text:p>
          </table:table-cell>
          <table:table-cell office:value-type="float" office:value="151557546" calcext:value-type="float">
            <text:p>151557546</text:p>
          </table:table-cell>
          <table:table-cell office:value-type="float" office:value="459349294" calcext:value-type="float">
            <text:p>459349294</text:p>
          </table:table-cell>
        </table:table-row>
        <table:table-row table:style-name="ro1">
          <table:table-cell office:value-type="string" calcext:value-type="string">
            <text:p>2021-06-11</text:p>
          </table:table-cell>
          <table:table-cell office:value-type="float" office:value="152391387" calcext:value-type="float">
            <text:p>152391387</text:p>
          </table:table-cell>
          <table:table-cell office:value-type="float" office:value="460113109" calcext:value-type="float">
            <text:p>460113109</text:p>
          </table:table-cell>
        </table:table-row>
        <table:table-row table:style-name="ro1">
          <table:table-cell office:value-type="string" calcext:value-type="string">
            <text:p>2021-06-12</text:p>
          </table:table-cell>
          <table:table-cell office:value-type="float" office:value="153019731" calcext:value-type="float">
            <text:p>153019731</text:p>
          </table:table-cell>
          <table:table-cell office:value-type="float" office:value="460670296" calcext:value-type="float">
            <text:p>460670296</text:p>
          </table:table-cell>
        </table:table-row>
        <table:table-row table:style-name="ro1">
          <table:table-cell office:value-type="string" calcext:value-type="string">
            <text:p>2021-06-13</text:p>
          </table:table-cell>
          <table:table-cell office:value-type="float" office:value="153310018" calcext:value-type="float">
            <text:p>153310018</text:p>
          </table:table-cell>
          <table:table-cell office:value-type="float" office:value="461015673" calcext:value-type="float">
            <text:p>461015673</text:p>
          </table:table-cell>
        </table:table-row>
        <table:table-row table:style-name="ro1">
          <table:table-cell office:value-type="string" calcext:value-type="string">
            <text:p>2021-06-14</text:p>
          </table:table-cell>
          <table:table-cell office:value-type="float" office:value="153914666" calcext:value-type="float">
            <text:p>153914666</text:p>
          </table:table-cell>
          <table:table-cell office:value-type="float" office:value="461612408" calcext:value-type="float">
            <text:p>461612408</text:p>
          </table:table-cell>
        </table:table-row>
        <table:table-row table:style-name="ro1">
          <table:table-cell office:value-type="string" calcext:value-type="string">
            <text:p>2021-06-15</text:p>
          </table:table-cell>
          <table:table-cell office:value-type="float" office:value="154559824" calcext:value-type="float">
            <text:p>154559824</text:p>
          </table:table-cell>
          <table:table-cell office:value-type="float" office:value="462442835" calcext:value-type="float">
            <text:p>462442835</text:p>
          </table:table-cell>
        </table:table-row>
        <table:table-row table:style-name="ro1">
          <table:table-cell office:value-type="string" calcext:value-type="string">
            <text:p>2021-06-16</text:p>
          </table:table-cell>
          <table:table-cell office:value-type="float" office:value="155176464" calcext:value-type="float">
            <text:p>155176464</text:p>
          </table:table-cell>
          <table:table-cell office:value-type="float" office:value="463231566" calcext:value-type="float">
            <text:p>463231566</text:p>
          </table:table-cell>
        </table:table-row>
        <table:table-row table:style-name="ro1">
          <table:table-cell office:value-type="string" calcext:value-type="string">
            <text:p>2021-06-17</text:p>
          </table:table-cell>
          <table:table-cell office:value-type="float" office:value="155753347" calcext:value-type="float">
            <text:p>155753347</text:p>
          </table:table-cell>
          <table:table-cell office:value-type="float" office:value="463953434" calcext:value-type="float">
            <text:p>463953434</text:p>
          </table:table-cell>
        </table:table-row>
        <table:table-row table:style-name="ro1">
          <table:table-cell office:value-type="string" calcext:value-type="string">
            <text:p>2021-06-18</text:p>
          </table:table-cell>
          <table:table-cell office:value-type="float" office:value="156335229" calcext:value-type="float">
            <text:p>156335229</text:p>
          </table:table-cell>
          <table:table-cell office:value-type="float" office:value="464643653" calcext:value-type="float">
            <text:p>464643653</text:p>
          </table:table-cell>
        </table:table-row>
        <table:table-row table:style-name="ro1">
          <table:table-cell office:value-type="string" calcext:value-type="string">
            <text:p>2021-06-19</text:p>
          </table:table-cell>
          <table:table-cell office:value-type="float" office:value="156697327" calcext:value-type="float">
            <text:p>156697327</text:p>
          </table:table-cell>
          <table:table-cell office:value-type="float" office:value="465138395" calcext:value-type="float">
            <text:p>465138395</text:p>
          </table:table-cell>
        </table:table-row>
        <table:table-row table:style-name="ro1">
          <table:table-cell office:value-type="string" calcext:value-type="string">
            <text:p>2021-06-20</text:p>
          </table:table-cell>
          <table:table-cell office:value-type="float" office:value="156869633" calcext:value-type="float">
            <text:p>156869633</text:p>
          </table:table-cell>
          <table:table-cell office:value-type="float" office:value="465470135" calcext:value-type="float">
            <text:p>465470135</text:p>
          </table:table-cell>
        </table:table-row>
        <table:table-row table:style-name="ro1">
          <table:table-cell office:value-type="string" calcext:value-type="string">
            <text:p>2021-06-21</text:p>
          </table:table-cell>
          <table:table-cell office:value-type="float" office:value="157154464" calcext:value-type="float">
            <text:p>157154464</text:p>
          </table:table-cell>
          <table:table-cell office:value-type="float" office:value="466036840" calcext:value-type="float">
            <text:p>466036840</text:p>
          </table:table-cell>
        </table:table-row>
        <table:table-row table:style-name="ro1">
          <table:table-cell office:value-type="string" calcext:value-type="string">
            <text:p>2021-06-22</text:p>
          </table:table-cell>
          <table:table-cell office:value-type="float" office:value="157612148" calcext:value-type="float">
            <text:p>157612148</text:p>
          </table:table-cell>
          <table:table-cell office:value-type="float" office:value="466815642" calcext:value-type="float">
            <text:p>466815642</text:p>
          </table:table-cell>
        </table:table-row>
        <table:table-row table:style-name="ro1">
          <table:table-cell office:value-type="string" calcext:value-type="string">
            <text:p>2021-06-23</text:p>
          </table:table-cell>
          <table:table-cell office:value-type="float" office:value="158042593" calcext:value-type="float">
            <text:p>158042593</text:p>
          </table:table-cell>
          <table:table-cell office:value-type="float" office:value="467576674" calcext:value-type="float">
            <text:p>467576674</text:p>
          </table:table-cell>
        </table:table-row>
        <table:table-row table:style-name="ro1">
          <table:table-cell office:value-type="string" calcext:value-type="string">
            <text:p>2021-06-24</text:p>
          </table:table-cell>
          <table:table-cell office:value-type="float" office:value="158449688" calcext:value-type="float">
            <text:p>158449688</text:p>
          </table:table-cell>
          <table:table-cell office:value-type="float" office:value="468267085" calcext:value-type="float">
            <text:p>468267085</text:p>
          </table:table-cell>
        </table:table-row>
        <table:table-row table:style-name="ro1">
          <table:table-cell office:value-type="string" calcext:value-type="string">
            <text:p>2021-06-25</text:p>
          </table:table-cell>
          <table:table-cell office:value-type="float" office:value="158888390" calcext:value-type="float">
            <text:p>158888390</text:p>
          </table:table-cell>
          <table:table-cell office:value-type="float" office:value="468936629" calcext:value-type="float">
            <text:p>468936629</text:p>
          </table:table-cell>
        </table:table-row>
        <table:table-row table:style-name="ro1">
          <table:table-cell office:value-type="string" calcext:value-type="string">
            <text:p>2021-06-26</text:p>
          </table:table-cell>
          <table:table-cell office:value-type="float" office:value="159176624" calcext:value-type="float">
            <text:p>159176624</text:p>
          </table:table-cell>
          <table:table-cell office:value-type="float" office:value="469427175" calcext:value-type="float">
            <text:p>469427175</text:p>
          </table:table-cell>
        </table:table-row>
        <table:table-row table:style-name="ro1">
          <table:table-cell office:value-type="string" calcext:value-type="string">
            <text:p>2021-06-27</text:p>
          </table:table-cell>
          <table:table-cell office:value-type="float" office:value="159323635" calcext:value-type="float">
            <text:p>159323635</text:p>
          </table:table-cell>
          <table:table-cell office:value-type="float" office:value="469764033" calcext:value-type="float">
            <text:p>469764033</text:p>
          </table:table-cell>
        </table:table-row>
        <table:table-row table:style-name="ro1">
          <table:table-cell office:value-type="string" calcext:value-type="string">
            <text:p>2021-06-28</text:p>
          </table:table-cell>
          <table:table-cell office:value-type="float" office:value="159620858" calcext:value-type="float">
            <text:p>159620858</text:p>
          </table:table-cell>
          <table:table-cell office:value-type="float" office:value="470312170" calcext:value-type="float">
            <text:p>470312170</text:p>
          </table:table-cell>
        </table:table-row>
        <table:table-row table:style-name="ro1">
          <table:table-cell office:value-type="string" calcext:value-type="string">
            <text:p>2021-06-29</text:p>
          </table:table-cell>
          <table:table-cell office:value-type="float" office:value="159970150" calcext:value-type="float">
            <text:p>159970150</text:p>
          </table:table-cell>
          <table:table-cell office:value-type="float" office:value="471006017" calcext:value-type="float">
            <text:p>471006017</text:p>
          </table:table-cell>
        </table:table-row>
        <table:table-row table:style-name="ro1">
          <table:table-cell office:value-type="string" calcext:value-type="string">
            <text:p>2021-06-30</text:p>
          </table:table-cell>
          <table:table-cell office:value-type="float" office:value="160313279" calcext:value-type="float">
            <text:p>160313279</text:p>
          </table:table-cell>
          <table:table-cell office:value-type="float" office:value="471680794" calcext:value-type="float">
            <text:p>471680794</text:p>
          </table:table-cell>
        </table:table-row>
        <table:table-row table:style-name="ro1">
          <table:table-cell office:value-type="string" calcext:value-type="string">
            <text:p>2021-07-01</text:p>
          </table:table-cell>
          <table:table-cell office:value-type="float" office:value="160638516" calcext:value-type="float">
            <text:p>160638516</text:p>
          </table:table-cell>
          <table:table-cell office:value-type="float" office:value="472322609" calcext:value-type="float">
            <text:p>472322609</text:p>
          </table:table-cell>
        </table:table-row>
        <table:table-row table:style-name="ro1">
          <table:table-cell office:value-type="string" calcext:value-type="string">
            <text:p>2021-07-02</text:p>
          </table:table-cell>
          <table:table-cell office:value-type="float" office:value="160972194" calcext:value-type="float">
            <text:p>160972194</text:p>
          </table:table-cell>
          <table:table-cell office:value-type="float" office:value="472921657" calcext:value-type="float">
            <text:p>472921657</text:p>
          </table:table-cell>
        </table:table-row>
        <table:table-row table:style-name="ro1">
          <table:table-cell office:value-type="string" calcext:value-type="string">
            <text:p>2021-07-03</text:p>
          </table:table-cell>
          <table:table-cell office:value-type="float" office:value="161157013" calcext:value-type="float">
            <text:p>161157013</text:p>
          </table:table-cell>
          <table:table-cell office:value-type="float" office:value="473367838" calcext:value-type="float">
            <text:p>473367838</text:p>
          </table:table-cell>
        </table:table-row>
        <table:table-row table:style-name="ro1">
          <table:table-cell office:value-type="string" calcext:value-type="string">
            <text:p>2021-07-04</text:p>
          </table:table-cell>
          <table:table-cell office:value-type="float" office:value="161183654" calcext:value-type="float">
            <text:p>161183654</text:p>
          </table:table-cell>
          <table:table-cell office:value-type="float" office:value="473627905" calcext:value-type="float">
            <text:p>473627905</text:p>
          </table:table-cell>
        </table:table-row>
        <table:table-row table:style-name="ro1">
          <table:table-cell office:value-type="string" calcext:value-type="string">
            <text:p>2021-07-05</text:p>
          </table:table-cell>
          <table:table-cell office:value-type="float" office:value="161387715" calcext:value-type="float">
            <text:p>161387715</text:p>
          </table:table-cell>
          <table:table-cell office:value-type="float" office:value="473934545" calcext:value-type="float">
            <text:p>473934545</text:p>
          </table:table-cell>
        </table:table-row>
        <table:table-row table:style-name="ro1">
          <table:table-cell office:value-type="string" calcext:value-type="string">
            <text:p>2021-07-06</text:p>
          </table:table-cell>
          <table:table-cell office:value-type="float" office:value="161715926" calcext:value-type="float">
            <text:p>161715926</text:p>
          </table:table-cell>
          <table:table-cell office:value-type="float" office:value="474525104" calcext:value-type="float">
            <text:p>474525104</text:p>
          </table:table-cell>
        </table:table-row>
        <table:table-row table:style-name="ro1">
          <table:table-cell office:value-type="string" calcext:value-type="string">
            <text:p>2021-07-07</text:p>
          </table:table-cell>
          <table:table-cell office:value-type="float" office:value="162025215" calcext:value-type="float">
            <text:p>162025215</text:p>
          </table:table-cell>
          <table:table-cell office:value-type="float" office:value="475302415" calcext:value-type="float">
            <text:p>475302415</text:p>
          </table:table-cell>
        </table:table-row>
        <table:table-row table:style-name="ro1">
          <table:table-cell office:value-type="string" calcext:value-type="string">
            <text:p>2021-07-08</text:p>
          </table:table-cell>
          <table:table-cell office:value-type="float" office:value="162326206" calcext:value-type="float">
            <text:p>162326206</text:p>
          </table:table-cell>
          <table:table-cell office:value-type="float" office:value="476025082" calcext:value-type="float">
            <text:p>476025082</text:p>
          </table:table-cell>
        </table:table-row>
        <table:table-row table:style-name="ro1">
          <table:table-cell office:value-type="string" calcext:value-type="string">
            <text:p>2021-07-09</text:p>
          </table:table-cell>
          <table:table-cell office:value-type="float" office:value="162661234" calcext:value-type="float">
            <text:p>162661234</text:p>
          </table:table-cell>
          <table:table-cell office:value-type="float" office:value="476689721" calcext:value-type="float">
            <text:p>476689721</text:p>
          </table:table-cell>
        </table:table-row>
        <table:table-row table:style-name="ro1">
          <table:table-cell office:value-type="string" calcext:value-type="string">
            <text:p>2021-07-10</text:p>
          </table:table-cell>
          <table:table-cell office:value-type="float" office:value="162863631" calcext:value-type="float">
            <text:p>162863631</text:p>
          </table:table-cell>
          <table:table-cell office:value-type="float" office:value="477176037" calcext:value-type="float">
            <text:p>477176037</text:p>
          </table:table-cell>
        </table:table-row>
        <table:table-row table:style-name="ro1">
          <table:table-cell office:value-type="string" calcext:value-type="string">
            <text:p>2021-07-11</text:p>
          </table:table-cell>
          <table:table-cell office:value-type="float" office:value="162969311" calcext:value-type="float">
            <text:p>162969311</text:p>
          </table:table-cell>
          <table:table-cell office:value-type="float" office:value="477517655" calcext:value-type="float">
            <text:p>477517655</text:p>
          </table:table-cell>
        </table:table-row>
        <table:table-row table:style-name="ro1">
          <table:table-cell office:value-type="string" calcext:value-type="string">
            <text:p>2021-07-12</text:p>
          </table:table-cell>
          <table:table-cell office:value-type="float" office:value="163233534" calcext:value-type="float">
            <text:p>163233534</text:p>
          </table:table-cell>
          <table:table-cell office:value-type="float" office:value="478104568" calcext:value-type="float">
            <text:p>478104568</text:p>
          </table:table-cell>
        </table:table-row>
        <table:table-row table:style-name="ro1">
          <table:table-cell office:value-type="string" calcext:value-type="string">
            <text:p>2021-07-13</text:p>
          </table:table-cell>
          <table:table-cell office:value-type="float" office:value="163495329" calcext:value-type="float">
            <text:p>163495329</text:p>
          </table:table-cell>
          <table:table-cell office:value-type="float" office:value="478842662" calcext:value-type="float">
            <text:p>478842662</text:p>
          </table:table-cell>
        </table:table-row>
        <table:table-row table:style-name="ro1">
          <table:table-cell office:value-type="string" calcext:value-type="string">
            <text:p>2021-07-14</text:p>
          </table:table-cell>
          <table:table-cell office:value-type="float" office:value="163757998" calcext:value-type="float">
            <text:p>163757998</text:p>
          </table:table-cell>
          <table:table-cell office:value-type="float" office:value="479601161" calcext:value-type="float">
            <text:p>479601161</text:p>
          </table:table-cell>
        </table:table-row>
        <table:table-row table:style-name="ro1">
          <table:table-cell office:value-type="string" calcext:value-type="string">
            <text:p>2021-07-15</text:p>
          </table:table-cell>
          <table:table-cell office:value-type="float" office:value="164016439" calcext:value-type="float">
            <text:p>164016439</text:p>
          </table:table-cell>
          <table:table-cell office:value-type="float" office:value="480368558" calcext:value-type="float">
            <text:p>480368558</text:p>
          </table:table-cell>
        </table:table-row>
        <table:table-row table:style-name="ro1">
          <table:table-cell office:value-type="string" calcext:value-type="string">
            <text:p>2021-07-16</text:p>
          </table:table-cell>
          <table:table-cell office:value-type="float" office:value="164308537" calcext:value-type="float">
            <text:p>164308537</text:p>
          </table:table-cell>
          <table:table-cell office:value-type="float" office:value="481092651" calcext:value-type="float">
            <text:p>481092651</text:p>
          </table:table-cell>
        </table:table-row>
        <table:table-row table:style-name="ro1">
          <table:table-cell office:value-type="string" calcext:value-type="string">
            <text:p>2021-07-17</text:p>
          </table:table-cell>
          <table:table-cell office:value-type="float" office:value="164493476" calcext:value-type="float">
            <text:p>164493476</text:p>
          </table:table-cell>
          <table:table-cell office:value-type="float" office:value="481618568" calcext:value-type="float">
            <text:p>481618568</text:p>
          </table:table-cell>
        </table:table-row>
        <table:table-row table:style-name="ro1">
          <table:table-cell office:value-type="string" calcext:value-type="string">
            <text:p>2021-07-18</text:p>
          </table:table-cell>
          <table:table-cell office:value-type="float" office:value="164596476" calcext:value-type="float">
            <text:p>164596476</text:p>
          </table:table-cell>
          <table:table-cell office:value-type="float" office:value="482014929" calcext:value-type="float">
            <text:p>482014929</text:p>
          </table:table-cell>
        </table:table-row>
        <table:table-row table:style-name="ro1">
          <table:table-cell office:value-type="string" calcext:value-type="string">
            <text:p>2021-07-19</text:p>
          </table:table-cell>
          <table:table-cell office:value-type="float" office:value="164839989" calcext:value-type="float">
            <text:p>164839989</text:p>
          </table:table-cell>
          <table:table-cell office:value-type="float" office:value="482672795" calcext:value-type="float">
            <text:p>482672795</text:p>
          </table:table-cell>
        </table:table-row>
        <table:table-row table:style-name="ro1">
          <table:table-cell office:value-type="string" calcext:value-type="string">
            <text:p>2021-07-20</text:p>
          </table:table-cell>
          <table:table-cell office:value-type="float" office:value="165088478" calcext:value-type="float">
            <text:p>165088478</text:p>
          </table:table-cell>
          <table:table-cell office:value-type="float" office:value="483572456" calcext:value-type="float">
            <text:p>483572456</text:p>
          </table:table-cell>
        </table:table-row>
        <table:table-row table:style-name="ro1">
          <table:table-cell office:value-type="string" calcext:value-type="string">
            <text:p>2021-07-21</text:p>
          </table:table-cell>
          <table:table-cell office:value-type="float" office:value="165347540" calcext:value-type="float">
            <text:p>165347540</text:p>
          </table:table-cell>
          <table:table-cell office:value-type="float" office:value="484499115" calcext:value-type="float">
            <text:p>484499115</text:p>
          </table:table-cell>
        </table:table-row>
        <table:table-row table:style-name="ro1">
          <table:table-cell office:value-type="string" calcext:value-type="string">
            <text:p>2021-07-22</text:p>
          </table:table-cell>
          <table:table-cell office:value-type="float" office:value="165596717" calcext:value-type="float">
            <text:p>165596717</text:p>
          </table:table-cell>
          <table:table-cell office:value-type="float" office:value="485414161" calcext:value-type="float">
            <text:p>485414161</text:p>
          </table:table-cell>
        </table:table-row>
        <table:table-row table:style-name="ro1">
          <table:table-cell office:value-type="string" calcext:value-type="string">
            <text:p>2021-07-23</text:p>
          </table:table-cell>
          <table:table-cell office:value-type="float" office:value="165874570" calcext:value-type="float">
            <text:p>165874570</text:p>
          </table:table-cell>
          <table:table-cell office:value-type="float" office:value="486294028" calcext:value-type="float">
            <text:p>486294028</text:p>
          </table:table-cell>
        </table:table-row>
        <table:table-row table:style-name="ro1">
          <table:table-cell office:value-type="string" calcext:value-type="string">
            <text:p>2021-07-24</text:p>
          </table:table-cell>
          <table:table-cell office:value-type="float" office:value="166044671" calcext:value-type="float">
            <text:p>166044671</text:p>
          </table:table-cell>
          <table:table-cell office:value-type="float" office:value="486947254" calcext:value-type="float">
            <text:p>486947254</text:p>
          </table:table-cell>
        </table:table-row>
        <table:table-row table:style-name="ro1">
          <table:table-cell office:value-type="string" calcext:value-type="string">
            <text:p>2021-07-25</text:p>
          </table:table-cell>
          <table:table-cell office:value-type="float" office:value="166106092" calcext:value-type="float">
            <text:p>166106092</text:p>
          </table:table-cell>
          <table:table-cell office:value-type="float" office:value="487438315" calcext:value-type="float">
            <text:p>487438315</text:p>
          </table:table-cell>
        </table:table-row>
        <table:table-row table:style-name="ro1">
          <table:table-cell office:value-type="string" calcext:value-type="string">
            <text:p>2021-07-26</text:p>
          </table:table-cell>
          <table:table-cell office:value-type="float" office:value="166320774" calcext:value-type="float">
            <text:p>166320774</text:p>
          </table:table-cell>
          <table:table-cell office:value-type="float" office:value="488222063" calcext:value-type="float">
            <text:p>488222063</text:p>
          </table:table-cell>
        </table:table-row>
        <table:table-row table:style-name="ro1">
          <table:table-cell office:value-type="string" calcext:value-type="string">
            <text:p>2021-07-27</text:p>
          </table:table-cell>
          <table:table-cell office:value-type="float" office:value="166564153" calcext:value-type="float">
            <text:p>166564153</text:p>
          </table:table-cell>
          <table:table-cell office:value-type="float" office:value="489255997" calcext:value-type="float">
            <text:p>489255997</text:p>
          </table:table-cell>
        </table:table-row>
        <table:table-row table:style-name="ro1">
          <table:table-cell office:value-type="string" calcext:value-type="string">
            <text:p>2021-07-28</text:p>
          </table:table-cell>
          <table:table-cell office:value-type="float" office:value="166815355" calcext:value-type="float">
            <text:p>166815355</text:p>
          </table:table-cell>
          <table:table-cell office:value-type="float" office:value="490358910" calcext:value-type="float">
            <text:p>490358910</text:p>
          </table:table-cell>
        </table:table-row>
        <table:table-row table:style-name="ro1">
          <table:table-cell office:value-type="string" calcext:value-type="string">
            <text:p>2021-07-29</text:p>
          </table:table-cell>
          <table:table-cell office:value-type="float" office:value="167060409" calcext:value-type="float">
            <text:p>167060409</text:p>
          </table:table-cell>
          <table:table-cell office:value-type="float" office:value="491464675" calcext:value-type="float">
            <text:p>491464675</text:p>
          </table:table-cell>
        </table:table-row>
        <table:table-row table:style-name="ro1">
          <table:table-cell office:value-type="string" calcext:value-type="string">
            <text:p>2021-07-30</text:p>
          </table:table-cell>
          <table:table-cell office:value-type="float" office:value="167343699" calcext:value-type="float">
            <text:p>167343699</text:p>
          </table:table-cell>
          <table:table-cell office:value-type="float" office:value="492511635" calcext:value-type="float">
            <text:p>492511635</text:p>
          </table:table-cell>
        </table:table-row>
        <table:table-row table:style-name="ro1">
          <table:table-cell office:value-type="string" calcext:value-type="string">
            <text:p>2021-07-31</text:p>
          </table:table-cell>
          <table:table-cell office:value-type="float" office:value="167519760" calcext:value-type="float">
            <text:p>167519760</text:p>
          </table:table-cell>
          <table:table-cell office:value-type="float" office:value="493276444" calcext:value-type="float">
            <text:p>493276444</text:p>
          </table:table-cell>
        </table:table-row>
        <table:table-row table:style-name="ro1">
          <table:table-cell office:value-type="string" calcext:value-type="string">
            <text:p>2021-08-01</text:p>
          </table:table-cell>
          <table:table-cell office:value-type="float" office:value="167615543" calcext:value-type="float">
            <text:p>167615543</text:p>
          </table:table-cell>
          <table:table-cell office:value-type="float" office:value="493843958" calcext:value-type="float">
            <text:p>493843958</text:p>
          </table:table-cell>
        </table:table-row>
        <table:table-row table:style-name="ro1">
          <table:table-cell office:value-type="string" calcext:value-type="string">
            <text:p>2021-08-02</text:p>
          </table:table-cell>
          <table:table-cell office:value-type="float" office:value="167847117" calcext:value-type="float">
            <text:p>167847117</text:p>
          </table:table-cell>
          <table:table-cell office:value-type="float" office:value="494809493" calcext:value-type="float">
            <text:p>494809493</text:p>
          </table:table-cell>
        </table:table-row>
        <table:table-row table:style-name="ro1">
          <table:table-cell office:value-type="string" calcext:value-type="string">
            <text:p>2021-08-03</text:p>
          </table:table-cell>
          <table:table-cell office:value-type="float" office:value="168094874" calcext:value-type="float">
            <text:p>168094874</text:p>
          </table:table-cell>
          <table:table-cell office:value-type="float" office:value="496073691" calcext:value-type="float">
            <text:p>496073691</text:p>
          </table:table-cell>
        </table:table-row>
        <table:table-row table:style-name="ro1">
          <table:table-cell office:value-type="string" calcext:value-type="string">
            <text:p>2021-08-04</text:p>
          </table:table-cell>
          <table:table-cell office:value-type="float" office:value="168344465" calcext:value-type="float">
            <text:p>168344465</text:p>
          </table:table-cell>
          <table:table-cell office:value-type="float" office:value="497393659" calcext:value-type="float">
            <text:p>497393659</text:p>
          </table:table-cell>
        </table:table-row>
        <table:table-row table:style-name="ro1">
          <table:table-cell office:value-type="string" calcext:value-type="string">
            <text:p>2021-08-05</text:p>
          </table:table-cell>
          <table:table-cell office:value-type="float" office:value="168603279" calcext:value-type="float">
            <text:p>168603279</text:p>
          </table:table-cell>
          <table:table-cell office:value-type="float" office:value="498769351" calcext:value-type="float">
            <text:p>498769351</text:p>
          </table:table-cell>
        </table:table-row>
        <table:table-row table:style-name="ro1">
          <table:table-cell office:value-type="string" calcext:value-type="string">
            <text:p>2021-08-06</text:p>
          </table:table-cell>
          <table:table-cell office:value-type="float" office:value="168907979" calcext:value-type="float">
            <text:p>168907979</text:p>
          </table:table-cell>
          <table:table-cell office:value-type="float" office:value="500101079" calcext:value-type="float">
            <text:p>500101079</text:p>
          </table:table-cell>
        </table:table-row>
        <table:table-row table:style-name="ro1">
          <table:table-cell office:value-type="string" calcext:value-type="string">
            <text:p>2021-08-07</text:p>
          </table:table-cell>
          <table:table-cell office:value-type="float" office:value="169093827" calcext:value-type="float">
            <text:p>169093827</text:p>
          </table:table-cell>
          <table:table-cell office:value-type="float" office:value="501101853" calcext:value-type="float">
            <text:p>501101853</text:p>
          </table:table-cell>
        </table:table-row>
        <table:table-row table:style-name="ro1">
          <table:table-cell office:value-type="string" calcext:value-type="string">
            <text:p>2021-08-08</text:p>
          </table:table-cell>
          <table:table-cell office:value-type="float" office:value="169208844" calcext:value-type="float">
            <text:p>169208844</text:p>
          </table:table-cell>
          <table:table-cell office:value-type="float" office:value="501816520" calcext:value-type="float">
            <text:p>501816520</text:p>
          </table:table-cell>
        </table:table-row>
        <table:table-row table:style-name="ro1">
          <table:table-cell office:value-type="string" calcext:value-type="string">
            <text:p>2021-08-09</text:p>
          </table:table-cell>
          <table:table-cell office:value-type="float" office:value="169489738" calcext:value-type="float">
            <text:p>169489738</text:p>
          </table:table-cell>
          <table:table-cell office:value-type="float" office:value="502947691" calcext:value-type="float">
            <text:p>502947691</text:p>
          </table:table-cell>
        </table:table-row>
        <table:table-row table:style-name="ro1">
          <table:table-cell office:value-type="string" calcext:value-type="string">
            <text:p>2021-08-10</text:p>
          </table:table-cell>
          <table:table-cell office:value-type="float" office:value="169778170" calcext:value-type="float">
            <text:p>169778170</text:p>
          </table:table-cell>
          <table:table-cell office:value-type="float" office:value="504379607" calcext:value-type="float">
            <text:p>504379607</text:p>
          </table:table-cell>
        </table:table-row>
        <table:table-row table:style-name="ro1">
          <table:table-cell office:value-type="string" calcext:value-type="string">
            <text:p>2021-08-11</text:p>
          </table:table-cell>
          <table:table-cell office:value-type="float" office:value="170068160" calcext:value-type="float">
            <text:p>170068160</text:p>
          </table:table-cell>
          <table:table-cell office:value-type="float" office:value="505907670" calcext:value-type="float">
            <text:p>505907670</text:p>
          </table:table-cell>
        </table:table-row>
        <table:table-row table:style-name="ro1">
          <table:table-cell office:value-type="string" calcext:value-type="string">
            <text:p>2021-08-12</text:p>
          </table:table-cell>
          <table:table-cell office:value-type="float" office:value="170375508" calcext:value-type="float">
            <text:p>170375508</text:p>
          </table:table-cell>
          <table:table-cell office:value-type="float" office:value="507434225" calcext:value-type="float">
            <text:p>507434225</text:p>
          </table:table-cell>
        </table:table-row>
        <table:table-row table:style-name="ro1">
          <table:table-cell office:value-type="string" calcext:value-type="string">
            <text:p>2021-08-13</text:p>
          </table:table-cell>
          <table:table-cell office:value-type="float" office:value="170757566" calcext:value-type="float">
            <text:p>170757566</text:p>
          </table:table-cell>
          <table:table-cell office:value-type="float" office:value="508957815" calcext:value-type="float">
            <text:p>508957815</text:p>
          </table:table-cell>
        </table:table-row>
        <table:table-row table:style-name="ro1">
          <table:table-cell office:value-type="string" calcext:value-type="string">
            <text:p>2021-08-14</text:p>
          </table:table-cell>
          <table:table-cell office:value-type="float" office:value="170995584" calcext:value-type="float">
            <text:p>170995584</text:p>
          </table:table-cell>
          <table:table-cell office:value-type="float" office:value="510085389" calcext:value-type="float">
            <text:p>510085389</text:p>
          </table:table-cell>
        </table:table-row>
        <table:table-row table:style-name="ro1">
          <table:table-cell office:value-type="string" calcext:value-type="string">
            <text:p>2021-08-15</text:p>
          </table:table-cell>
          <table:table-cell office:value-type="float" office:value="171154076" calcext:value-type="float">
            <text:p>171154076</text:p>
          </table:table-cell>
          <table:table-cell office:value-type="float" office:value="510879274" calcext:value-type="float">
            <text:p>510879274</text:p>
          </table:table-cell>
        </table:table-row>
        <table:table-row table:style-name="ro1">
          <table:table-cell office:value-type="string" calcext:value-type="string">
            <text:p>2021-08-16</text:p>
          </table:table-cell>
          <table:table-cell office:value-type="float" office:value="171501995" calcext:value-type="float">
            <text:p>171501995</text:p>
          </table:table-cell>
          <table:table-cell office:value-type="float" office:value="512157539" calcext:value-type="float">
            <text:p>512157539</text:p>
          </table:table-cell>
        </table:table-row>
        <table:table-row table:style-name="ro1">
          <table:table-cell office:value-type="string" calcext:value-type="string">
            <text:p>2021-08-17</text:p>
          </table:table-cell>
          <table:table-cell office:value-type="float" office:value="171858994" calcext:value-type="float">
            <text:p>171858994</text:p>
          </table:table-cell>
          <table:table-cell office:value-type="float" office:value="513762635" calcext:value-type="float">
            <text:p>513762635</text:p>
          </table:table-cell>
        </table:table-row>
        <table:table-row table:style-name="ro1">
          <table:table-cell office:value-type="string" calcext:value-type="string">
            <text:p>2021-08-18</text:p>
          </table:table-cell>
          <table:table-cell office:value-type="float" office:value="172230752" calcext:value-type="float">
            <text:p>172230752</text:p>
          </table:table-cell>
          <table:table-cell office:value-type="float" office:value="515461249" calcext:value-type="float">
            <text:p>515461249</text:p>
          </table:table-cell>
        </table:table-row>
        <table:table-row table:style-name="ro1">
          <table:table-cell office:value-type="string" calcext:value-type="string">
            <text:p>2021-08-19</text:p>
          </table:table-cell>
          <table:table-cell office:value-type="float" office:value="172604771" calcext:value-type="float">
            <text:p>172604771</text:p>
          </table:table-cell>
          <table:table-cell office:value-type="float" office:value="517110034" calcext:value-type="float">
            <text:p>517110034</text:p>
          </table:table-cell>
        </table:table-row>
        <table:table-row table:style-name="ro1">
          <table:table-cell office:value-type="string" calcext:value-type="string">
            <text:p>2021-08-20</text:p>
          </table:table-cell>
          <table:table-cell office:value-type="float" office:value="173073720" calcext:value-type="float">
            <text:p>173073720</text:p>
          </table:table-cell>
          <table:table-cell office:value-type="float" office:value="518651680" calcext:value-type="float">
            <text:p>518651680</text:p>
          </table:table-cell>
        </table:table-row>
        <table:table-row table:style-name="ro1">
          <table:table-cell office:value-type="string" calcext:value-type="string">
            <text:p>2021-08-21</text:p>
          </table:table-cell>
          <table:table-cell office:value-type="float" office:value="173364795" calcext:value-type="float">
            <text:p>173364795</text:p>
          </table:table-cell>
          <table:table-cell office:value-type="float" office:value="519826943" calcext:value-type="float">
            <text:p>519826943</text:p>
          </table:table-cell>
        </table:table-row>
        <table:table-row table:style-name="ro1">
          <table:table-cell office:value-type="string" calcext:value-type="string">
            <text:p>2021-08-22</text:p>
          </table:table-cell>
          <table:table-cell office:value-type="float" office:value="173540280" calcext:value-type="float">
            <text:p>173540280</text:p>
          </table:table-cell>
          <table:table-cell office:value-type="float" office:value="520665127" calcext:value-type="float">
            <text:p>520665127</text:p>
          </table:table-cell>
        </table:table-row>
        <table:table-row table:style-name="ro1">
          <table:table-cell office:value-type="string" calcext:value-type="string">
            <text:p>2021-08-23</text:p>
          </table:table-cell>
          <table:table-cell office:value-type="float" office:value="173937392" calcext:value-type="float">
            <text:p>173937392</text:p>
          </table:table-cell>
          <table:table-cell office:value-type="float" office:value="521984492" calcext:value-type="float">
            <text:p>521984492</text:p>
          </table:table-cell>
        </table:table-row>
        <table:table-row table:style-name="ro1">
          <table:table-cell office:value-type="string" calcext:value-type="string">
            <text:p>2021-08-24</text:p>
          </table:table-cell>
          <table:table-cell office:value-type="float" office:value="174343091" calcext:value-type="float">
            <text:p>174343091</text:p>
          </table:table-cell>
          <table:table-cell office:value-type="float" office:value="523793575" calcext:value-type="float">
            <text:p>523793575</text:p>
          </table:table-cell>
        </table:table-row>
        <table:table-row table:style-name="ro1">
          <table:table-cell office:value-type="string" calcext:value-type="string">
            <text:p>2021-08-25</text:p>
          </table:table-cell>
          <table:table-cell office:value-type="float" office:value="174756217" calcext:value-type="float">
            <text:p>174756217</text:p>
          </table:table-cell>
          <table:table-cell office:value-type="float" office:value="525739190" calcext:value-type="float">
            <text:p>525739190</text:p>
          </table:table-cell>
        </table:table-row>
        <table:table-row table:style-name="ro1">
          <table:table-cell office:value-type="string" calcext:value-type="string">
            <text:p>2021-08-26</text:p>
          </table:table-cell>
          <table:table-cell office:value-type="float" office:value="175179394" calcext:value-type="float">
            <text:p>175179394</text:p>
          </table:table-cell>
          <table:table-cell office:value-type="float" office:value="527689596" calcext:value-type="float">
            <text:p>527689596</text:p>
          </table:table-cell>
        </table:table-row>
        <table:table-row table:style-name="ro1">
          <table:table-cell office:value-type="string" calcext:value-type="string">
            <text:p>2021-08-27</text:p>
          </table:table-cell>
          <table:table-cell office:value-type="float" office:value="175706707" calcext:value-type="float">
            <text:p>175706707</text:p>
          </table:table-cell>
          <table:table-cell office:value-type="float" office:value="529571094" calcext:value-type="float">
            <text:p>529571094</text:p>
          </table:table-cell>
        </table:table-row>
        <table:table-row table:style-name="ro1">
          <table:table-cell office:value-type="string" calcext:value-type="string">
            <text:p>2021-08-28</text:p>
          </table:table-cell>
          <table:table-cell office:value-type="float" office:value="176039955" calcext:value-type="float">
            <text:p>176039955</text:p>
          </table:table-cell>
          <table:table-cell office:value-type="float" office:value="531000852" calcext:value-type="float">
            <text:p>531000852</text:p>
          </table:table-cell>
        </table:table-row>
        <table:table-row table:style-name="ro1">
          <table:table-cell office:value-type="string" calcext:value-type="string">
            <text:p>2021-08-29</text:p>
          </table:table-cell>
          <table:table-cell office:value-type="float" office:value="176241002" calcext:value-type="float">
            <text:p>176241002</text:p>
          </table:table-cell>
          <table:table-cell office:value-type="float" office:value="531976074" calcext:value-type="float">
            <text:p>531976074</text:p>
          </table:table-cell>
        </table:table-row>
        <table:table-row table:style-name="ro1">
          <table:table-cell office:value-type="string" calcext:value-type="string">
            <text:p>2021-08-30</text:p>
          </table:table-cell>
          <table:table-cell office:value-type="float" office:value="176661932" calcext:value-type="float">
            <text:p>176661932</text:p>
          </table:table-cell>
          <table:table-cell office:value-type="float" office:value="533409885" calcext:value-type="float">
            <text:p>533409885</text:p>
          </table:table-cell>
        </table:table-row>
        <table:table-row table:style-name="ro1">
          <table:table-cell office:value-type="string" calcext:value-type="string">
            <text:p>2021-08-31</text:p>
          </table:table-cell>
          <table:table-cell office:value-type="float" office:value="177073444" calcext:value-type="float">
            <text:p>177073444</text:p>
          </table:table-cell>
          <table:table-cell office:value-type="float" office:value="535362558" calcext:value-type="float">
            <text:p>535362558</text:p>
          </table:table-cell>
        </table:table-row>
        <table:table-row table:style-name="ro1">
          <table:table-cell office:value-type="string" calcext:value-type="string">
            <text:p>2021-09-01</text:p>
          </table:table-cell>
          <table:table-cell office:value-type="float" office:value="177471079" calcext:value-type="float">
            <text:p>177471079</text:p>
          </table:table-cell>
          <table:table-cell office:value-type="float" office:value="537396909" calcext:value-type="float">
            <text:p>537396909</text:p>
          </table:table-cell>
        </table:table-row>
        <table:table-row table:style-name="ro1">
          <table:table-cell office:value-type="string" calcext:value-type="string">
            <text:p>2021-09-02</text:p>
          </table:table-cell>
          <table:table-cell office:value-type="float" office:value="177862415" calcext:value-type="float">
            <text:p>177862415</text:p>
          </table:table-cell>
          <table:table-cell office:value-type="float" office:value="539358283" calcext:value-type="float">
            <text:p>539358283</text:p>
          </table:table-cell>
        </table:table-row>
        <table:table-row table:style-name="ro1">
          <table:table-cell office:value-type="string" calcext:value-type="string">
            <text:p>2021-09-03</text:p>
          </table:table-cell>
          <table:table-cell office:value-type="float" office:value="178340891" calcext:value-type="float">
            <text:p>178340891</text:p>
          </table:table-cell>
          <table:table-cell office:value-type="float" office:value="541223388" calcext:value-type="float">
            <text:p>541223388</text:p>
          </table:table-cell>
        </table:table-row>
        <table:table-row table:style-name="ro1">
          <table:table-cell office:value-type="string" calcext:value-type="string">
            <text:p>2021-09-04</text:p>
          </table:table-cell>
          <table:table-cell office:value-type="float" office:value="178611977" calcext:value-type="float">
            <text:p>178611977</text:p>
          </table:table-cell>
          <table:table-cell office:value-type="float" office:value="542578589" calcext:value-type="float">
            <text:p>542578589</text:p>
          </table:table-cell>
        </table:table-row>
        <table:table-row table:style-name="ro1">
          <table:table-cell office:value-type="string" calcext:value-type="string">
            <text:p>2021-09-05</text:p>
          </table:table-cell>
          <table:table-cell office:value-type="float" office:value="178781205" calcext:value-type="float">
            <text:p>178781205</text:p>
          </table:table-cell>
          <table:table-cell office:value-type="float" office:value="543570420" calcext:value-type="float">
            <text:p>543570420</text:p>
          </table:table-cell>
        </table:table-row>
        <table:table-row table:style-name="ro1">
          <table:table-cell office:value-type="string" calcext:value-type="string">
            <text:p>2021-09-06</text:p>
          </table:table-cell>
          <table:table-cell office:value-type="float" office:value="178865362" calcext:value-type="float">
            <text:p>178865362</text:p>
          </table:table-cell>
          <table:table-cell office:value-type="float" office:value="544394356" calcext:value-type="float">
            <text:p>544394356</text:p>
          </table:table-cell>
        </table:table-row>
        <table:table-row table:style-name="ro1">
          <table:table-cell office:value-type="string" calcext:value-type="string">
            <text:p>2021-09-07</text:p>
          </table:table-cell>
          <table:table-cell office:value-type="float" office:value="179334262" calcext:value-type="float">
            <text:p>179334262</text:p>
          </table:table-cell>
          <table:table-cell office:value-type="float" office:value="545795265" calcext:value-type="float">
            <text:p>545795265</text:p>
          </table:table-cell>
        </table:table-row>
        <table:table-row table:style-name="ro1">
          <table:table-cell office:value-type="string" calcext:value-type="string">
            <text:p>2021-09-08</text:p>
          </table:table-cell>
          <table:table-cell office:value-type="float" office:value="179726557" calcext:value-type="float">
            <text:p>179726557</text:p>
          </table:table-cell>
          <table:table-cell office:value-type="float" office:value="547830414" calcext:value-type="float">
            <text:p>547830414</text:p>
          </table:table-cell>
        </table:table-row>
        <table:table-row table:style-name="ro1">
          <table:table-cell office:value-type="string" calcext:value-type="string">
            <text:p>2021-09-09</text:p>
          </table:table-cell>
          <table:table-cell office:value-type="float" office:value="180114364" calcext:value-type="float">
            <text:p>180114364</text:p>
          </table:table-cell>
          <table:table-cell office:value-type="float" office:value="549894774" calcext:value-type="float">
            <text:p>549894774</text:p>
          </table:table-cell>
        </table:table-row>
        <table:table-row table:style-name="ro1">
          <table:table-cell office:value-type="string" calcext:value-type="string">
            <text:p>2021-09-10</text:p>
          </table:table-cell>
          <table:table-cell office:value-type="float" office:value="180603176" calcext:value-type="float">
            <text:p>180603176</text:p>
          </table:table-cell>
          <table:table-cell office:value-type="float" office:value="551950854" calcext:value-type="float">
            <text:p>551950854</text:p>
          </table:table-cell>
        </table:table-row>
        <table:table-row table:style-name="ro1">
          <table:table-cell office:value-type="string" calcext:value-type="string">
            <text:p>2021-09-11</text:p>
          </table:table-cell>
          <table:table-cell office:value-type="float" office:value="180896121" calcext:value-type="float">
            <text:p>180896121</text:p>
          </table:table-cell>
          <table:table-cell office:value-type="float" office:value="553480061" calcext:value-type="float">
            <text:p>553480061</text:p>
          </table:table-cell>
        </table:table-row>
        <table:table-row table:style-name="ro1">
          <table:table-cell office:value-type="string" calcext:value-type="string">
            <text:p>2021-09-12</text:p>
          </table:table-cell>
          <table:table-cell office:value-type="float" office:value="181065427" calcext:value-type="float">
            <text:p>181065427</text:p>
          </table:table-cell>
          <table:table-cell office:value-type="float" office:value="554460468" calcext:value-type="float">
            <text:p>554460468</text:p>
          </table:table-cell>
        </table:table-row>
        <table:table-row table:style-name="ro1">
          <table:table-cell office:value-type="string" calcext:value-type="string">
            <text:p>2021-09-13</text:p>
          </table:table-cell>
          <table:table-cell office:value-type="float" office:value="181440514" calcext:value-type="float">
            <text:p>181440514</text:p>
          </table:table-cell>
          <table:table-cell office:value-type="float" office:value="555939856" calcext:value-type="float">
            <text:p>555939856</text:p>
          </table:table-cell>
        </table:table-row>
        <table:table-row table:style-name="ro1">
          <table:table-cell office:value-type="string" calcext:value-type="string">
            <text:p>2021-09-14</text:p>
          </table:table-cell>
          <table:table-cell office:value-type="float" office:value="181810048" calcext:value-type="float">
            <text:p>181810048</text:p>
          </table:table-cell>
          <table:table-cell office:value-type="float" office:value="557817750" calcext:value-type="float">
            <text:p>557817750</text:p>
          </table:table-cell>
        </table:table-row>
        <table:table-row table:style-name="ro1">
          <table:table-cell office:value-type="string" calcext:value-type="string">
            <text:p>2021-09-15</text:p>
          </table:table-cell>
          <table:table-cell office:value-type="float" office:value="182190290" calcext:value-type="float">
            <text:p>182190290</text:p>
          </table:table-cell>
          <table:table-cell office:value-type="float" office:value="559934474" calcext:value-type="float">
            <text:p>559934474</text:p>
          </table:table-cell>
        </table:table-row>
        <table:table-row table:style-name="ro1">
          <table:table-cell office:value-type="string" calcext:value-type="string">
            <text:p>2021-09-16</text:p>
          </table:table-cell>
          <table:table-cell office:value-type="float" office:value="182573603" calcext:value-type="float">
            <text:p>182573603</text:p>
          </table:table-cell>
          <table:table-cell office:value-type="float" office:value="561933013" calcext:value-type="float">
            <text:p>561933013</text:p>
          </table:table-cell>
        </table:table-row>
        <table:table-row table:style-name="ro1">
          <table:table-cell office:value-type="string" calcext:value-type="string">
            <text:p>2021-09-17</text:p>
          </table:table-cell>
          <table:table-cell office:value-type="float" office:value="183043923" calcext:value-type="float">
            <text:p>183043923</text:p>
          </table:table-cell>
          <table:table-cell office:value-type="float" office:value="563837762" calcext:value-type="float">
            <text:p>563837762</text:p>
          </table:table-cell>
        </table:table-row>
        <table:table-row table:style-name="ro1">
          <table:table-cell office:value-type="string" calcext:value-type="string">
            <text:p>2021-09-18</text:p>
          </table:table-cell>
          <table:table-cell office:value-type="float" office:value="183313285" calcext:value-type="float">
            <text:p>183313285</text:p>
          </table:table-cell>
          <table:table-cell office:value-type="float" office:value="565228501" calcext:value-type="float">
            <text:p>565228501</text:p>
          </table:table-cell>
        </table:table-row>
        <table:table-row table:style-name="ro1">
          <table:table-cell office:value-type="string" calcext:value-type="string">
            <text:p>2021-09-19</text:p>
          </table:table-cell>
          <table:table-cell office:value-type="float" office:value="183474006" calcext:value-type="float">
            <text:p>183474006</text:p>
          </table:table-cell>
          <table:table-cell office:value-type="float" office:value="566184413" calcext:value-type="float">
            <text:p>566184413</text:p>
          </table:table-cell>
        </table:table-row>
        <table:table-row table:style-name="ro1">
          <table:table-cell office:value-type="string" calcext:value-type="string">
            <text:p>2021-09-20</text:p>
          </table:table-cell>
          <table:table-cell office:value-type="float" office:value="183816534" calcext:value-type="float">
            <text:p>183816534</text:p>
          </table:table-cell>
          <table:table-cell office:value-type="float" office:value="567560317" calcext:value-type="float">
            <text:p>567560317</text:p>
          </table:table-cell>
        </table:table-row>
        <table:table-row table:style-name="ro1">
          <table:table-cell office:value-type="string" calcext:value-type="string">
            <text:p>2021-09-21</text:p>
          </table:table-cell>
          <table:table-cell office:value-type="float" office:value="184150857" calcext:value-type="float">
            <text:p>184150857</text:p>
          </table:table-cell>
          <table:table-cell office:value-type="float" office:value="569471816" calcext:value-type="float">
            <text:p>569471816</text:p>
          </table:table-cell>
        </table:table-row>
        <table:table-row table:style-name="ro1">
          <table:table-cell office:value-type="string" calcext:value-type="string">
            <text:p>2021-09-22</text:p>
          </table:table-cell>
          <table:table-cell office:value-type="float" office:value="184478991" calcext:value-type="float">
            <text:p>184478991</text:p>
          </table:table-cell>
          <table:table-cell office:value-type="float" office:value="571522640" calcext:value-type="float">
            <text:p>571522640</text:p>
          </table:table-cell>
        </table:table-row>
        <table:table-row table:style-name="ro1">
          <table:table-cell office:value-type="string" calcext:value-type="string">
            <text:p>2021-09-23</text:p>
          </table:table-cell>
          <table:table-cell office:value-type="float" office:value="184799730" calcext:value-type="float">
            <text:p>184799730</text:p>
          </table:table-cell>
          <table:table-cell office:value-type="float" office:value="573511218" calcext:value-type="float">
            <text:p>573511218</text:p>
          </table:table-cell>
        </table:table-row>
        <table:table-row table:style-name="ro1">
          <table:table-cell office:value-type="string" calcext:value-type="string">
            <text:p>2021-09-24</text:p>
          </table:table-cell>
          <table:table-cell office:value-type="float" office:value="185203377" calcext:value-type="float">
            <text:p>185203377</text:p>
          </table:table-cell>
          <table:table-cell office:value-type="float" office:value="575419879" calcext:value-type="float">
            <text:p>575419879</text:p>
          </table:table-cell>
        </table:table-row>
        <table:table-row table:style-name="ro1">
          <table:table-cell office:value-type="string" calcext:value-type="string">
            <text:p>2021-09-25</text:p>
          </table:table-cell>
          <table:table-cell office:value-type="float" office:value="185427287" calcext:value-type="float">
            <text:p>185427287</text:p>
          </table:table-cell>
          <table:table-cell office:value-type="float" office:value="576768451" calcext:value-type="float">
            <text:p>576768451</text:p>
          </table:table-cell>
        </table:table-row>
        <table:table-row table:style-name="ro1">
          <table:table-cell office:value-type="string" calcext:value-type="string">
            <text:p>2021-09-26</text:p>
          </table:table-cell>
          <table:table-cell office:value-type="float" office:value="185569179" calcext:value-type="float">
            <text:p>185569179</text:p>
          </table:table-cell>
          <table:table-cell office:value-type="float" office:value="577642558" calcext:value-type="float">
            <text:p>577642558</text:p>
          </table:table-cell>
        </table:table-row>
        <table:table-row table:style-name="ro1">
          <table:table-cell office:value-type="string" calcext:value-type="string">
            <text:p>2021-09-27</text:p>
          </table:table-cell>
          <table:table-cell office:value-type="float" office:value="185786465" calcext:value-type="float">
            <text:p>185786465</text:p>
          </table:table-cell>
          <table:table-cell office:value-type="float" office:value="578859774" calcext:value-type="float">
            <text:p>578859774</text:p>
          </table:table-cell>
        </table:table-row>
        <table:table-row table:style-name="ro1">
          <table:table-cell office:value-type="string" calcext:value-type="string">
            <text:p>2021-09-28</text:p>
          </table:table-cell>
          <table:table-cell office:value-type="float" office:value="186083437" calcext:value-type="float">
            <text:p>186083437</text:p>
          </table:table-cell>
          <table:table-cell office:value-type="float" office:value="580725886" calcext:value-type="float">
            <text:p>580725886</text:p>
          </table:table-cell>
        </table:table-row>
        <table:table-row table:style-name="ro1">
          <table:table-cell office:value-type="string" calcext:value-type="string">
            <text:p>2021-09-29</text:p>
          </table:table-cell>
          <table:table-cell office:value-type="float" office:value="186386949" calcext:value-type="float">
            <text:p>186386949</text:p>
          </table:table-cell>
          <table:table-cell office:value-type="float" office:value="582726675" calcext:value-type="float">
            <text:p>582726675</text:p>
          </table:table-cell>
        </table:table-row>
        <table:table-row table:style-name="ro1">
          <table:table-cell office:value-type="string" calcext:value-type="string">
            <text:p>2021-09-30</text:p>
          </table:table-cell>
          <table:table-cell office:value-type="float" office:value="186696100" calcext:value-type="float">
            <text:p>186696100</text:p>
          </table:table-cell>
          <table:table-cell office:value-type="float" office:value="584651738" calcext:value-type="float">
            <text:p>584651738</text:p>
          </table:table-cell>
        </table:table-row>
        <table:table-row table:style-name="ro1">
          <table:table-cell office:value-type="string" calcext:value-type="string">
            <text:p>2021-10-01</text:p>
          </table:table-cell>
          <table:table-cell office:value-type="float" office:value="187061239" calcext:value-type="float">
            <text:p>187061239</text:p>
          </table:table-cell>
          <table:table-cell office:value-type="float" office:value="586470845" calcext:value-type="float">
            <text:p>586470845</text:p>
          </table:table-cell>
        </table:table-row>
        <table:table-row table:style-name="ro1">
          <table:table-cell office:value-type="string" calcext:value-type="string">
            <text:p>2021-10-02</text:p>
          </table:table-cell>
          <table:table-cell office:value-type="float" office:value="187262927" calcext:value-type="float">
            <text:p>187262927</text:p>
          </table:table-cell>
          <table:table-cell office:value-type="float" office:value="587786572" calcext:value-type="float">
            <text:p>587786572</text:p>
          </table:table-cell>
        </table:table-row>
        <table:table-row table:style-name="ro1">
          <table:table-cell office:value-type="string" calcext:value-type="string">
            <text:p>2021-10-03</text:p>
          </table:table-cell>
          <table:table-cell office:value-type="float" office:value="187389801" calcext:value-type="float">
            <text:p>187389801</text:p>
          </table:table-cell>
          <table:table-cell office:value-type="float" office:value="588582740" calcext:value-type="float">
            <text:p>588582740</text:p>
          </table:table-cell>
        </table:table-row>
        <table:table-row table:style-name="ro1">
          <table:table-cell office:value-type="string" calcext:value-type="string">
            <text:p>2021-10-04</text:p>
          </table:table-cell>
          <table:table-cell office:value-type="float" office:value="187637530" calcext:value-type="float">
            <text:p>187637530</text:p>
          </table:table-cell>
          <table:table-cell office:value-type="float" office:value="589846174" calcext:value-type="float">
            <text:p>589846174</text:p>
          </table:table-cell>
        </table:table-row>
        <table:table-row table:style-name="ro1">
          <table:table-cell office:value-type="string" calcext:value-type="string">
            <text:p>2021-10-05</text:p>
          </table:table-cell>
          <table:table-cell office:value-type="float" office:value="187887167" calcext:value-type="float">
            <text:p>187887167</text:p>
          </table:table-cell>
          <table:table-cell office:value-type="float" office:value="591682209" calcext:value-type="float">
            <text:p>591682209</text:p>
          </table:table-cell>
        </table:table-row>
        <table:table-row table:style-name="ro1">
          <table:table-cell office:value-type="string" calcext:value-type="string">
            <text:p>2021-10-06</text:p>
          </table:table-cell>
          <table:table-cell office:value-type="float" office:value="188138092" calcext:value-type="float">
            <text:p>188138092</text:p>
          </table:table-cell>
          <table:table-cell office:value-type="float" office:value="593652075" calcext:value-type="float">
            <text:p>593652075</text:p>
          </table:table-cell>
        </table:table-row>
        <table:table-row table:style-name="ro1">
          <table:table-cell office:value-type="string" calcext:value-type="string">
            <text:p>2021-10-07</text:p>
          </table:table-cell>
          <table:table-cell office:value-type="float" office:value="188383906" calcext:value-type="float">
            <text:p>188383906</text:p>
          </table:table-cell>
          <table:table-cell office:value-type="float" office:value="595545063" calcext:value-type="float">
            <text:p>595545063</text:p>
          </table:table-cell>
        </table:table-row>
        <table:table-row table:style-name="ro1">
          <table:table-cell office:value-type="string" calcext:value-type="string">
            <text:p>2021-10-08</text:p>
          </table:table-cell>
          <table:table-cell office:value-type="float" office:value="188685429" calcext:value-type="float">
            <text:p>188685429</text:p>
          </table:table-cell>
          <table:table-cell office:value-type="float" office:value="597324483" calcext:value-type="float">
            <text:p>597324483</text:p>
          </table:table-cell>
        </table:table-row>
        <table:table-row table:style-name="ro1">
          <table:table-cell office:value-type="string" calcext:value-type="string">
            <text:p>2021-10-09</text:p>
          </table:table-cell>
          <table:table-cell office:value-type="float" office:value="188849477" calcext:value-type="float">
            <text:p>188849477</text:p>
          </table:table-cell>
          <table:table-cell office:value-type="float" office:value="598558193" calcext:value-type="float">
            <text:p>598558193</text:p>
          </table:table-cell>
        </table:table-row>
        <table:table-row table:style-name="ro1">
          <table:table-cell office:value-type="string" calcext:value-type="string">
            <text:p>2021-10-10</text:p>
          </table:table-cell>
          <table:table-cell office:value-type="float" office:value="188951295" calcext:value-type="float">
            <text:p>188951295</text:p>
          </table:table-cell>
          <table:table-cell office:value-type="float" office:value="599278597" calcext:value-type="float">
            <text:p>599278597</text:p>
          </table:table-cell>
        </table:table-row>
        <table:table-row table:style-name="ro1">
          <table:table-cell office:value-type="string" calcext:value-type="string">
            <text:p>2021-10-11</text:p>
          </table:table-cell>
          <table:table-cell office:value-type="float" office:value="189166559" calcext:value-type="float">
            <text:p>189166559</text:p>
          </table:table-cell>
          <table:table-cell office:value-type="float" office:value="600426406" calcext:value-type="float">
            <text:p>600426406</text:p>
          </table:table-cell>
        </table:table-row>
        <table:table-row table:style-name="ro1">
          <table:table-cell office:value-type="string" calcext:value-type="string">
            <text:p>2021-10-12</text:p>
          </table:table-cell>
          <table:table-cell office:value-type="float" office:value="189392843" calcext:value-type="float">
            <text:p>189392843</text:p>
          </table:table-cell>
          <table:table-cell office:value-type="float" office:value="602075226" calcext:value-type="float">
            <text:p>602075226</text:p>
          </table:table-cell>
        </table:table-row>
        <table:table-row table:style-name="ro1">
          <table:table-cell office:value-type="string" calcext:value-type="string">
            <text:p>2021-10-13</text:p>
          </table:table-cell>
          <table:table-cell office:value-type="float" office:value="189614361" calcext:value-type="float">
            <text:p>189614361</text:p>
          </table:table-cell>
          <table:table-cell office:value-type="float" office:value="603927034" calcext:value-type="float">
            <text:p>603927034</text:p>
          </table:table-cell>
        </table:table-row>
        <table:table-row table:style-name="ro1">
          <table:table-cell office:value-type="string" calcext:value-type="string">
            <text:p>2021-10-14</text:p>
          </table:table-cell>
          <table:table-cell office:value-type="float" office:value="189835663" calcext:value-type="float">
            <text:p>189835663</text:p>
          </table:table-cell>
          <table:table-cell office:value-type="float" office:value="605798899" calcext:value-type="float">
            <text:p>605798899</text:p>
          </table:table-cell>
        </table:table-row>
        <table:table-row table:style-name="ro1">
          <table:table-cell office:value-type="string" calcext:value-type="string">
            <text:p>2021-10-15</text:p>
          </table:table-cell>
          <table:table-cell office:value-type="float" office:value="190104905" calcext:value-type="float">
            <text:p>190104905</text:p>
          </table:table-cell>
          <table:table-cell office:value-type="float" office:value="607507426" calcext:value-type="float">
            <text:p>607507426</text:p>
          </table:table-cell>
        </table:table-row>
        <table:table-row table:style-name="ro1">
          <table:table-cell office:value-type="string" calcext:value-type="string">
            <text:p>2021-10-16</text:p>
          </table:table-cell>
          <table:table-cell office:value-type="float" office:value="190245442" calcext:value-type="float">
            <text:p>190245442</text:p>
          </table:table-cell>
          <table:table-cell office:value-type="float" office:value="608700887" calcext:value-type="float">
            <text:p>608700887</text:p>
          </table:table-cell>
        </table:table-row>
        <table:table-row table:style-name="ro1">
          <table:table-cell office:value-type="string" calcext:value-type="string">
            <text:p>2021-10-17</text:p>
          </table:table-cell>
          <table:table-cell office:value-type="float" office:value="190327359" calcext:value-type="float">
            <text:p>190327359</text:p>
          </table:table-cell>
          <table:table-cell office:value-type="float" office:value="609396824" calcext:value-type="float">
            <text:p>609396824</text:p>
          </table:table-cell>
        </table:table-row>
        <table:table-row table:style-name="ro1">
          <table:table-cell office:value-type="string" calcext:value-type="string">
            <text:p>2021-10-18</text:p>
          </table:table-cell>
          <table:table-cell office:value-type="float" office:value="190532976" calcext:value-type="float">
            <text:p>190532976</text:p>
          </table:table-cell>
          <table:table-cell office:value-type="float" office:value="610619568" calcext:value-type="float">
            <text:p>610619568</text:p>
          </table:table-cell>
        </table:table-row>
        <table:table-row table:style-name="ro1">
          <table:table-cell office:value-type="string" calcext:value-type="string">
            <text:p>2021-10-19</text:p>
          </table:table-cell>
          <table:table-cell office:value-type="float" office:value="190720772" calcext:value-type="float">
            <text:p>190720772</text:p>
          </table:table-cell>
          <table:table-cell office:value-type="float" office:value="612327561" calcext:value-type="float">
            <text:p>612327561</text:p>
          </table:table-cell>
        </table:table-row>
        <table:table-row table:style-name="ro1">
          <table:table-cell office:value-type="string" calcext:value-type="string">
            <text:p>2021-10-20</text:p>
          </table:table-cell>
          <table:table-cell office:value-type="float" office:value="190909891" calcext:value-type="float">
            <text:p>190909891</text:p>
          </table:table-cell>
          <table:table-cell office:value-type="float" office:value="614200447" calcext:value-type="float">
            <text:p>614200447</text:p>
          </table:table-cell>
        </table:table-row>
        <table:table-row table:style-name="ro1">
          <table:table-cell office:value-type="string" calcext:value-type="string">
            <text:p>2021-10-21</text:p>
          </table:table-cell>
          <table:table-cell office:value-type="float" office:value="191101082" calcext:value-type="float">
            <text:p>191101082</text:p>
          </table:table-cell>
          <table:table-cell office:value-type="float" office:value="616030490" calcext:value-type="float">
            <text:p>616030490</text:p>
          </table:table-cell>
        </table:table-row>
        <table:table-row table:style-name="ro1">
          <table:table-cell office:value-type="string" calcext:value-type="string">
            <text:p>2021-10-22</text:p>
          </table:table-cell>
          <table:table-cell office:value-type="float" office:value="191340270" calcext:value-type="float">
            <text:p>191340270</text:p>
          </table:table-cell>
          <table:table-cell office:value-type="float" office:value="617638188" calcext:value-type="float">
            <text:p>617638188</text:p>
          </table:table-cell>
        </table:table-row>
        <table:table-row table:style-name="ro1">
          <table:table-cell office:value-type="string" calcext:value-type="string">
            <text:p>2021-10-23</text:p>
          </table:table-cell>
          <table:table-cell office:value-type="float" office:value="191471419" calcext:value-type="float">
            <text:p>191471419</text:p>
          </table:table-cell>
          <table:table-cell office:value-type="float" office:value="618737284" calcext:value-type="float">
            <text:p>618737284</text:p>
          </table:table-cell>
        </table:table-row>
        <table:table-row table:style-name="ro1">
          <table:table-cell office:value-type="string" calcext:value-type="string">
            <text:p>2021-10-24</text:p>
          </table:table-cell>
          <table:table-cell office:value-type="float" office:value="191549711" calcext:value-type="float">
            <text:p>191549711</text:p>
          </table:table-cell>
          <table:table-cell office:value-type="float" office:value="619366511" calcext:value-type="float">
            <text:p>619366511</text:p>
          </table:table-cell>
        </table:table-row>
        <table:table-row table:style-name="ro1">
          <table:table-cell office:value-type="string" calcext:value-type="string">
            <text:p>2021-10-25</text:p>
          </table:table-cell>
          <table:table-cell office:value-type="float" office:value="191749693" calcext:value-type="float">
            <text:p>191749693</text:p>
          </table:table-cell>
          <table:table-cell office:value-type="float" office:value="620513886" calcext:value-type="float">
            <text:p>620513886</text:p>
          </table:table-cell>
        </table:table-row>
        <table:table-row table:style-name="ro1">
          <table:table-cell office:value-type="string" calcext:value-type="string">
            <text:p>2021-10-26</text:p>
          </table:table-cell>
          <table:table-cell office:value-type="float" office:value="191947024" calcext:value-type="float">
            <text:p>191947024</text:p>
          </table:table-cell>
          <table:table-cell office:value-type="float" office:value="622184851" calcext:value-type="float">
            <text:p>622184851</text:p>
          </table:table-cell>
        </table:table-row>
        <table:table-row table:style-name="ro1">
          <table:table-cell office:value-type="string" calcext:value-type="string">
            <text:p>2021-10-27</text:p>
          </table:table-cell>
          <table:table-cell office:value-type="float" office:value="192149460" calcext:value-type="float">
            <text:p>192149460</text:p>
          </table:table-cell>
          <table:table-cell office:value-type="float" office:value="623976625" calcext:value-type="float">
            <text:p>623976625</text:p>
          </table:table-cell>
        </table:table-row>
        <table:table-row table:style-name="ro1">
          <table:table-cell office:value-type="string" calcext:value-type="string">
            <text:p>2021-10-28</text:p>
          </table:table-cell>
          <table:table-cell office:value-type="float" office:value="192352995" calcext:value-type="float">
            <text:p>192352995</text:p>
          </table:table-cell>
          <table:table-cell office:value-type="float" office:value="625660093" calcext:value-type="float">
            <text:p>625660093</text:p>
          </table:table-cell>
        </table:table-row>
        <table:table-row table:style-name="ro1">
          <table:table-cell office:value-type="string" calcext:value-type="string">
            <text:p>2021-10-29</text:p>
          </table:table-cell>
          <table:table-cell office:value-type="float" office:value="192585284" calcext:value-type="float">
            <text:p>192585284</text:p>
          </table:table-cell>
          <table:table-cell office:value-type="float" office:value="627206109" calcext:value-type="float">
            <text:p>627206109</text:p>
          </table:table-cell>
        </table:table-row>
        <table:table-row table:style-name="ro1">
          <table:table-cell office:value-type="string" calcext:value-type="string">
            <text:p>2021-10-30</text:p>
          </table:table-cell>
          <table:table-cell office:value-type="float" office:value="192701884" calcext:value-type="float">
            <text:p>192701884</text:p>
          </table:table-cell>
          <table:table-cell office:value-type="float" office:value="628254509" calcext:value-type="float">
            <text:p>628254509</text:p>
          </table:table-cell>
        </table:table-row>
        <table:table-row table:style-name="ro1">
          <table:table-cell office:value-type="string" calcext:value-type="string">
            <text:p>2021-10-31</text:p>
          </table:table-cell>
          <table:table-cell office:value-type="float" office:value="192770503" calcext:value-type="float">
            <text:p>192770503</text:p>
          </table:table-cell>
          <table:table-cell office:value-type="float" office:value="628865187" calcext:value-type="float">
            <text:p>628865187</text:p>
          </table:table-cell>
        </table:table-row>
        <table:table-row table:style-name="ro1">
          <table:table-cell office:value-type="string" calcext:value-type="string">
            <text:p>2021-11-01</text:p>
          </table:table-cell>
          <table:table-cell office:value-type="float" office:value="192960036" calcext:value-type="float">
            <text:p>192960036</text:p>
          </table:table-cell>
          <table:table-cell office:value-type="float" office:value="629913383" calcext:value-type="float">
            <text:p>629913383</text:p>
          </table:table-cell>
        </table:table-row>
        <table:table-row table:style-name="ro1">
          <table:table-cell office:value-type="string" calcext:value-type="string">
            <text:p>2021-11-02</text:p>
          </table:table-cell>
          <table:table-cell office:value-type="float" office:value="193143683" calcext:value-type="float">
            <text:p>193143683</text:p>
          </table:table-cell>
          <table:table-cell office:value-type="float" office:value="631542237" calcext:value-type="float">
            <text:p>631542237</text:p>
          </table:table-cell>
        </table:table-row>
        <table:table-row table:style-name="ro1">
          <table:table-cell office:value-type="string" calcext:value-type="string">
            <text:p>2021-11-03</text:p>
          </table:table-cell>
          <table:table-cell office:value-type="float" office:value="193330760" calcext:value-type="float">
            <text:p>193330760</text:p>
          </table:table-cell>
          <table:table-cell office:value-type="float" office:value="633426266" calcext:value-type="float">
            <text:p>633426266</text:p>
          </table:table-cell>
        </table:table-row>
        <table:table-row table:style-name="ro1">
          <table:table-cell office:value-type="string" calcext:value-type="string">
            <text:p>2021-11-04</text:p>
          </table:table-cell>
          <table:table-cell office:value-type="float" office:value="193518685" calcext:value-type="float">
            <text:p>193518685</text:p>
          </table:table-cell>
          <table:table-cell office:value-type="float" office:value="635171418" calcext:value-type="float">
            <text:p>635171418</text:p>
          </table:table-cell>
        </table:table-row>
        <table:table-row table:style-name="ro1">
          <table:table-cell office:value-type="string" calcext:value-type="string">
            <text:p>2021-11-05</text:p>
          </table:table-cell>
          <table:table-cell office:value-type="float" office:value="193741744" calcext:value-type="float">
            <text:p>193741744</text:p>
          </table:table-cell>
          <table:table-cell office:value-type="float" office:value="636754554" calcext:value-type="float">
            <text:p>636754554</text:p>
          </table:table-cell>
        </table:table-row>
        <table:table-row table:style-name="ro1">
          <table:table-cell office:value-type="string" calcext:value-type="string">
            <text:p>2021-11-06</text:p>
          </table:table-cell>
          <table:table-cell office:value-type="float" office:value="193856428" calcext:value-type="float">
            <text:p>193856428</text:p>
          </table:table-cell>
          <table:table-cell office:value-type="float" office:value="637863848" calcext:value-type="float">
            <text:p>637863848</text:p>
          </table:table-cell>
        </table:table-row>
        <table:table-row table:style-name="ro1">
          <table:table-cell office:value-type="string" calcext:value-type="string">
            <text:p>2021-11-07</text:p>
          </table:table-cell>
          <table:table-cell office:value-type="float" office:value="193924725" calcext:value-type="float">
            <text:p>193924725</text:p>
          </table:table-cell>
          <table:table-cell office:value-type="float" office:value="638691498" calcext:value-type="float">
            <text:p>638691498</text:p>
          </table:table-cell>
        </table:table-row>
        <table:table-row table:style-name="ro1">
          <table:table-cell office:value-type="string" calcext:value-type="string">
            <text:p>2021-11-08</text:p>
          </table:table-cell>
          <table:table-cell office:value-type="float" office:value="194092599" calcext:value-type="float">
            <text:p>194092599</text:p>
          </table:table-cell>
          <table:table-cell office:value-type="float" office:value="639913236" calcext:value-type="float">
            <text:p>639913236</text:p>
          </table:table-cell>
        </table:table-row>
        <table:table-row table:style-name="ro1">
          <table:table-cell office:value-type="string" calcext:value-type="string">
            <text:p>2021-11-09</text:p>
          </table:table-cell>
          <table:table-cell office:value-type="float" office:value="194254652" calcext:value-type="float">
            <text:p>194254652</text:p>
          </table:table-cell>
          <table:table-cell office:value-type="float" office:value="641755104" calcext:value-type="float">
            <text:p>641755104</text:p>
          </table:table-cell>
        </table:table-row>
        <table:table-row table:style-name="ro1">
          <table:table-cell office:value-type="string" calcext:value-type="string">
            <text:p>2021-11-10</text:p>
          </table:table-cell>
          <table:table-cell office:value-type="float" office:value="194420418" calcext:value-type="float">
            <text:p>194420418</text:p>
          </table:table-cell>
          <table:table-cell office:value-type="float" office:value="643552544" calcext:value-type="float">
            <text:p>643552544</text:p>
          </table:table-cell>
        </table:table-row>
        <table:table-row table:style-name="ro1">
          <table:table-cell office:value-type="string" calcext:value-type="string">
            <text:p>2021-11-11</text:p>
          </table:table-cell>
          <table:table-cell office:value-type="float" office:value="194569955" calcext:value-type="float">
            <text:p>194569955</text:p>
          </table:table-cell>
          <table:table-cell office:value-type="float" office:value="645262906" calcext:value-type="float">
            <text:p>645262906</text:p>
          </table:table-cell>
        </table:table-row>
        <table:table-row table:style-name="ro1">
          <table:table-cell office:value-type="string" calcext:value-type="string">
            <text:p>2021-11-12</text:p>
          </table:table-cell>
          <table:table-cell office:value-type="float" office:value="194763824" calcext:value-type="float">
            <text:p>194763824</text:p>
          </table:table-cell>
          <table:table-cell office:value-type="float" office:value="646728645" calcext:value-type="float">
            <text:p>646728645</text:p>
          </table:table-cell>
        </table:table-row>
        <table:table-row table:style-name="ro1">
          <table:table-cell office:value-type="string" calcext:value-type="string">
            <text:p>2021-11-13</text:p>
          </table:table-cell>
          <table:table-cell office:value-type="float" office:value="194863699" calcext:value-type="float">
            <text:p>194863699</text:p>
          </table:table-cell>
          <table:table-cell office:value-type="float" office:value="647832509" calcext:value-type="float">
            <text:p>647832509</text:p>
          </table:table-cell>
        </table:table-row>
        <table:table-row table:style-name="ro1">
          <table:table-cell office:value-type="string" calcext:value-type="string">
            <text:p>2021-11-14</text:p>
          </table:table-cell>
          <table:table-cell office:value-type="float" office:value="194922806" calcext:value-type="float">
            <text:p>194922806</text:p>
          </table:table-cell>
          <table:table-cell office:value-type="float" office:value="648601674" calcext:value-type="float">
            <text:p>648601674</text:p>
          </table:table-cell>
        </table:table-row>
        <table:table-row table:style-name="ro1">
          <table:table-cell office:value-type="string" calcext:value-type="string">
            <text:p>2021-11-15</text:p>
          </table:table-cell>
          <table:table-cell office:value-type="float" office:value="195085630" calcext:value-type="float">
            <text:p>195085630</text:p>
          </table:table-cell>
          <table:table-cell office:value-type="float" office:value="649837678" calcext:value-type="float">
            <text:p>649837678</text:p>
          </table:table-cell>
        </table:table-row>
        <table:table-row table:style-name="ro1">
          <table:table-cell office:value-type="string" calcext:value-type="string">
            <text:p>2021-11-16</text:p>
          </table:table-cell>
          <table:table-cell office:value-type="float" office:value="195248510" calcext:value-type="float">
            <text:p>195248510</text:p>
          </table:table-cell>
          <table:table-cell office:value-type="float" office:value="651663491" calcext:value-type="float">
            <text:p>651663491</text:p>
          </table:table-cell>
        </table:table-row>
        <table:table-row table:style-name="ro1">
          <table:table-cell office:value-type="string" calcext:value-type="string">
            <text:p>2021-11-17</text:p>
          </table:table-cell>
          <table:table-cell office:value-type="float" office:value="195415589" calcext:value-type="float">
            <text:p>195415589</text:p>
          </table:table-cell>
          <table:table-cell office:value-type="float" office:value="653597146" calcext:value-type="float">
            <text:p>653597146</text:p>
          </table:table-cell>
        </table:table-row>
        <table:table-row table:style-name="ro1">
          <table:table-cell office:value-type="string" calcext:value-type="string">
            <text:p>2021-11-18</text:p>
          </table:table-cell>
          <table:table-cell office:value-type="float" office:value="195581871" calcext:value-type="float">
            <text:p>195581871</text:p>
          </table:table-cell>
          <table:table-cell office:value-type="float" office:value="655462237" calcext:value-type="float">
            <text:p>655462237</text:p>
          </table:table-cell>
        </table:table-row>
        <table:table-row table:style-name="ro1">
          <table:table-cell office:value-type="string" calcext:value-type="string">
            <text:p>2021-11-19</text:p>
          </table:table-cell>
          <table:table-cell office:value-type="float" office:value="195771475" calcext:value-type="float">
            <text:p>195771475</text:p>
          </table:table-cell>
          <table:table-cell office:value-type="float" office:value="657104095" calcext:value-type="float">
            <text:p>657104095</text:p>
          </table:table-cell>
        </table:table-row>
        <table:table-row table:style-name="ro1">
          <table:table-cell office:value-type="string" calcext:value-type="string">
            <text:p>2021-11-20</text:p>
          </table:table-cell>
          <table:table-cell office:value-type="float" office:value="195869942" calcext:value-type="float">
            <text:p>195869942</text:p>
          </table:table-cell>
          <table:table-cell office:value-type="float" office:value="658232534" calcext:value-type="float">
            <text:p>658232534</text:p>
          </table:table-cell>
        </table:table-row>
        <table:table-row table:style-name="ro1">
          <table:table-cell office:value-type="string" calcext:value-type="string">
            <text:p>2021-11-21</text:p>
          </table:table-cell>
          <table:table-cell office:value-type="float" office:value="195928101" calcext:value-type="float">
            <text:p>195928101</text:p>
          </table:table-cell>
          <table:table-cell office:value-type="float" office:value="658986717" calcext:value-type="float">
            <text:p>658986717</text:p>
          </table:table-cell>
        </table:table-row>
        <table:table-row table:style-name="ro1">
          <table:table-cell office:value-type="string" calcext:value-type="string">
            <text:p>2021-11-22</text:p>
          </table:table-cell>
          <table:table-cell office:value-type="float" office:value="196093824" calcext:value-type="float">
            <text:p>196093824</text:p>
          </table:table-cell>
          <table:table-cell office:value-type="float" office:value="660128303" calcext:value-type="float">
            <text:p>660128303</text:p>
          </table:table-cell>
        </table:table-row>
        <table:table-row table:style-name="ro1">
          <table:table-cell office:value-type="string" calcext:value-type="string">
            <text:p>2021-11-23</text:p>
          </table:table-cell>
          <table:table-cell office:value-type="float" office:value="196253038" calcext:value-type="float">
            <text:p>196253038</text:p>
          </table:table-cell>
          <table:table-cell office:value-type="float" office:value="661738169" calcext:value-type="float">
            <text:p>661738169</text:p>
          </table:table-cell>
        </table:table-row>
        <table:table-row table:style-name="ro1">
          <table:table-cell office:value-type="string" calcext:value-type="string">
            <text:p>2021-11-24</text:p>
          </table:table-cell>
          <table:table-cell office:value-type="float" office:value="196399941" calcext:value-type="float">
            <text:p>196399941</text:p>
          </table:table-cell>
          <table:table-cell office:value-type="float" office:value="663378736" calcext:value-type="float">
            <text:p>663378736</text:p>
          </table:table-cell>
        </table:table-row>
        <table:table-row table:style-name="ro1">
          <table:table-cell office:value-type="string" calcext:value-type="string">
            <text:p>2021-11-25</text:p>
          </table:table-cell>
          <table:table-cell office:value-type="float" office:value="196404209" calcext:value-type="float">
            <text:p>196404209</text:p>
          </table:table-cell>
          <table:table-cell office:value-type="float" office:value="664129528" calcext:value-type="float">
            <text:p>664129528</text:p>
          </table:table-cell>
        </table:table-row>
        <table:table-row table:style-name="ro1">
          <table:table-cell office:value-type="string" calcext:value-type="string">
            <text:p>2021-11-26</text:p>
          </table:table-cell>
          <table:table-cell office:value-type="float" office:value="196572607" calcext:value-type="float">
            <text:p>196572607</text:p>
          </table:table-cell>
          <table:table-cell office:value-type="float" office:value="664884743" calcext:value-type="float">
            <text:p>664884743</text:p>
          </table:table-cell>
        </table:table-row>
        <table:table-row table:style-name="ro1">
          <table:table-cell office:value-type="string" calcext:value-type="string">
            <text:p>2021-11-27</text:p>
          </table:table-cell>
          <table:table-cell office:value-type="float" office:value="196763444" calcext:value-type="float">
            <text:p>196763444</text:p>
          </table:table-cell>
          <table:table-cell office:value-type="float" office:value="665781986" calcext:value-type="float">
            <text:p>665781986</text:p>
          </table:table-cell>
        </table:table-row>
        <table:table-row table:style-name="ro1">
          <table:table-cell office:value-type="string" calcext:value-type="string">
            <text:p>2021-11-28</text:p>
          </table:table-cell>
          <table:table-cell office:value-type="float" office:value="196905204" calcext:value-type="float">
            <text:p>196905204</text:p>
          </table:table-cell>
          <table:table-cell office:value-type="float" office:value="666592817" calcext:value-type="float">
            <text:p>666592817</text:p>
          </table:table-cell>
        </table:table-row>
        <table:table-row table:style-name="ro1">
          <table:table-cell office:value-type="string" calcext:value-type="string">
            <text:p>2021-11-29</text:p>
          </table:table-cell>
          <table:table-cell office:value-type="float" office:value="197250929" calcext:value-type="float">
            <text:p>197250929</text:p>
          </table:table-cell>
          <table:table-cell office:value-type="float" office:value="667926495" calcext:value-type="float">
            <text:p>667926495</text:p>
          </table:table-cell>
        </table:table-row>
        <table:table-row table:style-name="ro1">
          <table:table-cell office:value-type="string" calcext:value-type="string">
            <text:p>2021-11-30</text:p>
          </table:table-cell>
          <table:table-cell office:value-type="float" office:value="197623870" calcext:value-type="float">
            <text:p>197623870</text:p>
          </table:table-cell>
          <table:table-cell office:value-type="float" office:value="669776285" calcext:value-type="float">
            <text:p>669776285</text:p>
          </table:table-cell>
        </table:table-row>
        <table:table-row table:style-name="ro1">
          <table:table-cell office:value-type="string" calcext:value-type="string">
            <text:p>2021-12-01</text:p>
          </table:table-cell>
          <table:table-cell office:value-type="float" office:value="198012596" calcext:value-type="float">
            <text:p>198012596</text:p>
          </table:table-cell>
          <table:table-cell office:value-type="float" office:value="671702737" calcext:value-type="float">
            <text:p>671702737</text:p>
          </table:table-cell>
        </table:table-row>
        <table:table-row table:style-name="ro1">
          <table:table-cell office:value-type="string" calcext:value-type="string">
            <text:p>2021-12-02</text:p>
          </table:table-cell>
          <table:table-cell office:value-type="float" office:value="198386549" calcext:value-type="float">
            <text:p>198386549</text:p>
          </table:table-cell>
          <table:table-cell office:value-type="float" office:value="673707617" calcext:value-type="float">
            <text:p>673707617</text:p>
          </table:table-cell>
        </table:table-row>
        <table:table-row table:style-name="ro1">
          <table:table-cell office:value-type="string" calcext:value-type="string">
            <text:p>2021-12-03</text:p>
          </table:table-cell>
          <table:table-cell office:value-type="float" office:value="198847766" calcext:value-type="float">
            <text:p>198847766</text:p>
          </table:table-cell>
          <table:table-cell office:value-type="float" office:value="675603072" calcext:value-type="float">
            <text:p>675603072</text:p>
          </table:table-cell>
        </table:table-row>
        <table:table-row table:style-name="ro1">
          <table:table-cell office:value-type="string" calcext:value-type="string">
            <text:p>2021-12-04</text:p>
          </table:table-cell>
          <table:table-cell office:value-type="float" office:value="199273032" calcext:value-type="float">
            <text:p>199273032</text:p>
          </table:table-cell>
          <table:table-cell office:value-type="float" office:value="676949691" calcext:value-type="float">
            <text:p>676949691</text:p>
          </table:table-cell>
        </table:table-row>
        <table:table-row table:style-name="ro1">
          <table:table-cell office:value-type="string" calcext:value-type="string">
            <text:p>2021-12-05</text:p>
          </table:table-cell>
          <table:table-cell office:value-type="float" office:value="199451318" calcext:value-type="float">
            <text:p>199451318</text:p>
          </table:table-cell>
          <table:table-cell office:value-type="float" office:value="677752421" calcext:value-type="float">
            <text:p>677752421</text:p>
          </table:table-cell>
        </table:table-row>
        <table:table-row table:style-name="ro1">
          <table:table-cell office:value-type="string" calcext:value-type="string">
            <text:p>2021-12-06</text:p>
          </table:table-cell>
          <table:table-cell office:value-type="float" office:value="199758521" calcext:value-type="float">
            <text:p>199758521</text:p>
          </table:table-cell>
          <table:table-cell office:value-type="float" office:value="678999435" calcext:value-type="float">
            <text:p>678999435</text:p>
          </table:table-cell>
        </table:table-row>
        <table:table-row table:style-name="ro1">
          <table:table-cell office:value-type="string" calcext:value-type="string">
            <text:p>2021-12-07</text:p>
          </table:table-cell>
          <table:table-cell office:value-type="float" office:value="200080440" calcext:value-type="float">
            <text:p>200080440</text:p>
          </table:table-cell>
          <table:table-cell office:value-type="float" office:value="680895951" calcext:value-type="float">
            <text:p>680895951</text:p>
          </table:table-cell>
        </table:table-row>
        <table:table-row table:style-name="ro1">
          <table:table-cell office:value-type="string" calcext:value-type="string">
            <text:p>2021-12-08</text:p>
          </table:table-cell>
          <table:table-cell office:value-type="float" office:value="200412206" calcext:value-type="float">
            <text:p>200412206</text:p>
          </table:table-cell>
          <table:table-cell office:value-type="float" office:value="682896561" calcext:value-type="float">
            <text:p>682896561</text:p>
          </table:table-cell>
        </table:table-row>
        <table:table-row table:style-name="ro1">
          <table:table-cell office:value-type="string" calcext:value-type="string">
            <text:p>2021-12-09</text:p>
          </table:table-cell>
          <table:table-cell office:value-type="float" office:value="200729204" calcext:value-type="float">
            <text:p>200729204</text:p>
          </table:table-cell>
          <table:table-cell office:value-type="float" office:value="684764807" calcext:value-type="float">
            <text:p>684764807</text:p>
          </table:table-cell>
        </table:table-row>
        <table:table-row table:style-name="ro1">
          <table:table-cell office:value-type="string" calcext:value-type="string">
            <text:p>2021-12-10</text:p>
          </table:table-cell>
          <table:table-cell office:value-type="float" office:value="201099226" calcext:value-type="float">
            <text:p>201099226</text:p>
          </table:table-cell>
          <table:table-cell office:value-type="float" office:value="686577155" calcext:value-type="float">
            <text:p>686577155</text:p>
          </table:table-cell>
        </table:table-row>
        <table:table-row table:style-name="ro1">
          <table:table-cell office:value-type="string" calcext:value-type="string">
            <text:p>2021-12-11</text:p>
          </table:table-cell>
          <table:table-cell office:value-type="float" office:value="201410214" calcext:value-type="float">
            <text:p>201410214</text:p>
          </table:table-cell>
          <table:table-cell office:value-type="float" office:value="687858396" calcext:value-type="float">
            <text:p>687858396</text:p>
          </table:table-cell>
        </table:table-row>
        <table:table-row table:style-name="ro1">
          <table:table-cell office:value-type="string" calcext:value-type="string">
            <text:p>2021-12-12</text:p>
          </table:table-cell>
          <table:table-cell office:value-type="float" office:value="201530769" calcext:value-type="float">
            <text:p>201530769</text:p>
          </table:table-cell>
          <table:table-cell office:value-type="float" office:value="688648316" calcext:value-type="float">
            <text:p>688648316</text:p>
          </table:table-cell>
        </table:table-row>
        <table:table-row table:style-name="ro1">
          <table:table-cell office:value-type="string" calcext:value-type="string">
            <text:p>2021-12-13</text:p>
          </table:table-cell>
          <table:table-cell office:value-type="float" office:value="201790488" calcext:value-type="float">
            <text:p>201790488</text:p>
          </table:table-cell>
          <table:table-cell office:value-type="float" office:value="689959451" calcext:value-type="float">
            <text:p>689959451</text:p>
          </table:table-cell>
        </table:table-row>
        <table:table-row table:style-name="ro1">
          <table:table-cell office:value-type="string" calcext:value-type="string">
            <text:p>2021-12-14</text:p>
          </table:table-cell>
          <table:table-cell office:value-type="float" office:value="202055292" calcext:value-type="float">
            <text:p>202055292</text:p>
          </table:table-cell>
          <table:table-cell office:value-type="float" office:value="691872097" calcext:value-type="float">
            <text:p>691872097</text:p>
          </table:table-cell>
        </table:table-row>
        <table:table-row table:style-name="ro1">
          <table:table-cell office:value-type="string" calcext:value-type="string">
            <text:p>2021-12-15</text:p>
          </table:table-cell>
          <table:table-cell office:value-type="float" office:value="202296463" calcext:value-type="float">
            <text:p>202296463</text:p>
          </table:table-cell>
          <table:table-cell office:value-type="float" office:value="693931584" calcext:value-type="float">
            <text:p>693931584</text:p>
          </table:table-cell>
        </table:table-row>
        <table:table-row table:style-name="ro1">
          <table:table-cell office:value-type="string" calcext:value-type="string">
            <text:p>2021-12-16</text:p>
          </table:table-cell>
          <table:table-cell office:value-type="float" office:value="202450958" calcext:value-type="float">
            <text:p>202450958</text:p>
          </table:table-cell>
          <table:table-cell office:value-type="float" office:value="695949408" calcext:value-type="float">
            <text:p>695949408</text:p>
          </table:table-cell>
        </table:table-row>
        <table:table-row table:style-name="ro1">
          <table:table-cell office:value-type="string" calcext:value-type="string">
            <text:p>2021-12-17</text:p>
          </table:table-cell>
          <table:table-cell office:value-type="float" office:value="202679138" calcext:value-type="float">
            <text:p>202679138</text:p>
          </table:table-cell>
          <table:table-cell office:value-type="float" office:value="697867868" calcext:value-type="float">
            <text:p>697867868</text:p>
          </table:table-cell>
        </table:table-row>
        <table:table-row table:style-name="ro1">
          <table:table-cell office:value-type="string" calcext:value-type="string">
            <text:p>2021-12-18</text:p>
          </table:table-cell>
          <table:table-cell office:value-type="float" office:value="202827356" calcext:value-type="float">
            <text:p>202827356</text:p>
          </table:table-cell>
          <table:table-cell office:value-type="float" office:value="699264909" calcext:value-type="float">
            <text:p>699264909</text:p>
          </table:table-cell>
        </table:table-row>
        <table:table-row table:style-name="ro1">
          <table:table-cell office:value-type="string" calcext:value-type="string">
            <text:p>2021-12-19</text:p>
          </table:table-cell>
          <table:table-cell office:value-type="float" office:value="202902602" calcext:value-type="float">
            <text:p>202902602</text:p>
          </table:table-cell>
          <table:table-cell office:value-type="float" office:value="700198559" calcext:value-type="float">
            <text:p>700198559</text:p>
          </table:table-cell>
        </table:table-row>
        <table:table-row table:style-name="ro1">
          <table:table-cell office:value-type="string" calcext:value-type="string">
            <text:p>2021-12-20</text:p>
          </table:table-cell>
          <table:table-cell office:value-type="float" office:value="203099681" calcext:value-type="float">
            <text:p>203099681</text:p>
          </table:table-cell>
          <table:table-cell office:value-type="float" office:value="701467250" calcext:value-type="float">
            <text:p>701467250</text:p>
          </table:table-cell>
        </table:table-row>
        <table:table-row table:style-name="ro1">
          <table:table-cell office:value-type="string" calcext:value-type="string">
            <text:p>2021-12-21</text:p>
          </table:table-cell>
          <table:table-cell office:value-type="float" office:value="203299621" calcext:value-type="float">
            <text:p>203299621</text:p>
          </table:table-cell>
          <table:table-cell office:value-type="float" office:value="702995691" calcext:value-type="float">
            <text:p>702995691</text:p>
          </table:table-cell>
        </table:table-row>
        <table:table-row table:style-name="ro1">
          <table:table-cell office:value-type="string" calcext:value-type="string">
            <text:p>2021-12-22</text:p>
          </table:table-cell>
          <table:table-cell office:value-type="float" office:value="203466571" calcext:value-type="float">
            <text:p>203466571</text:p>
          </table:table-cell>
          <table:table-cell office:value-type="float" office:value="704335292" calcext:value-type="float">
            <text:p>704335292</text:p>
          </table:table-cell>
        </table:table-row>
        <table:table-row table:style-name="ro1">
          <table:table-cell office:value-type="string" calcext:value-type="string">
            <text:p>2021-12-23</text:p>
          </table:table-cell>
          <table:table-cell office:value-type="float" office:value="203568419" calcext:value-type="float">
            <text:p>203568419</text:p>
          </table:table-cell>
          <table:table-cell/>
        </table:table-row>
        <table:table-row table:style-name="ro1">
          <table:table-cell office:value-type="string" calcext:value-type="string">
            <text:p>2021-12-24</text:p>
          </table:table-cell>
          <table:table-cell office:value-type="float" office:value="203599986" calcext:value-type="float">
            <text:p>203599986</text:p>
          </table:table-cell>
          <table:table-cell/>
        </table:table-row>
        <table:table-row table:style-name="ro1">
          <table:table-cell office:value-type="string" calcext:value-type="string">
            <text:p>2021-12-25</text:p>
          </table:table-cell>
          <table:table-cell office:value-type="float" office:value="203600360" calcext:value-type="float">
            <text:p>203600360</text:p>
          </table:table-cell>
          <table:table-cell/>
        </table:table-row>
        <table:table-row table:style-name="ro1">
          <table:table-cell office:value-type="string" calcext:value-type="string">
            <text:p>2021-12-26</text:p>
          </table:table-cell>
          <table:table-cell office:value-type="float" office:value="203609958" calcext:value-type="float">
            <text:p>203609958</text:p>
          </table:table-cell>
          <table:table-cell/>
        </table:table-row>
        <table:table-row table:style-name="ro1">
          <table:table-cell office:value-type="string" calcext:value-type="string">
            <text:p>2021-12-27</text:p>
          </table:table-cell>
          <table:table-cell office:value-type="float" office:value="203609959" calcext:value-type="float">
            <text:p>20360995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11:47:23.6534831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5T22:01:13.334694570</meta:creation-date>
    <dc:date>2021-12-28T11:56:44.619565581</dc:date>
    <meta:editing-duration>PT35M43S</meta:editing-duration>
    <meta:editing-cycles>8</meta:editing-cycles>
    <meta:generator>LibreOffice/6.4.7.2$Linux_X86_64 LibreOffice_project/40$Build-2</meta:generator>
    <meta:document-statistic meta:table-count="1" meta:cell-count="2113" meta:object-count="0"/>
  </office:meta>
</office:document-meta>
</file>